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3A400003723000011780B993CE4430AFB4C.emf" manifest:media-type="image/x-emf"/>
  <manifest:file-entry manifest:full-path="Pictures/1000000100000320000000FE4599E64C74213C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66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18cm" svg:stroke-color="#404040" draw:marker-end="Marker_5f_0" draw:marker-end-width="0.299cm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7" style:family="graphic" style:parent-style-name="standard">
      <style:graphic-properties draw:stroke="none" draw:fill="none" draw:textarea-vertical-align="middle" fo:min-height="4.1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6.441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solid" svg:stroke-width="0.08cm" svg:stroke-color="#404040" svg:stroke-opacity="100%" draw:stroke-linejoin="round" svg:stroke-linecap="round" draw:fill="none" fo:padding-top="0.165cm" fo:padding-bottom="0.165cm" fo:padding-left="0.29cm" fo:padding-right="0.29cm" draw:shadow="hidden"/>
    </style:style>
    <style:style style:name="gr11" style:family="graphic" style:parent-style-name="standard">
      <style:graphic-properties draw:stroke="solid" svg:stroke-width="0.018cm" svg:stroke-color="#40404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12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solid" draw:fill-color="#a5a5a5" draw:shadow="hidden"/>
    </style:style>
    <style:style style:name="gr14" style:family="graphic" style:parent-style-name="standard">
      <style:graphic-properties draw:stroke="none" draw:fill="solid" draw:fill-color="#0070c0" draw:shadow="hidden"/>
    </style:style>
    <style:style style:name="gr15" style:family="graphic" style:parent-style-name="standard">
      <style:graphic-properties draw:stroke="solid" svg:stroke-width="0.009cm" svg:stroke-color="#0070c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solid" draw:fill-color="#a5c06b" draw:shadow="hidden"/>
    </style:style>
    <style:style style:name="gr17" style:family="graphic" style:parent-style-name="standard">
      <style:graphic-properties draw:stroke="solid" svg:stroke-width="0.009cm" svg:stroke-color="#a5c06b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0" style:family="graphic" style:parent-style-name="standard">
      <style:graphic-properties draw:stroke="none" draw:fill="solid" draw:fill-color="#5b84b4" draw:shadow="hidden"/>
    </style:style>
    <style:style style:name="gr21" style:family="graphic" style:parent-style-name="standard">
      <style:graphic-properties draw:stroke="solid" svg:stroke-width="0.009cm" svg:stroke-color="#5b84b4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none" draw:fill="solid" draw:fill-color="#ce7977" draw:shadow="hidden"/>
    </style:style>
    <style:style style:name="gr23" style:family="graphic" style:parent-style-name="standard">
      <style:graphic-properties draw:stroke="solid" svg:stroke-width="0.009cm" svg:stroke-color="#ce7977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8cm" svg:stroke-color="#00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25" style:family="graphic" style:parent-style-name="standard">
      <style:graphic-properties draw:stroke="none" draw:fill="none" draw:textarea-vertical-align="middle" fo:min-height="2.878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28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9" style:family="graphic" style:parent-style-name="standard">
      <style:graphic-properties draw:stroke="none" draw:fill="none" draw:textarea-vertical-align="middle" fo:min-height="0.89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solid" draw:fill-color="#bfbfbf" draw:shadow="hidden"/>
    </style:style>
    <style:style style:name="gr31" style:family="graphic" style:parent-style-name="standard">
      <style:graphic-properties draw:stroke="solid" svg:stroke-width="0.009cm" svg:stroke-color="#1f497d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2" style:family="graphic" style:parent-style-name="standard">
      <style:graphic-properties draw:stroke="dash" draw:stroke-dash="Dash_5f_0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834cm" fo:min-width="0.34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969cm" fo:min-width="0.95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919cm" fo:min-width="1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885cm" fo:min-width="1.79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828cm" fo:min-width="2.37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969cm" fo:min-width="3.769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969cm" fo:min-width="3.50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c00000" draw:marker-end="msArrowOpenEnd_20_5_20_18" draw:marker-end-width="0.245cm" draw:marker-end-center="false" draw:stroke-linejoin="miter" svg:stroke-linecap="butt" draw:fill="none" draw:textarea-vertical-align="top" draw:auto-grow-height="false" fo:min-height="1.91cm" fo:min-width="2.81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986cm" fo:min-width="0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2.011cm" fo:min-width="0.95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986cm" fo:min-width="1.423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885cm" fo:min-width="1.7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828cm" fo:min-width="2.378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969cm" fo:min-width="3.76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91cm" fo:min-width="3.318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18cm" svg:stroke-color="#a79c65" draw:marker-end="msArrowOpenEnd_20_5_20_18" draw:marker-end-width="0.245cm" draw:marker-end-center="false" draw:stroke-linejoin="miter" svg:stroke-linecap="butt" draw:fill="none" draw:textarea-vertical-align="top" draw:auto-grow-height="false" fo:min-height="1.91cm" fo:min-width="2.81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09cm" svg:stroke-color="#595959" draw:stroke-linejoin="miter" svg:stroke-linecap="butt" draw:fill="solid" draw:fill-color="#808080" draw:textarea-vertical-align="middle" draw:auto-grow-height="false" draw:fit-to-size="false" style:shrink-to-fit="false" fo:min-height="0.115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09cm" svg:stroke-color="#595959" draw:stroke-linejoin="miter" svg:stroke-linecap="butt" draw:fill="none" draw:textarea-vertical-align="middle" draw:auto-grow-height="false" draw:fit-to-size="false" style:shrink-to-fit="false" fo:min-height="0.115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09cm" svg:stroke-color="#808080" draw:marker-end="msArrowEnd_20_5" draw:marker-end-width="0.21cm" draw:marker-end-center="false" draw:stroke-linejoin="miter" svg:stroke-linecap="butt" draw:fill="none" draw:textarea-vertical-align="top" draw:auto-grow-height="false" fo:min-height="0cm" fo:min-width="5.44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09cm" svg:stroke-color="#808080" draw:marker-end="msArrowEnd_20_5" draw:marker-end-width="0.21cm" draw:marker-end-center="false" draw:stroke-linejoin="miter" svg:stroke-linecap="butt" draw:fill="none" draw:textarea-vertical-align="top" draw:auto-grow-height="false" fo:min-height="4.928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cm" svg:stroke-color="#808080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solid" svg:stroke-width="0.035cm" svg:stroke-color="#595959" draw:marker-start-width="0.239cm" draw:marker-end-width="0.239cm" draw:stroke-linejoin="miter" svg:stroke-linecap="butt" draw:fill="none" draw:fill-color="#808080" draw:textarea-vertical-align="middle" draw:auto-grow-height="false" draw:fit-to-size="false" style:shrink-to-fit="false" fo:min-height="0.089cm" fo:min-width="0cm" fo:padding-top="0.138cm" fo:padding-bottom="0.138cm" fo:padding-left="0.263cm" fo:padding-right="0.263cm" fo:wrap-option="wrap"/>
    </style:style>
    <style:style style:name="gr88" style:family="graphic" style:parent-style-name="standard">
      <style:graphic-properties draw:stroke="solid" svg:stroke-width="0.035cm" svg:stroke-color="#595959" draw:marker-start-width="0.239cm" draw:marker-end-width="0.239cm" draw:stroke-linejoin="miter" svg:stroke-linecap="butt" draw:fill="none" draw:textarea-vertical-align="middle" draw:auto-grow-height="false" draw:fit-to-size="false" style:shrink-to-fit="false" fo:min-height="0.089cm" fo:min-width="0cm" fo:padding-top="0.138cm" fo:padding-bottom="0.138cm" fo:padding-left="0.263cm" fo:padding-right="0.263cm" fo:wrap-option="wrap"/>
    </style:style>
    <style:style style:name="gr89" style:family="graphic" style:parent-style-name="standard">
      <style:graphic-properties draw:stroke="solid" svg:stroke-width="0.009cm" svg:stroke-color="#808080" draw:marker-end="msArrowEnd_20_5" draw:marker-end-width="0.21cm" draw:marker-end-center="false" draw:stroke-linejoin="miter" svg:stroke-linecap="butt" draw:fill="none" draw:textarea-vertical-align="top" draw:auto-grow-height="false" fo:min-height="0cm" fo:min-width="4.948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09cm" svg:stroke-color="#808080" draw:marker-end="msArrowEnd_20_5" draw:marker-end-width="0.21cm" draw:marker-end-center="false" draw:stroke-linejoin="miter" svg:stroke-linecap="butt" draw:fill="none" draw:textarea-vertical-align="top" draw:auto-grow-height="false" fo:min-height="4.755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90%" fo:text-align="center" fo:text-indent="0cm"/>
    </style:style>
    <style:style style:name="P6" style:family="paragraph">
      <loext:graphic-properties draw:fill="solid" draw:fill-color="#a5a5a5"/>
    </style:style>
    <style:style style:name="P7" style:family="paragraph">
      <loext:graphic-properties draw:fill="solid" draw:fill-color="#0070c0"/>
    </style:style>
    <style:style style:name="P8" style:family="paragraph">
      <loext:graphic-properties draw:fill="solid" draw:fill-color="#a5c06b"/>
    </style:style>
    <style:style style:name="P9" style:family="paragraph">
      <loext:graphic-properties draw:fill="solid" draw:fill-color="#5b84b4"/>
    </style:style>
    <style:style style:name="P10" style:family="paragraph">
      <loext:graphic-properties draw:fill="solid" draw:fill-color="#ce7977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loext:graphic-properties draw:fill="solid" draw:fill-color="#bfbfb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80808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 draw:fill-color="#808080"/>
      <style:paragraph-properties fo:text-align="center" style:font-independent-line-spacing="true"/>
      <style:text-properties fo:font-size="18pt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text-position="sub 58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style:style style:name="T4" style:family="text">
      <style:text-properties fo:color="#000000" loext:opacity="100%" style:font-name="Calibri1" fo:font-size="9pt" style:font-name-asian="Calibri1" style:font-size-asian="9pt" style:font-name-complex="Calibri1" style:font-size-complex="9pt"/>
    </style:style>
    <style:style style:name="T5" style:family="text">
      <style:text-properties fo:color="#000000" loext:opacity="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6" style:family="text">
      <style:text-properties fo:color="#ce7977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70c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8" style:family="text">
      <style:text-properties fo:color="#000000" loext:opacity="100%" style:text-position="sub 58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9" style:family="text">
      <style:text-properties fo:font-variant="normal" fo:text-transform="none" fo:color="#767171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767171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67171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cm" svg:height="0.5cm" svg:x="4.9cm" svg:y="1.7cm" svg:viewBox="0 0 2001 501" draw:points="0,501 2001,501 2001,0 0,0">
              <text:p/>
            </draw:polygon>
            <draw:polygon draw:style-name="gr2" draw:text-style-name="P2" draw:layer="layout" svg:width="2cm" svg:height="0.5cm" svg:x="4.9cm" svg:y="1.7cm" svg:viewBox="0 0 2001 501" draw:points="0,501 2001,501 2001,0 0,0">
              <text:p/>
            </draw:polygon>
          </draw:g>
          <draw:frame draw:style-name="gr3" draw:text-style-name="P4" draw:layer="layout" svg:width="2cm" svg:height="1.299cm" svg:x="4.9cm" svg:y="1.301cm">
            <draw:text-box>
              <text:p text:style-name="P3"><text:span text:style-name="T1">00110011</text:span></text:p>
            </draw:text-box>
          </draw:frame>
        </draw:g>
        <draw:g>
          <draw:g>
            <draw:polygon draw:style-name="gr1" draw:text-style-name="P1" draw:layer="layout" svg:width="2cm" svg:height="0.5cm" svg:x="4.9cm" svg:y="3.7cm" svg:viewBox="0 0 2001 501" draw:points="0,501 2001,501 2001,0 0,0">
              <text:p/>
            </draw:polygon>
            <draw:polygon draw:style-name="gr2" draw:text-style-name="P2" draw:layer="layout" svg:width="2cm" svg:height="0.5cm" svg:x="4.9cm" svg:y="3.7cm" svg:viewBox="0 0 2001 501" draw:points="0,501 2001,501 2001,0 0,0">
              <text:p/>
            </draw:polygon>
          </draw:g>
          <draw:frame draw:style-name="gr3" draw:text-style-name="P4" draw:layer="layout" svg:width="2cm" svg:height="1.299cm" svg:x="4.9cm" svg:y="3.301cm">
            <draw:text-box>
              <text:p text:style-name="P3"><text:span text:style-name="T1">00011010</text:span></text:p>
            </draw:text-box>
          </draw:frame>
        </draw:g>
        <draw:g>
          <draw:g>
            <draw:polygon draw:style-name="gr1" draw:text-style-name="P1" draw:layer="layout" svg:width="0.75cm" svg:height="0.5cm" svg:x="2.9cm" svg:y="2.7cm" svg:viewBox="0 0 751 501" draw:points="0,501 751,501 751,0 0,0">
              <text:p/>
            </draw:polygon>
            <draw:polygon draw:style-name="gr2" draw:text-style-name="P2" draw:layer="layout" svg:width="0.75cm" svg:height="0.5cm" svg:x="2.9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2.9cm" svg:y="2.5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3.65cm" svg:y="2.7cm" svg:viewBox="0 0 751 501" draw:points="0,501 751,501 751,0 0,0">
              <text:p/>
            </draw:polygon>
            <draw:polygon draw:style-name="gr2" draw:text-style-name="P2" draw:layer="layout" svg:width="0.75cm" svg:height="0.5cm" svg:x="3.65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3.65cm" svg:y="2.5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4.4cm" svg:y="2.7cm" svg:viewBox="0 0 751 501" draw:points="0,501 751,501 751,0 0,0">
              <text:p/>
            </draw:polygon>
            <draw:polygon draw:style-name="gr2" draw:text-style-name="P2" draw:layer="layout" svg:width="0.75cm" svg:height="0.5cm" svg:x="4.4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4.4cm" svg:y="2.555cm">
            <draw:text-box>
              <text:p text:style-name="P3"><text:span text:style-name="T1">10</text:span></text:p>
            </draw:text-box>
          </draw:frame>
        </draw:g>
        <draw:g>
          <draw:g>
            <draw:polygon draw:style-name="gr1" draw:text-style-name="P1" draw:layer="layout" svg:width="0.75cm" svg:height="0.5cm" svg:x="5.15cm" svg:y="2.7cm" svg:viewBox="0 0 751 501" draw:points="0,501 751,501 751,0 0,0">
              <text:p/>
            </draw:polygon>
            <draw:polygon draw:style-name="gr2" draw:text-style-name="P2" draw:layer="layout" svg:width="0.75cm" svg:height="0.5cm" svg:x="5.15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5.15cm" svg:y="2.555cm">
            <draw:text-box>
              <text:p text:style-name="P3"><text:span text:style-name="T1">11</text:span></text:p>
            </draw:text-box>
          </draw:frame>
        </draw:g>
        <draw:g>
          <draw:g>
            <draw:polygon draw:style-name="gr1" draw:text-style-name="P1" draw:layer="layout" svg:width="0.75cm" svg:height="0.5cm" svg:x="5.9cm" svg:y="2.7cm" svg:viewBox="0 0 751 501" draw:points="0,501 751,501 751,0 0,0">
              <text:p/>
            </draw:polygon>
            <draw:polygon draw:style-name="gr2" draw:text-style-name="P2" draw:layer="layout" svg:width="0.75cm" svg:height="0.5cm" svg:x="5.9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5.9cm" svg:y="2.555cm">
            <draw:text-box>
              <text:p text:style-name="P3"><text:span text:style-name="T1">01</text:span></text:p>
            </draw:text-box>
          </draw:frame>
        </draw:g>
        <draw:g>
          <draw:g>
            <draw:polygon draw:style-name="gr1" draw:text-style-name="P1" draw:layer="layout" svg:width="0.75cm" svg:height="0.5cm" svg:x="6.65cm" svg:y="2.7cm" svg:viewBox="0 0 751 501" draw:points="0,501 751,501 751,0 0,0">
              <text:p/>
            </draw:polygon>
            <draw:polygon draw:style-name="gr2" draw:text-style-name="P2" draw:layer="layout" svg:width="0.75cm" svg:height="0.5cm" svg:x="6.65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6.65cm" svg:y="2.5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7.4cm" svg:y="2.7cm" svg:viewBox="0 0 751 501" draw:points="0,501 751,501 751,0 0,0">
              <text:p/>
            </draw:polygon>
            <draw:polygon draw:style-name="gr2" draw:text-style-name="P2" draw:layer="layout" svg:width="0.75cm" svg:height="0.5cm" svg:x="7.4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7.4cm" svg:y="2.555cm">
            <draw:text-box>
              <text:p text:style-name="P3"><text:span text:style-name="T1">11</text:span></text:p>
            </draw:text-box>
          </draw:frame>
        </draw:g>
        <draw:g>
          <draw:g>
            <draw:polygon draw:style-name="gr1" draw:text-style-name="P1" draw:layer="layout" svg:width="0.75cm" svg:height="0.5cm" svg:x="8.15cm" svg:y="2.7cm" svg:viewBox="0 0 751 501" draw:points="0,501 751,501 751,0 0,0">
              <text:p/>
            </draw:polygon>
            <draw:polygon draw:style-name="gr2" draw:text-style-name="P2" draw:layer="layout" svg:width="0.75cm" svg:height="0.5cm" svg:x="8.15cm" svg:y="2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8.15cm" svg:y="2.555cm">
            <draw:text-box>
              <text:p text:style-name="P3"><text:span text:style-name="T1">10</text:span></text:p>
            </draw:text-box>
          </draw:frame>
        </draw:g>
        <draw:frame draw:style-name="gr4" draw:text-style-name="P4" draw:layer="layout" svg:width="2.4cm" svg:height="0.791cm" svg:x="8.9cm" svg:y="2.555cm">
          <draw:text-box>
            <text:p text:style-name="P3"><text:span text:style-name="T1">Z-address</text:span></text:p>
          </draw:text-box>
        </draw:frame>
        <draw:frame draw:style-name="gr5" draw:text-style-name="P4" draw:layer="layout" svg:width="1cm" svg:height="0.95cm" svg:x="3.9cm" svg:y="3.475cm">
          <draw:text-box>
            <text:p text:style-name="P3"><text:span text:style-name="T1">x</text:span><text:span text:style-name="T2">1</text:span><text:span text:style-name="T1"> =</text:span></text:p>
          </draw:text-box>
        </draw:frame>
        <draw:frame draw:style-name="gr5" draw:text-style-name="P4" draw:layer="layout" svg:width="0.75cm" svg:height="0.95cm" svg:x="2.9cm" svg:y="2.975cm">
          <draw:text-box>
            <text:p text:style-name="P3"><text:span text:style-name="T1">h</text:span><text:span text:style-name="T2">0</text:span></text:p>
          </draw:text-box>
        </draw:frame>
        <draw:frame draw:style-name="gr5" draw:text-style-name="P4" draw:layer="layout" svg:width="1cm" svg:height="0.95cm" svg:x="3.9cm" svg:y="1.475cm">
          <draw:text-box>
            <text:p text:style-name="P3"><text:span text:style-name="T1">x</text:span><text:span text:style-name="T2">0</text:span><text:span text:style-name="T1"> =</text:span></text:p>
          </draw:text-box>
        </draw:frame>
        <draw:frame draw:style-name="gr5" draw:text-style-name="P4" draw:layer="layout" svg:width="0.75cm" svg:height="0.95cm" svg:x="3.65cm" svg:y="2.975cm">
          <draw:text-box>
            <text:p text:style-name="P3"><text:span text:style-name="T1">h</text:span><text:span text:style-name="T2">1</text:span></text:p>
          </draw:text-box>
        </draw:frame>
        <draw:frame draw:style-name="gr4" draw:text-style-name="P4" draw:layer="layout" svg:width="0.75cm" svg:height="0.791cm" svg:x="4.4cm" svg:y="3.055cm">
          <draw:text-box>
            <text:p text:style-name="P3"><text:span text:style-name="T1">...</text:span></text:p>
          </draw:text-box>
        </draw:frame>
        <draw:frame draw:style-name="gr5" draw:text-style-name="P4" draw:layer="layout" svg:width="1cm" svg:height="0.95cm" svg:x="8cm" svg:y="2.975cm">
          <draw:text-box>
            <text:p text:style-name="P3"><text:span text:style-name="T1">h</text:span><text:span text:style-name="T2">w-1</text:span></text:p>
          </draw:text-box>
        </draw:frame>
        <draw:frame draw:style-name="gr4" draw:text-style-name="P4" draw:layer="layout" svg:width="0.75cm" svg:height="0.791cm" svg:x="7.4cm" svg:y="3.055cm">
          <draw:text-box>
            <text:p text:style-name="P3"><text:span text:style-name="T1">...</text:span></text:p>
          </draw:text-box>
        </draw:frame>
        <draw:line draw:style-name="gr6" draw:text-style-name="P2" draw:layer="layout" svg:x1="5.051cm" svg:y1="2.2cm" svg:x2="3.275cm" svg:y2="2.701cm">
          <text:p/>
        </draw:line>
        <draw:g>
          <draw:g>
            <draw:polygon draw:style-name="gr1" draw:text-style-name="P1" draw:layer="layout" svg:width="0.5cm" svg:height="0.5cm" svg:x="2.9cm" svg:y="4.7cm" svg:viewBox="0 0 501 501" draw:points="0,501 501,501 501,0 0,0">
              <text:p/>
            </draw:polygon>
            <draw:polygon draw:style-name="gr2" draw:text-style-name="P2" draw:layer="layout" svg:width="0.5cm" svg:height="0.5cm" svg:x="2.9cm" svg:y="4.7cm" svg:viewBox="0 0 501 501" draw:points="0,501 501,501 501,0 0,0">
              <text:p/>
            </draw:polygon>
          </draw:g>
          <draw:frame draw:style-name="gr4" draw:text-style-name="P4" draw:layer="layout" svg:width="0.5cm" svg:height="0.791cm" svg:x="2.9cm" svg:y="4.55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4.4cm" svg:y="4.7cm" svg:viewBox="0 0 501 501" draw:points="0,501 501,501 501,0 0,0">
              <text:p/>
            </draw:polygon>
            <draw:polygon draw:style-name="gr2" draw:text-style-name="P2" draw:layer="layout" svg:width="0.5cm" svg:height="0.5cm" svg:x="4.4cm" svg:y="4.7cm" svg:viewBox="0 0 501 501" draw:points="0,501 501,501 501,0 0,0">
              <text:p/>
            </draw:polygon>
          </draw:g>
          <draw:frame draw:style-name="gr4" draw:text-style-name="P4" draw:layer="layout" svg:width="0.5cm" svg:height="0.791cm" svg:x="4.4cm" svg:y="4.55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3.9cm" svg:y="4.7cm" svg:viewBox="0 0 501 501" draw:points="0,501 501,501 501,0 0,0">
              <text:p/>
            </draw:polygon>
            <draw:polygon draw:style-name="gr2" draw:text-style-name="P2" draw:layer="layout" svg:width="0.5cm" svg:height="0.5cm" svg:x="3.9cm" svg:y="4.7cm" svg:viewBox="0 0 501 501" draw:points="0,501 501,501 501,0 0,0">
              <text:p/>
            </draw:polygon>
          </draw:g>
          <draw:frame draw:style-name="gr4" draw:text-style-name="P4" draw:layer="layout" svg:width="0.5cm" svg:height="0.791cm" svg:x="3.9cm" svg:y="4.55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3.4cm" svg:y="6.2cm" svg:viewBox="0 0 501 501" draw:points="0,501 501,501 501,0 0,0">
              <text:p/>
            </draw:polygon>
            <draw:polygon draw:style-name="gr2" draw:text-style-name="P2" draw:layer="layout" svg:width="0.5cm" svg:height="0.5cm" svg:x="3.4cm" svg:y="6.2cm" svg:viewBox="0 0 501 501" draw:points="0,501 501,501 501,0 0,0">
              <text:p/>
            </draw:polygon>
          </draw:g>
          <draw:frame draw:style-name="gr4" draw:text-style-name="P4" draw:layer="layout" svg:width="0.5cm" svg:height="0.791cm" svg:x="3.4cm" svg:y="6.05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6.859cm" svg:y="10.668cm" svg:viewBox="0 0 501 501" draw:points="0,501 501,501 501,0 0,0">
              <text:p/>
            </draw:polygon>
            <draw:polygon draw:style-name="gr2" draw:text-style-name="P2" draw:layer="layout" svg:width="0.5cm" svg:height="0.5cm" svg:x="6.859cm" svg:y="10.668cm" svg:viewBox="0 0 501 501" draw:points="0,501 501,501 501,0 0,0">
              <text:p/>
            </draw:polygon>
          </draw:g>
          <draw:frame draw:style-name="gr4" draw:text-style-name="P4" draw:layer="layout" svg:width="0.5cm" svg:height="0.791cm" svg:x="6.859cm" svg:y="10.523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4.4cm" svg:y="6.2cm" svg:viewBox="0 0 501 501" draw:points="0,501 501,501 501,0 0,0">
              <text:p/>
            </draw:polygon>
            <draw:polygon draw:style-name="gr2" draw:text-style-name="P2" draw:layer="layout" svg:width="0.5cm" svg:height="0.5cm" svg:x="4.4cm" svg:y="6.2cm" svg:viewBox="0 0 501 501" draw:points="0,501 501,501 501,0 0,0">
              <text:p/>
            </draw:polygon>
          </draw:g>
          <draw:frame draw:style-name="gr4" draw:text-style-name="P4" draw:layer="layout" svg:width="0.5cm" svg:height="0.791cm" svg:x="4.4cm" svg:y="6.05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3.4cm" svg:y="4.7cm" svg:viewBox="0 0 501 501" draw:points="0,501 501,501 501,0 0,0">
              <text:p/>
            </draw:polygon>
            <draw:polygon draw:style-name="gr2" draw:text-style-name="P2" draw:layer="layout" svg:width="0.5cm" svg:height="0.5cm" svg:x="3.4cm" svg:y="4.7cm" svg:viewBox="0 0 501 501" draw:points="0,501 501,501 501,0 0,0">
              <text:p/>
            </draw:polygon>
          </draw:g>
          <draw:frame draw:style-name="gr4" draw:text-style-name="P4" draw:layer="layout" svg:width="0.5cm" svg:height="0.791cm" svg:x="3.4cm" svg:y="4.55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2.9cm" svg:y="6.2cm" svg:viewBox="0 0 501 501" draw:points="0,501 501,501 501,0 0,0">
              <text:p/>
            </draw:polygon>
            <draw:polygon draw:style-name="gr2" draw:text-style-name="P2" draw:layer="layout" svg:width="0.5cm" svg:height="0.5cm" svg:x="2.9cm" svg:y="6.2cm" svg:viewBox="0 0 501 501" draw:points="0,501 501,501 501,0 0,0">
              <text:p/>
            </draw:polygon>
          </draw:g>
          <draw:frame draw:style-name="gr4" draw:text-style-name="P4" draw:layer="layout" svg:width="0.5cm" svg:height="0.791cm" svg:x="2.9cm" svg:y="6.05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7.05cm" svg:y="11.836cm" svg:viewBox="0 0 501 501" draw:points="0,501 501,501 501,0 0,0">
              <text:p/>
            </draw:polygon>
            <draw:polygon draw:style-name="gr2" draw:text-style-name="P2" draw:layer="layout" svg:width="0.5cm" svg:height="0.5cm" svg:x="7.05cm" svg:y="11.836cm" svg:viewBox="0 0 501 501" draw:points="0,501 501,501 501,0 0,0">
              <text:p/>
            </draw:polygon>
          </draw:g>
          <draw:frame draw:style-name="gr4" draw:text-style-name="P4" draw:layer="layout" svg:width="0.5cm" svg:height="0.791cm" svg:x="7.05cm" svg:y="11.691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3.9cm" svg:y="6.2cm" svg:viewBox="0 0 501 501" draw:points="0,501 501,501 501,0 0,0">
              <text:p/>
            </draw:polygon>
            <draw:polygon draw:style-name="gr2" draw:text-style-name="P2" draw:layer="layout" svg:width="0.5cm" svg:height="0.5cm" svg:x="3.9cm" svg:y="6.2cm" svg:viewBox="0 0 501 501" draw:points="0,501 501,501 501,0 0,0">
              <text:p/>
            </draw:polygon>
          </draw:g>
          <draw:frame draw:style-name="gr4" draw:text-style-name="P4" draw:layer="layout" svg:width="0.5cm" svg:height="0.791cm" svg:x="3.9cm" svg:y="6.05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8.641cm" svg:y="10.95cm" svg:viewBox="0 0 501 501" draw:points="0,501 501,501 501,0 0,0">
              <text:p/>
            </draw:polygon>
            <draw:polygon draw:style-name="gr2" draw:text-style-name="P2" draw:layer="layout" svg:width="0.5cm" svg:height="0.5cm" svg:x="8.641cm" svg:y="10.95cm" svg:viewBox="0 0 501 501" draw:points="0,501 501,501 501,0 0,0">
              <text:p/>
            </draw:polygon>
          </draw:g>
          <draw:frame draw:style-name="gr4" draw:text-style-name="P4" draw:layer="layout" svg:width="0.5cm" svg:height="0.791cm" svg:x="8.641cm" svg:y="10.80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1.9cm" svg:y="5.45cm" svg:viewBox="0 0 501 501" draw:points="0,501 501,501 501,0 0,0">
              <text:p/>
            </draw:polygon>
            <draw:polygon draw:style-name="gr2" draw:text-style-name="P2" draw:layer="layout" svg:width="0.5cm" svg:height="0.5cm" svg:x="1.9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1.9cm" svg:y="5.30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3.4cm" svg:y="5.45cm" svg:viewBox="0 0 501 501" draw:points="0,501 501,501 501,0 0,0">
              <text:p/>
            </draw:polygon>
            <draw:polygon draw:style-name="gr2" draw:text-style-name="P2" draw:layer="layout" svg:width="0.5cm" svg:height="0.5cm" svg:x="3.4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3.4cm" svg:y="5.30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2.9cm" svg:y="5.45cm" svg:viewBox="0 0 501 501" draw:points="0,501 501,501 501,0 0,0">
              <text:p/>
            </draw:polygon>
            <draw:polygon draw:style-name="gr2" draw:text-style-name="P2" draw:layer="layout" svg:width="0.5cm" svg:height="0.5cm" svg:x="2.9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2.9cm" svg:y="5.30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2.4cm" svg:y="5.45cm" svg:viewBox="0 0 501 501" draw:points="0,501 501,501 501,0 0,0">
              <text:p/>
            </draw:polygon>
            <draw:polygon draw:style-name="gr2" draw:text-style-name="P2" draw:layer="layout" svg:width="0.5cm" svg:height="0.5cm" svg:x="2.4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2.4cm" svg:y="5.305cm">
            <draw:text-box>
              <text:p text:style-name="P3"><text:span text:style-name="T1">0</text:span></text:p>
            </draw:text-box>
          </draw:frame>
        </draw:g>
        <draw:g>
          <draw:g>
            <draw:polygon draw:style-name="gr1" draw:text-style-name="P1" draw:layer="layout" svg:width="0.5cm" svg:height="0.5cm" svg:x="3.9cm" svg:y="5.45cm" svg:viewBox="0 0 501 501" draw:points="0,501 501,501 501,0 0,0">
              <text:p/>
            </draw:polygon>
            <draw:polygon draw:style-name="gr2" draw:text-style-name="P2" draw:layer="layout" svg:width="0.5cm" svg:height="0.5cm" svg:x="3.9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3.9cm" svg:y="5.30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5.4cm" svg:y="5.45cm" svg:viewBox="0 0 501 501" draw:points="0,501 501,501 501,0 0,0">
              <text:p/>
            </draw:polygon>
            <draw:polygon draw:style-name="gr2" draw:text-style-name="P2" draw:layer="layout" svg:width="0.5cm" svg:height="0.5cm" svg:x="5.4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5.4cm" svg:y="5.30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4.9cm" svg:y="5.45cm" svg:viewBox="0 0 501 501" draw:points="0,501 501,501 501,0 0,0">
              <text:p/>
            </draw:polygon>
            <draw:polygon draw:style-name="gr2" draw:text-style-name="P2" draw:layer="layout" svg:width="0.5cm" svg:height="0.5cm" svg:x="4.9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4.9cm" svg:y="5.305cm">
            <draw:text-box>
              <text:p text:style-name="P3"><text:span text:style-name="T1">1</text:span></text:p>
            </draw:text-box>
          </draw:frame>
        </draw:g>
        <draw:g>
          <draw:g>
            <draw:polygon draw:style-name="gr1" draw:text-style-name="P1" draw:layer="layout" svg:width="0.5cm" svg:height="0.5cm" svg:x="4.4cm" svg:y="5.45cm" svg:viewBox="0 0 501 501" draw:points="0,501 501,501 501,0 0,0">
              <text:p/>
            </draw:polygon>
            <draw:polygon draw:style-name="gr2" draw:text-style-name="P2" draw:layer="layout" svg:width="0.5cm" svg:height="0.5cm" svg:x="4.4cm" svg:y="5.45cm" svg:viewBox="0 0 501 501" draw:points="0,501 501,501 501,0 0,0">
              <text:p/>
            </draw:polygon>
          </draw:g>
          <draw:frame draw:style-name="gr4" draw:text-style-name="P4" draw:layer="layout" svg:width="0.5cm" svg:height="0.791cm" svg:x="4.4cm" svg:y="5.305cm">
            <draw:text-box>
              <text:p text:style-name="P3"><text:span text:style-name="T1">0</text:span></text:p>
            </draw:text-box>
          </draw:frame>
        </draw:g>
        <draw:line draw:style-name="gr6" draw:text-style-name="P2" draw:layer="layout" svg:x1="5.051cm" svg:y1="2.2cm" svg:x2="3.275cm" svg:y2="2.701cm">
          <text:p/>
        </draw:line>
        <draw:g>
          <draw:g>
            <draw:polygon draw:style-name="gr1" draw:text-style-name="P1" draw:layer="layout" svg:width="0.75cm" svg:height="0.5cm" svg:x="2cm" svg:y="9.2cm" svg:viewBox="0 0 751 501" draw:points="0,501 751,501 751,0 0,0">
              <text:p/>
            </draw:polygon>
            <draw:polygon draw:style-name="gr2" draw:text-style-name="P2" draw:layer="layout" svg:width="0.75cm" svg:height="0.5cm" svg:x="2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2cm" svg:y="9.0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2.75cm" svg:y="9.2cm" svg:viewBox="0 0 751 501" draw:points="0,501 751,501 751,0 0,0">
              <text:p/>
            </draw:polygon>
            <draw:polygon draw:style-name="gr2" draw:text-style-name="P2" draw:layer="layout" svg:width="0.75cm" svg:height="0.5cm" svg:x="2.7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2.75cm" svg:y="9.0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3.5cm" svg:y="9.2cm" svg:viewBox="0 0 751 501" draw:points="0,501 751,501 751,0 0,0">
              <text:p/>
            </draw:polygon>
            <draw:polygon draw:style-name="gr2" draw:text-style-name="P2" draw:layer="layout" svg:width="0.75cm" svg:height="0.5cm" svg:x="3.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3.5cm" svg:y="9.055cm">
            <draw:text-box>
              <text:p text:style-name="P3"><text:span text:style-name="T1">10</text:span></text:p>
            </draw:text-box>
          </draw:frame>
        </draw:g>
        <draw:g>
          <draw:g>
            <draw:polygon draw:style-name="gr1" draw:text-style-name="P1" draw:layer="layout" svg:width="0.75cm" svg:height="0.5cm" svg:x="4.25cm" svg:y="9.2cm" svg:viewBox="0 0 751 501" draw:points="0,501 751,501 751,0 0,0">
              <text:p/>
            </draw:polygon>
            <draw:polygon draw:style-name="gr2" draw:text-style-name="P2" draw:layer="layout" svg:width="0.75cm" svg:height="0.5cm" svg:x="4.2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4.25cm" svg:y="9.055cm">
            <draw:text-box>
              <text:p text:style-name="P3"><text:span text:style-name="T1">11</text:span></text:p>
            </draw:text-box>
          </draw:frame>
        </draw:g>
        <draw:g>
          <draw:g>
            <draw:polygon draw:style-name="gr1" draw:text-style-name="P1" draw:layer="layout" svg:width="0.75cm" svg:height="0.5cm" svg:x="5cm" svg:y="8.7cm" svg:viewBox="0 0 751 501" draw:points="0,501 751,501 751,0 0,0">
              <text:p/>
            </draw:polygon>
            <draw:polygon draw:style-name="gr2" draw:text-style-name="P2" draw:layer="layout" svg:width="0.75cm" svg:height="0.5cm" svg:x="5cm" svg:y="8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5cm" svg:y="8.555cm">
            <draw:text-box>
              <text:p text:style-name="P3"><text:span text:style-name="T1">01</text:span></text:p>
            </draw:text-box>
          </draw:frame>
        </draw:g>
        <draw:g>
          <draw:g>
            <draw:polygon draw:style-name="gr1" draw:text-style-name="P1" draw:layer="layout" svg:width="0.75cm" svg:height="0.5cm" svg:x="5cm" svg:y="8.2cm" svg:viewBox="0 0 751 501" draw:points="0,501 751,501 751,0 0,0">
              <text:p/>
            </draw:polygon>
            <draw:polygon draw:style-name="gr2" draw:text-style-name="P2" draw:layer="layout" svg:width="0.75cm" svg:height="0.5cm" svg:x="5cm" svg:y="8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5cm" svg:y="8.0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6.5cm" svg:y="9.2cm" svg:viewBox="0 0 751 501" draw:points="0,501 751,501 751,0 0,0">
              <text:p/>
            </draw:polygon>
            <draw:polygon draw:style-name="gr2" draw:text-style-name="P2" draw:layer="layout" svg:width="0.75cm" svg:height="0.5cm" svg:x="6.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6.5cm" svg:y="9.055cm">
            <draw:text-box>
              <text:p text:style-name="P3"><text:span text:style-name="T1">11</text:span></text:p>
            </draw:text-box>
          </draw:frame>
        </draw:g>
        <draw:g>
          <draw:g>
            <draw:polygon draw:style-name="gr1" draw:text-style-name="P1" draw:layer="layout" svg:width="0.75cm" svg:height="0.5cm" svg:x="7.25cm" svg:y="9.2cm" svg:viewBox="0 0 751 501" draw:points="0,501 751,501 751,0 0,0">
              <text:p/>
            </draw:polygon>
            <draw:polygon draw:style-name="gr2" draw:text-style-name="P2" draw:layer="layout" svg:width="0.75cm" svg:height="0.5cm" svg:x="7.2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7.25cm" svg:y="9.055cm">
            <draw:text-box>
              <text:p text:style-name="P3"><text:span text:style-name="T1">10</text:span></text:p>
            </draw:text-box>
          </draw:frame>
        </draw:g>
        <draw:g>
          <draw:g>
            <draw:polygon draw:style-name="gr1" draw:text-style-name="P1" draw:layer="layout" svg:width="0.75cm" svg:height="0.5cm" svg:x="7.859cm" svg:y="12.2cm" svg:viewBox="0 0 751 501" draw:points="0,501 751,501 751,0 0,0">
              <text:p/>
            </draw:polygon>
            <draw:polygon draw:style-name="gr2" draw:text-style-name="P2" draw:layer="layout" svg:width="0.75cm" svg:height="0.5cm" svg:x="7.859cm" svg:y="12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7.859cm" svg:y="12.0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5.75cm" svg:y="9.2cm" svg:viewBox="0 0 751 501" draw:points="0,501 751,501 751,0 0,0">
              <text:p/>
            </draw:polygon>
            <draw:polygon draw:style-name="gr2" draw:text-style-name="P2" draw:layer="layout" svg:width="0.75cm" svg:height="0.5cm" svg:x="5.7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5.75cm" svg:y="9.055cm">
            <draw:text-box>
              <text:p text:style-name="P3"><text:span text:style-name="T1">00</text:span></text:p>
            </draw:text-box>
          </draw:frame>
        </draw:g>
        <draw:g>
          <draw:g>
            <draw:polygon draw:style-name="gr1" draw:text-style-name="P1" draw:layer="layout" svg:width="0.75cm" svg:height="0.5cm" svg:x="5cm" svg:y="9.7cm" svg:viewBox="0 0 751 501" draw:points="0,501 751,501 751,0 0,0">
              <text:p/>
            </draw:polygon>
            <draw:polygon draw:style-name="gr2" draw:text-style-name="P2" draw:layer="layout" svg:width="0.75cm" svg:height="0.5cm" svg:x="5cm" svg:y="9.7cm" svg:viewBox="0 0 751 501" draw:points="0,501 751,501 751,0 0,0">
              <text:p/>
            </draw:polygon>
          </draw:g>
          <draw:frame draw:style-name="gr4" draw:text-style-name="P4" draw:layer="layout" svg:width="0.75cm" svg:height="0.791cm" svg:x="5cm" svg:y="9.555cm">
            <draw:text-box>
              <text:p text:style-name="P3"><text:span text:style-name="T1">11</text:span></text:p>
            </draw:text-box>
          </draw:frame>
        </draw:g>
        <draw:g>
          <draw:g>
            <draw:polygon draw:style-name="gr1" draw:text-style-name="P1" draw:layer="layout" svg:width="0.75cm" svg:height="0.5cm" svg:x="5cm" svg:y="9.2cm" svg:viewBox="0 0 751 501" draw:points="0,501 751,501 751,0 0,0">
              <text:p/>
            </draw:polygon>
            <draw:polygon draw:style-name="gr2" draw:text-style-name="P2" draw:layer="layout" svg:width="0.75cm" svg:height="0.5cm" svg:x="5cm" svg:y="9.2cm" svg:viewBox="0 0 751 501" draw:points="0,501 751,501 751,0 0,0">
              <text:p/>
            </draw:polygon>
          </draw:g>
          <draw:frame draw:style-name="gr4" draw:text-style-name="P4" draw:layer="layout" svg:width="0.75cm" svg:height="0.791cm" svg:x="5cm" svg:y="9.055cm">
            <draw:text-box>
              <text:p text:style-name="P3"><text:span text:style-name="T1">10</text:span></text:p>
            </draw:text-box>
          </draw:frame>
        </draw:g>
        <draw:frame draw:style-name="gr4" draw:text-style-name="P4" draw:layer="layout" svg:width="2.4cm" svg:height="0.791cm" svg:x="2.3cm" svg:y="7.055cm">
          <draw:text-box>
            <text:p text:style-name="P3"><text:span text:style-name="T1">Z-prefix</text:span></text:p>
          </draw:text-box>
        </draw:frame>
        <draw:frame draw:style-name="gr5" draw:text-style-name="P4" draw:layer="layout" svg:width="0.75cm" svg:height="0.95cm" svg:x="5cm" svg:y="6.975cm">
          <draw:text-box>
            <text:p text:style-name="P3"><text:span text:style-name="T1">H</text:span><text:span text:style-name="T2">4</text:span></text:p>
          </draw:text-box>
        </draw:frame>
        <draw:g>
          <draw:g>
            <draw:polygon draw:style-name="gr1" draw:text-style-name="P1" draw:layer="layout" svg:width="0.8cm" svg:height="4.4cm" svg:x="12.1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2.1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2.125cm" svg:y="24.55cm">
            <draw:text-box>
              <text:p text:style-name="P3"><text:span text:style-name="T1">0</text:span></text:p>
              <text:p text:style-name="P3"><text:span text:style-name="T1">1</text:span></text:p>
              <text:p text:style-name="P3"><text:span text:style-name="T1">4</text:span></text:p>
              <text:p text:style-name="P3"><text:span text:style-name="T1">5</text:span></text:p>
              <text:p text:style-name="P3"><text:span text:style-name="T1">16</text:span></text:p>
              <text:p text:style-name="P3"><text:span text:style-name="T1">17</text:span></text:p>
              <text:p text:style-name="P3"><text:span text:style-name="T1">20</text:span></text:p>
              <text:p text:style-name="P3"><text:span text:style-name="T1">21</text:span></text:p>
            </draw:text-box>
          </draw:frame>
        </draw:g>
        <draw:g>
          <draw:g>
            <draw:polygon draw:style-name="gr1" draw:text-style-name="P1" draw:layer="layout" svg:width="0.8cm" svg:height="4.4cm" svg:x="12.9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2.9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2.925cm" svg:y="24.55cm">
            <draw:text-box>
              <text:p text:style-name="P3"><text:span text:style-name="T1">2</text:span></text:p>
              <text:p text:style-name="P3"><text:span text:style-name="T1">3</text:span></text:p>
              <text:p text:style-name="P3"><text:span text:style-name="T1">6</text:span></text:p>
              <text:p text:style-name="P3"><text:span text:style-name="T1">7</text:span></text:p>
              <text:p text:style-name="P3"><text:span text:style-name="T1">18</text:span></text:p>
              <text:p text:style-name="P3"><text:span text:style-name="T1">19</text:span></text:p>
              <text:p text:style-name="P3"><text:span text:style-name="T1">22</text:span></text:p>
              <text:p text:style-name="P3"><text:span text:style-name="T1">23</text:span></text:p>
            </draw:text-box>
          </draw:frame>
        </draw:g>
        <draw:g>
          <draw:g>
            <draw:polygon draw:style-name="gr1" draw:text-style-name="P1" draw:layer="layout" svg:width="0.8cm" svg:height="4.4cm" svg:x="13.7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3.7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3.725cm" svg:y="24.55cm">
            <draw:text-box>
              <text:p text:style-name="P3"><text:span text:style-name="T1">8</text:span></text:p>
              <text:p text:style-name="P3"><text:span text:style-name="T1">9</text:span></text:p>
              <text:p text:style-name="P3"><text:span text:style-name="T1">12</text:span></text:p>
              <text:p text:style-name="P3"><text:span text:style-name="T1">13</text:span></text:p>
              <text:p text:style-name="P3"><text:span text:style-name="T1">24</text:span></text:p>
              <text:p text:style-name="P3"><text:span text:style-name="T1">25</text:span></text:p>
              <text:p text:style-name="P3"><text:span text:style-name="T1">28</text:span></text:p>
              <text:p text:style-name="P3"><text:span text:style-name="T1">29</text:span></text:p>
            </draw:text-box>
          </draw:frame>
        </draw:g>
        <draw:g>
          <draw:g>
            <draw:polygon draw:style-name="gr1" draw:text-style-name="P1" draw:layer="layout" svg:width="0.8cm" svg:height="4.4cm" svg:x="14.5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4.5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4.525cm" svg:y="24.55cm">
            <draw:text-box>
              <text:p text:style-name="P3"><text:span text:style-name="T1">10</text:span></text:p>
              <text:p text:style-name="P3"><text:span text:style-name="T1">11</text:span></text:p>
              <text:p text:style-name="P3"><text:span text:style-name="T1">14</text:span></text:p>
              <text:p text:style-name="P3"><text:span text:style-name="T1">15</text:span></text:p>
              <text:p text:style-name="P3"><text:span text:style-name="T1">26</text:span></text:p>
              <text:p text:style-name="P3"><text:span text:style-name="T1">27</text:span></text:p>
              <text:p text:style-name="P3"><text:span text:style-name="T1">30</text:span></text:p>
              <text:p text:style-name="P3"><text:span text:style-name="T1">31</text:span></text:p>
            </draw:text-box>
          </draw:frame>
        </draw:g>
        <draw:g>
          <draw:g>
            <draw:polygon draw:style-name="gr1" draw:text-style-name="P1" draw:layer="layout" svg:width="0.8cm" svg:height="4.4cm" svg:x="15.3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5.3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5.325cm" svg:y="24.55cm">
            <draw:text-box>
              <text:p text:style-name="P3"><text:span text:style-name="T1">32</text:span></text:p>
              <text:p text:style-name="P3"><text:span text:style-name="T1">33</text:span></text:p>
              <text:p text:style-name="P3"><text:span text:style-name="T1">36</text:span></text:p>
              <text:p text:style-name="P3"><text:span text:style-name="T1">37</text:span></text:p>
              <text:p text:style-name="P3"><text:span text:style-name="T1">48</text:span></text:p>
              <text:p text:style-name="P3"><text:span text:style-name="T1">49</text:span></text:p>
              <text:p text:style-name="P3"><text:span text:style-name="T1">52</text:span></text:p>
              <text:p text:style-name="P3"><text:span text:style-name="T1">53</text:span></text:p>
            </draw:text-box>
          </draw:frame>
        </draw:g>
        <draw:g>
          <draw:g>
            <draw:polygon draw:style-name="gr1" draw:text-style-name="P1" draw:layer="layout" svg:width="0.8cm" svg:height="4.4cm" svg:x="16.1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6.1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6.125cm" svg:y="24.55cm">
            <draw:text-box>
              <text:p text:style-name="P3"><text:span text:style-name="T1">34</text:span></text:p>
              <text:p text:style-name="P3"><text:span text:style-name="T1">35</text:span></text:p>
              <text:p text:style-name="P3"><text:span text:style-name="T1">38</text:span></text:p>
              <text:p text:style-name="P3"><text:span text:style-name="T1">39</text:span></text:p>
              <text:p text:style-name="P3"><text:span text:style-name="T1">50</text:span></text:p>
              <text:p text:style-name="P3"><text:span text:style-name="T1">51</text:span></text:p>
              <text:p text:style-name="P3"><text:span text:style-name="T1">54</text:span></text:p>
              <text:p text:style-name="P3"><text:span text:style-name="T1">55</text:span></text:p>
            </draw:text-box>
          </draw:frame>
        </draw:g>
        <draw:g>
          <draw:g>
            <draw:polygon draw:style-name="gr1" draw:text-style-name="P1" draw:layer="layout" svg:width="0.8cm" svg:height="4.4cm" svg:x="16.9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6.9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6.925cm" svg:y="24.55cm">
            <draw:text-box>
              <text:p text:style-name="P3"><text:span text:style-name="T1">40</text:span></text:p>
              <text:p text:style-name="P3"><text:span text:style-name="T1">41</text:span></text:p>
              <text:p text:style-name="P3"><text:span text:style-name="T1">44</text:span></text:p>
              <text:p text:style-name="P3"><text:span text:style-name="T1">45</text:span></text:p>
              <text:p text:style-name="P3"><text:span text:style-name="T1">56</text:span></text:p>
              <text:p text:style-name="P3"><text:span text:style-name="T1">57</text:span></text:p>
              <text:p text:style-name="P3"><text:span text:style-name="T1">60</text:span></text:p>
              <text:p text:style-name="P3"><text:span text:style-name="T1">61</text:span></text:p>
            </draw:text-box>
          </draw:frame>
        </draw:g>
        <draw:g>
          <draw:g>
            <draw:polygon draw:style-name="gr1" draw:text-style-name="P1" draw:layer="layout" svg:width="0.8cm" svg:height="4.4cm" svg:x="17.725cm" svg:y="24.55cm" svg:viewBox="0 0 801 4401" draw:points="0,4401 801,4401 801,0 0,0">
              <text:p/>
            </draw:polygon>
            <draw:polygon draw:style-name="gr2" draw:text-style-name="P2" draw:layer="layout" svg:width="0.8cm" svg:height="4.4cm" svg:x="17.725cm" svg:y="24.55cm" svg:viewBox="0 0 801 4401" draw:points="0,4401 801,4401 801,0 0,0">
              <text:p/>
            </draw:polygon>
          </draw:g>
          <draw:frame draw:style-name="gr7" draw:text-style-name="P4" draw:layer="layout" svg:width="0.8cm" svg:height="4.4cm" svg:x="17.725cm" svg:y="24.55cm">
            <draw:text-box>
              <text:p text:style-name="P3"><text:span text:style-name="T1">42</text:span></text:p>
              <text:p text:style-name="P3"><text:span text:style-name="T1">43</text:span></text:p>
              <text:p text:style-name="P3"><text:span text:style-name="T1">46</text:span></text:p>
              <text:p text:style-name="P3"><text:span text:style-name="T1">47</text:span></text:p>
              <text:p text:style-name="P3"><text:span text:style-name="T1">58</text:span></text:p>
              <text:p text:style-name="P3"><text:span text:style-name="T1">59</text:span></text:p>
              <text:p text:style-name="P3"><text:span text:style-name="T1">62</text:span></text:p>
              <text:p text:style-name="P3"><text:span text:style-name="T1">63</text:span></text:p>
            </draw:text-box>
          </draw:frame>
        </draw:g>
        <draw:g>
          <draw:polygon draw:style-name="gr1" draw:text-style-name="P1" draw:layer="layout" svg:width="0.8cm" svg:height="6.4cm" svg:x="11cm" svg:y="17.7cm" svg:viewBox="0 0 801 6401" draw:points="0,6401 801,6401 801,0 0,0">
            <text:p/>
          </draw:polygon>
          <draw:frame draw:style-name="gr8" draw:text-style-name="P4" draw:layer="layout" svg:width="0.8cm" svg:height="6.723cm" svg:x="11cm" svg:y="17.539cm">
            <draw:text-box>
              <text:p text:style-name="P5"><text:span text:style-name="T1">0</text:span></text:p>
              <text:p text:style-name="P5"><text:span text:style-name="T1">1</text:span></text:p>
              <text:p text:style-name="P5"><text:span text:style-name="T1">4</text:span></text:p>
              <text:p text:style-name="P5"><text:span text:style-name="T1">5</text:span></text:p>
              <text:p text:style-name="P5"><text:span text:style-name="T1">16</text:span></text:p>
              <text:p text:style-name="P5"><text:span text:style-name="T1">17</text:span></text:p>
              <text:p text:style-name="P5"><text:span text:style-name="T1">20</text:span></text:p>
              <text:p text:style-name="P5"><text:span text:style-name="T1">21</text:span></text:p>
            </draw:text-box>
          </draw:frame>
        </draw:g>
        <draw:g>
          <draw:polygon draw:style-name="gr1" draw:text-style-name="P1" draw:layer="layout" svg:width="0.8cm" svg:height="6.4cm" svg:x="11.8cm" svg:y="17.7cm" svg:viewBox="0 0 801 6401" draw:points="0,6401 801,6401 801,0 0,0">
            <text:p/>
          </draw:polygon>
          <draw:frame draw:style-name="gr8" draw:text-style-name="P4" draw:layer="layout" svg:width="0.8cm" svg:height="6.723cm" svg:x="11.8cm" svg:y="17.539cm">
            <draw:text-box>
              <text:p text:style-name="P5"><text:span text:style-name="T1">2</text:span></text:p>
              <text:p text:style-name="P5"><text:span text:style-name="T1">3</text:span></text:p>
              <text:p text:style-name="P5"><text:span text:style-name="T1">6</text:span></text:p>
              <text:p text:style-name="P5"><text:span text:style-name="T1">7</text:span></text:p>
              <text:p text:style-name="P5"><text:span text:style-name="T1">18</text:span></text:p>
              <text:p text:style-name="P5"><text:span text:style-name="T1">19</text:span></text:p>
              <text:p text:style-name="P5"><text:span text:style-name="T1">22</text:span></text:p>
              <text:p text:style-name="P5"><text:span text:style-name="T1">23</text:span></text:p>
            </draw:text-box>
          </draw:frame>
        </draw:g>
        <draw:g>
          <draw:polygon draw:style-name="gr1" draw:text-style-name="P1" draw:layer="layout" svg:width="0.8cm" svg:height="6.4cm" svg:x="12.6cm" svg:y="17.7cm" svg:viewBox="0 0 801 6401" draw:points="0,6401 801,6401 801,0 0,0">
            <text:p/>
          </draw:polygon>
          <draw:frame draw:style-name="gr8" draw:text-style-name="P4" draw:layer="layout" svg:width="0.8cm" svg:height="6.723cm" svg:x="12.6cm" svg:y="17.539cm">
            <draw:text-box>
              <text:p text:style-name="P5"><text:span text:style-name="T1">8</text:span></text:p>
              <text:p text:style-name="P5"><text:span text:style-name="T1">9</text:span></text:p>
              <text:p text:style-name="P5"><text:span text:style-name="T1">12</text:span></text:p>
              <text:p text:style-name="P5"><text:span text:style-name="T1">13</text:span></text:p>
              <text:p text:style-name="P5"><text:span text:style-name="T1">24</text:span></text:p>
              <text:p text:style-name="P5"><text:span text:style-name="T1">25</text:span></text:p>
              <text:p text:style-name="P5"><text:span text:style-name="T1">28</text:span></text:p>
              <text:p text:style-name="P5"><text:span text:style-name="T1">29</text:span></text:p>
            </draw:text-box>
          </draw:frame>
        </draw:g>
        <draw:g>
          <draw:polygon draw:style-name="gr1" draw:text-style-name="P1" draw:layer="layout" svg:width="0.8cm" svg:height="6.4cm" svg:x="13.4cm" svg:y="17.7cm" svg:viewBox="0 0 801 6401" draw:points="0,6401 801,6401 801,0 0,0">
            <text:p/>
          </draw:polygon>
          <draw:frame draw:style-name="gr8" draw:text-style-name="P4" draw:layer="layout" svg:width="0.8cm" svg:height="6.723cm" svg:x="13.4cm" svg:y="17.539cm">
            <draw:text-box>
              <text:p text:style-name="P5"><text:span text:style-name="T1">10</text:span></text:p>
              <text:p text:style-name="P5"><text:span text:style-name="T1">11</text:span></text:p>
              <text:p text:style-name="P5"><text:span text:style-name="T1">14</text:span></text:p>
              <text:p text:style-name="P5"><text:span text:style-name="T1">15</text:span></text:p>
              <text:p text:style-name="P5"><text:span text:style-name="T1">26</text:span></text:p>
              <text:p text:style-name="P5"><text:span text:style-name="T1">27</text:span></text:p>
              <text:p text:style-name="P5"><text:span text:style-name="T1">30</text:span></text:p>
              <text:p text:style-name="P5"><text:span text:style-name="T1">31</text:span></text:p>
            </draw:text-box>
          </draw:frame>
        </draw:g>
        <draw:g>
          <draw:polygon draw:style-name="gr1" draw:text-style-name="P1" draw:layer="layout" svg:width="0.8cm" svg:height="6.4cm" svg:x="14.2cm" svg:y="17.7cm" svg:viewBox="0 0 801 6401" draw:points="0,6401 801,6401 801,0 0,0">
            <text:p/>
          </draw:polygon>
          <draw:frame draw:style-name="gr8" draw:text-style-name="P4" draw:layer="layout" svg:width="0.8cm" svg:height="6.723cm" svg:x="14.2cm" svg:y="17.539cm">
            <draw:text-box>
              <text:p text:style-name="P5"><text:span text:style-name="T1">32</text:span></text:p>
              <text:p text:style-name="P5"><text:span text:style-name="T1">33</text:span></text:p>
              <text:p text:style-name="P5"><text:span text:style-name="T1">36</text:span></text:p>
              <text:p text:style-name="P5"><text:span text:style-name="T1">37</text:span></text:p>
              <text:p text:style-name="P5"><text:span text:style-name="T1">48</text:span></text:p>
              <text:p text:style-name="P5"><text:span text:style-name="T1">49</text:span></text:p>
              <text:p text:style-name="P5"><text:span text:style-name="T1">52</text:span></text:p>
              <text:p text:style-name="P5"><text:span text:style-name="T1">53</text:span></text:p>
            </draw:text-box>
          </draw:frame>
        </draw:g>
        <draw:g>
          <draw:polygon draw:style-name="gr1" draw:text-style-name="P1" draw:layer="layout" svg:width="0.8cm" svg:height="6.4cm" svg:x="15cm" svg:y="17.7cm" svg:viewBox="0 0 801 6401" draw:points="0,6401 801,6401 801,0 0,0">
            <text:p/>
          </draw:polygon>
          <draw:frame draw:style-name="gr8" draw:text-style-name="P4" draw:layer="layout" svg:width="0.8cm" svg:height="6.723cm" svg:x="15cm" svg:y="17.539cm">
            <draw:text-box>
              <text:p text:style-name="P5"><text:span text:style-name="T1">34</text:span></text:p>
              <text:p text:style-name="P5"><text:span text:style-name="T1">35</text:span></text:p>
              <text:p text:style-name="P5"><text:span text:style-name="T1">38</text:span></text:p>
              <text:p text:style-name="P5"><text:span text:style-name="T1">39</text:span></text:p>
              <text:p text:style-name="P5"><text:span text:style-name="T1">50</text:span></text:p>
              <text:p text:style-name="P5"><text:span text:style-name="T1">51</text:span></text:p>
              <text:p text:style-name="P5"><text:span text:style-name="T1">54</text:span></text:p>
              <text:p text:style-name="P5"><text:span text:style-name="T1">55</text:span></text:p>
            </draw:text-box>
          </draw:frame>
        </draw:g>
        <draw:g>
          <draw:polygon draw:style-name="gr1" draw:text-style-name="P1" draw:layer="layout" svg:width="0.8cm" svg:height="6.4cm" svg:x="15.8cm" svg:y="17.7cm" svg:viewBox="0 0 801 6401" draw:points="0,6401 801,6401 801,0 0,0">
            <text:p/>
          </draw:polygon>
          <draw:frame draw:style-name="gr8" draw:text-style-name="P4" draw:layer="layout" svg:width="0.8cm" svg:height="6.723cm" svg:x="15.8cm" svg:y="17.539cm">
            <draw:text-box>
              <text:p text:style-name="P5"><text:span text:style-name="T1">40</text:span></text:p>
              <text:p text:style-name="P5"><text:span text:style-name="T1">41</text:span></text:p>
              <text:p text:style-name="P5"><text:span text:style-name="T1">44</text:span></text:p>
              <text:p text:style-name="P5"><text:span text:style-name="T1">45</text:span></text:p>
              <text:p text:style-name="P5"><text:span text:style-name="T1">56</text:span></text:p>
              <text:p text:style-name="P5"><text:span text:style-name="T1">57</text:span></text:p>
              <text:p text:style-name="P5"><text:span text:style-name="T1">60</text:span></text:p>
              <text:p text:style-name="P5"><text:span text:style-name="T1">61</text:span></text:p>
            </draw:text-box>
          </draw:frame>
        </draw:g>
        <draw:g>
          <draw:polygon draw:style-name="gr1" draw:text-style-name="P1" draw:layer="layout" svg:width="0.8cm" svg:height="6.4cm" svg:x="16.6cm" svg:y="17.7cm" svg:viewBox="0 0 801 6401" draw:points="0,6401 801,6401 801,0 0,0">
            <text:p/>
          </draw:polygon>
          <draw:frame draw:style-name="gr8" draw:text-style-name="P4" draw:layer="layout" svg:width="0.8cm" svg:height="6.723cm" svg:x="16.6cm" svg:y="17.539cm">
            <draw:text-box>
              <text:p text:style-name="P5"><text:span text:style-name="T1">42</text:span></text:p>
              <text:p text:style-name="P5"><text:span text:style-name="T1">43</text:span></text:p>
              <text:p text:style-name="P5"><text:span text:style-name="T1">46</text:span></text:p>
              <text:p text:style-name="P5"><text:span text:style-name="T1">47</text:span></text:p>
              <text:p text:style-name="P5"><text:span text:style-name="T1">58</text:span></text:p>
              <text:p text:style-name="P5"><text:span text:style-name="T1">59</text:span></text:p>
              <text:p text:style-name="P5"><text:span text:style-name="T1">62</text:span></text:p>
              <text:p text:style-name="P5"><text:span text:style-name="T1">63</text:span></text:p>
            </draw:text-box>
          </draw:frame>
        </draw:g>
        <draw:polygon draw:style-name="gr2" draw:text-style-name="P2" draw:layer="layout" svg:width="1.243cm" svg:height="1.243cm" svg:x="12.8cm" svg:y="17.94cm" svg:viewBox="0 0 1244 1244" draw:points="0,1244 1244,1244 1244,0 0,0">
          <text:p/>
        </draw:polygon>
        <draw:polygon draw:style-name="gr2" draw:text-style-name="P2" draw:layer="layout" svg:width="3.056cm" svg:height="3.056cm" svg:x="11.1cm" svg:y="17.845cm" svg:viewBox="0 0 3057 3057" draw:points="0,3057 3057,3057 3057,0 0,0">
          <text:p/>
        </draw:polygon>
        <draw:polygon draw:style-name="gr2" draw:text-style-name="P2" draw:layer="layout" svg:width="6.4cm" svg:height="6.4cm" svg:x="11cm" svg:y="17.7cm" svg:viewBox="0 0 6401 6401" draw:points="0,6401 6401,6401 6401,0 0,0">
          <text:p/>
        </draw:polygon>
        <draw:polygon draw:style-name="gr2" draw:text-style-name="P2" draw:layer="layout" svg:width="3.056cm" svg:height="3.056cm" svg:x="14.245cm" svg:y="17.845cm" svg:viewBox="0 0 3057 3057" draw:points="0,3057 3057,3057 3057,0 0,0">
          <text:p/>
        </draw:polygon>
        <draw:polygon draw:style-name="gr2" draw:text-style-name="P2" draw:layer="layout" svg:width="3.056cm" svg:height="3.056cm" svg:x="11.1cm" svg:y="20.972cm" svg:viewBox="0 0 3057 3057" draw:points="0,3057 3057,3057 3057,0 0,0">
          <text:p/>
        </draw:polygon>
        <draw:polygon draw:style-name="gr2" draw:text-style-name="P2" draw:layer="layout" svg:width="3.056cm" svg:height="3.056cm" svg:x="14.245cm" svg:y="20.972cm" svg:viewBox="0 0 3057 3057" draw:points="0,3057 3057,3057 3057,0 0,0">
          <text:p/>
        </draw:polygon>
        <draw:polygon draw:style-name="gr2" draw:text-style-name="P2" draw:layer="layout" svg:width="1.243cm" svg:height="1.243cm" svg:x="11.193cm" svg:y="17.936cm" svg:viewBox="0 0 1244 1244" draw:points="0,1244 1244,1244 1244,0 0,0">
          <text:p/>
        </draw:polygon>
        <draw:polygon draw:style-name="gr2" draw:text-style-name="P2" draw:layer="layout" svg:width="1.243cm" svg:height="1.243cm" svg:x="12.795cm" svg:y="19.554cm" svg:viewBox="0 0 1244 1244" draw:points="0,1244 1244,1244 1244,0 0,0">
          <text:p/>
        </draw:polygon>
        <draw:polygon draw:style-name="gr2" draw:text-style-name="P2" draw:layer="layout" svg:width="1.243cm" svg:height="1.243cm" svg:x="11.187cm" svg:y="19.55cm" svg:viewBox="0 0 1244 1244" draw:points="0,1244 1244,1244 1244,0 0,0">
          <text:p/>
        </draw:polygon>
        <draw:line draw:style-name="gr9" draw:text-style-name="P2" draw:layer="layout" svg:x1="11cm" svg:y1="17.45cm" svg:x2="12.749cm" svg:y2="17.45cm">
          <text:p/>
        </draw:line>
        <draw:line draw:style-name="gr9" draw:text-style-name="P2" draw:layer="layout" svg:x1="10.75cm" svg:y1="17.7cm" svg:x2="10.75cm" svg:y2="19.2cm">
          <text:p/>
        </draw:line>
        <draw:frame draw:style-name="gr4" draw:text-style-name="P4" draw:layer="layout" svg:width="0.5cm" svg:height="0.791cm" svg:x="12.75cm" svg:y="17.0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0.5cm" svg:y="19.055cm">
          <draw:text-box>
            <text:p text:style-name="P3"><text:span text:style-name="T1">y</text:span></text:p>
          </draw:text-box>
        </draw:frame>
        <draw:frame draw:style-name="gr8" draw:text-style-name="P4" draw:layer="layout" svg:width="0.8cm" svg:height="6.723cm" svg:x="12cm" svg:y="8.539cm">
          <draw:text-box>
            <text:p text:style-name="P5"><text:span text:style-name="T1">0</text:span></text:p>
            <text:p text:style-name="P5"><text:span text:style-name="T1">1</text:span></text:p>
            <text:p text:style-name="P5"><text:span text:style-name="T1">4</text:span></text:p>
            <text:p text:style-name="P5"><text:span text:style-name="T1">5</text:span></text:p>
            <text:p text:style-name="P5"><text:span text:style-name="T1">16</text:span></text:p>
            <text:p text:style-name="P5"><text:span text:style-name="T1">17</text:span></text:p>
            <text:p text:style-name="P5"><text:span text:style-name="T1">20</text:span></text:p>
            <text:p text:style-name="P5"><text:span text:style-name="T1">21</text:span></text:p>
          </draw:text-box>
        </draw:frame>
        <draw:frame draw:style-name="gr8" draw:text-style-name="P4" draw:layer="layout" svg:width="0.8cm" svg:height="6.723cm" svg:x="12.8cm" svg:y="8.539cm">
          <draw:text-box>
            <text:p text:style-name="P5"><text:span text:style-name="T1">2</text:span></text:p>
            <text:p text:style-name="P5"><text:span text:style-name="T1">3</text:span></text:p>
            <text:p text:style-name="P5"><text:span text:style-name="T1">6</text:span></text:p>
            <text:p text:style-name="P5"><text:span text:style-name="T1">7</text:span></text:p>
            <text:p text:style-name="P5"><text:span text:style-name="T1">18</text:span></text:p>
            <text:p text:style-name="P5"><text:span text:style-name="T1">19</text:span></text:p>
            <text:p text:style-name="P5"><text:span text:style-name="T1">22</text:span></text:p>
            <text:p text:style-name="P5"><text:span text:style-name="T1">23</text:span></text:p>
          </draw:text-box>
        </draw:frame>
        <draw:frame draw:style-name="gr8" draw:text-style-name="P4" draw:layer="layout" svg:width="0.8cm" svg:height="6.723cm" svg:x="13.6cm" svg:y="8.539cm">
          <draw:text-box>
            <text:p text:style-name="P5"><text:span text:style-name="T1">8</text:span></text:p>
            <text:p text:style-name="P5"><text:span text:style-name="T1">9</text:span></text:p>
            <text:p text:style-name="P5"><text:span text:style-name="T1">12</text:span></text:p>
            <text:p text:style-name="P5"><text:span text:style-name="T1">13</text:span></text:p>
            <text:p text:style-name="P5"><text:span text:style-name="T1">24</text:span></text:p>
            <text:p text:style-name="P5"><text:span text:style-name="T1">25</text:span></text:p>
            <text:p text:style-name="P5"><text:span text:style-name="T1">28</text:span></text:p>
            <text:p text:style-name="P5"><text:span text:style-name="T1">29</text:span></text:p>
          </draw:text-box>
        </draw:frame>
        <draw:frame draw:style-name="gr8" draw:text-style-name="P4" draw:layer="layout" svg:width="0.8cm" svg:height="6.723cm" svg:x="14.4cm" svg:y="8.539cm">
          <draw:text-box>
            <text:p text:style-name="P5"><text:span text:style-name="T1">10</text:span></text:p>
            <text:p text:style-name="P5"><text:span text:style-name="T1">11</text:span></text:p>
            <text:p text:style-name="P5"><text:span text:style-name="T1">14</text:span></text:p>
            <text:p text:style-name="P5"><text:span text:style-name="T1">15</text:span></text:p>
            <text:p text:style-name="P5"><text:span text:style-name="T1">26</text:span></text:p>
            <text:p text:style-name="P5"><text:span text:style-name="T1">27</text:span></text:p>
            <text:p text:style-name="P5"><text:span text:style-name="T1">30</text:span></text:p>
            <text:p text:style-name="P5"><text:span text:style-name="T1">31</text:span></text:p>
          </draw:text-box>
        </draw:frame>
        <draw:frame draw:style-name="gr8" draw:text-style-name="P4" draw:layer="layout" svg:width="0.8cm" svg:height="6.723cm" svg:x="15.2cm" svg:y="8.539cm">
          <draw:text-box>
            <text:p text:style-name="P5"><text:span text:style-name="T1">32</text:span></text:p>
            <text:p text:style-name="P5"><text:span text:style-name="T1">33</text:span></text:p>
            <text:p text:style-name="P5"><text:span text:style-name="T1">36</text:span></text:p>
            <text:p text:style-name="P5"><text:span text:style-name="T1">37</text:span></text:p>
            <text:p text:style-name="P5"><text:span text:style-name="T1">48</text:span></text:p>
            <text:p text:style-name="P5"><text:span text:style-name="T1">49</text:span></text:p>
            <text:p text:style-name="P5"><text:span text:style-name="T1">52</text:span></text:p>
            <text:p text:style-name="P5"><text:span text:style-name="T1">53</text:span></text:p>
          </draw:text-box>
        </draw:frame>
        <draw:frame draw:style-name="gr8" draw:text-style-name="P4" draw:layer="layout" svg:width="0.8cm" svg:height="6.723cm" svg:x="16cm" svg:y="8.539cm">
          <draw:text-box>
            <text:p text:style-name="P5"><text:span text:style-name="T1">34</text:span></text:p>
            <text:p text:style-name="P5"><text:span text:style-name="T1">35</text:span></text:p>
            <text:p text:style-name="P5"><text:span text:style-name="T1">38</text:span></text:p>
            <text:p text:style-name="P5"><text:span text:style-name="T1">39</text:span></text:p>
            <text:p text:style-name="P5"><text:span text:style-name="T1">50</text:span></text:p>
            <text:p text:style-name="P5"><text:span text:style-name="T1">51</text:span></text:p>
            <text:p text:style-name="P5"><text:span text:style-name="T1">54</text:span></text:p>
            <text:p text:style-name="P5"><text:span text:style-name="T1">55</text:span></text:p>
          </draw:text-box>
        </draw:frame>
        <draw:frame draw:style-name="gr8" draw:text-style-name="P4" draw:layer="layout" svg:width="0.8cm" svg:height="6.723cm" svg:x="16.8cm" svg:y="8.539cm">
          <draw:text-box>
            <text:p text:style-name="P5"><text:span text:style-name="T1">40</text:span></text:p>
            <text:p text:style-name="P5"><text:span text:style-name="T1">41</text:span></text:p>
            <text:p text:style-name="P5"><text:span text:style-name="T1">44</text:span></text:p>
            <text:p text:style-name="P5"><text:span text:style-name="T1">45</text:span></text:p>
            <text:p text:style-name="P5"><text:span text:style-name="T1">56</text:span></text:p>
            <text:p text:style-name="P5"><text:span text:style-name="T1">57</text:span></text:p>
            <text:p text:style-name="P5"><text:span text:style-name="T1">60</text:span></text:p>
            <text:p text:style-name="P5"><text:span text:style-name="T1">61</text:span></text:p>
          </draw:text-box>
        </draw:frame>
        <draw:frame draw:style-name="gr8" draw:text-style-name="P4" draw:layer="layout" svg:width="0.8cm" svg:height="6.723cm" svg:x="17.6cm" svg:y="8.539cm">
          <draw:text-box>
            <text:p text:style-name="P5"><text:span text:style-name="T1">42</text:span></text:p>
            <text:p text:style-name="P5"><text:span text:style-name="T1">43</text:span></text:p>
            <text:p text:style-name="P5"><text:span text:style-name="T1">46</text:span></text:p>
            <text:p text:style-name="P5"><text:span text:style-name="T1">47</text:span></text:p>
            <text:p text:style-name="P5"><text:span text:style-name="T1">58</text:span></text:p>
            <text:p text:style-name="P5"><text:span text:style-name="T1">59</text:span></text:p>
            <text:p text:style-name="P5"><text:span text:style-name="T1">62</text:span></text:p>
            <text:p text:style-name="P5"><text:span text:style-name="T1">63</text:span></text:p>
          </draw:text-box>
        </draw:frame>
        <draw:polygon draw:style-name="gr2" draw:text-style-name="P2" draw:layer="layout" svg:width="6.4cm" svg:height="6.4cm" svg:x="12cm" svg:y="8.7cm" svg:viewBox="0 0 6401 6401" draw:points="0,6401 6401,6401 6401,0 0,0">
          <text:p/>
        </draw:polygon>
        <draw:polygon draw:style-name="gr10" draw:text-style-name="P2" draw:layer="layout" svg:width="3.15cm" svg:height="3.805cm" svg:x="12.85cm" svg:y="9.644cm" svg:viewBox="0 0 3151 3806" draw:points="0,3806 3151,3806 3151,0 0,0">
          <text:p/>
        </draw:polygon>
        <draw:line draw:style-name="gr11" draw:text-style-name="P2" draw:layer="layout" svg:x1="13.2cm" svg:y1="9.95cm" svg:x2="13.2cm" svg:y2="11.599cm">
          <text:p/>
        </draw:line>
        <draw:line draw:style-name="gr11" draw:text-style-name="P2" draw:layer="layout" svg:x1="13.2cm" svg:y1="11.591cm" svg:x2="14.021cm" svg:y2="9.95cm">
          <text:p/>
        </draw:line>
        <draw:line draw:style-name="gr11" draw:text-style-name="P2" draw:layer="layout" svg:x1="14.8cm" svg:y1="9.95cm" svg:x2="14.01cm" svg:y2="9.95cm">
          <text:p/>
        </draw:line>
        <draw:line draw:style-name="gr11" draw:text-style-name="P2" draw:layer="layout" svg:x1="14cm" svg:y1="10.741cm" svg:x2="14.791cm" svg:y2="9.95cm">
          <text:p/>
        </draw:line>
        <draw:line draw:style-name="gr11" draw:text-style-name="P2" draw:layer="layout" svg:x1="14cm" svg:y1="11.6cm" svg:x2="14cm" svg:y2="10.74cm">
          <text:p/>
        </draw:line>
        <draw:line draw:style-name="gr11" draw:text-style-name="P2" draw:layer="layout" svg:x1="14.791cm" svg:y1="10.75cm" svg:x2="13.99cm" svg:y2="11.601cm">
          <text:p/>
        </draw:line>
        <draw:line draw:style-name="gr11" draw:text-style-name="P2" draw:layer="layout" svg:x1="14.8cm" svg:y1="11.607cm" svg:x2="14.8cm" svg:y2="10.747cm">
          <text:p/>
        </draw:line>
        <draw:line draw:style-name="gr11" draw:text-style-name="P2" draw:layer="layout" svg:x1="13.2cm" svg:y1="12.361cm" svg:x2="14.801cm" svg:y2="11.6cm">
          <text:p/>
        </draw:line>
        <draw:line draw:style-name="gr11" draw:text-style-name="P2" draw:layer="layout" svg:x1="13.2cm" svg:y1="12.37cm" svg:x2="13.2cm" svg:y2="13.18cm">
          <text:p/>
        </draw:line>
        <draw:line draw:style-name="gr11" draw:text-style-name="P2" draw:layer="layout" svg:x1="13.2cm" svg:y1="13.181cm" svg:x2="14.001cm" svg:y2="12.35cm">
          <text:p/>
        </draw:line>
        <draw:line draw:style-name="gr11" draw:text-style-name="P2" draw:layer="layout" svg:x1="14cm" svg:y1="13.17cm" svg:x2="14cm" svg:y2="12.36cm">
          <text:p/>
        </draw:line>
        <draw:line draw:style-name="gr11" draw:text-style-name="P2" draw:layer="layout" svg:x1="14.007cm" svg:y1="13.161cm" svg:x2="14.808cm" svg:y2="12.33cm">
          <text:p/>
        </draw:line>
        <draw:line draw:style-name="gr11" draw:text-style-name="P2" draw:layer="layout" svg:x1="14.807cm" svg:y1="13.15cm" svg:x2="14.807cm" svg:y2="12.34cm">
          <text:p/>
        </draw:line>
        <draw:line draw:style-name="gr11" draw:text-style-name="P2" draw:layer="layout" svg:x1="15.601cm" svg:y1="9.94cm" svg:x2="14.81cm" svg:y2="13.151cm">
          <text:p/>
        </draw:line>
        <draw:line draw:style-name="gr11" draw:text-style-name="P2" draw:layer="layout" svg:x1="15.6cm" svg:y1="9.95cm" svg:x2="15.6cm" svg:y2="13.169cm">
          <text:p/>
        </draw:line>
        <draw:frame draw:style-name="gr8" draw:text-style-name="P4" draw:layer="layout" svg:width="0.8cm" svg:height="6.723cm" svg:x="2cm" svg:y="21.569cm">
          <draw:text-box>
            <text:p text:style-name="P5"><text:span text:style-name="T1">0</text:span></text:p>
            <text:p text:style-name="P5"><text:span text:style-name="T1">1</text:span></text:p>
            <text:p text:style-name="P5"><text:span text:style-name="T1">4</text:span></text:p>
            <text:p text:style-name="P5"><text:span text:style-name="T1">5</text:span></text:p>
            <text:p text:style-name="P5"><text:span text:style-name="T1">16</text:span></text:p>
            <text:p text:style-name="P5"><text:span text:style-name="T1">17</text:span></text:p>
            <text:p text:style-name="P5"><text:span text:style-name="T1">20</text:span></text:p>
            <text:p text:style-name="P5"><text:span text:style-name="T1">21</text:span></text:p>
          </draw:text-box>
        </draw:frame>
        <draw:frame draw:style-name="gr8" draw:text-style-name="P4" draw:layer="layout" svg:width="0.8cm" svg:height="6.723cm" svg:x="2.8cm" svg:y="21.569cm">
          <draw:text-box>
            <text:p text:style-name="P5"><text:span text:style-name="T1">2</text:span></text:p>
            <text:p text:style-name="P5"><text:span text:style-name="T1">3</text:span></text:p>
            <text:p text:style-name="P5"><text:span text:style-name="T1">6</text:span></text:p>
            <text:p text:style-name="P5"><text:span text:style-name="T1">7</text:span></text:p>
            <text:p text:style-name="P5"><text:span text:style-name="T1">18</text:span></text:p>
            <text:p text:style-name="P5"><text:span text:style-name="T1">19</text:span></text:p>
            <text:p text:style-name="P5"><text:span text:style-name="T1">22</text:span></text:p>
            <text:p text:style-name="P5"><text:span text:style-name="T1">23</text:span></text:p>
          </draw:text-box>
        </draw:frame>
        <draw:frame draw:style-name="gr8" draw:text-style-name="P4" draw:layer="layout" svg:width="0.8cm" svg:height="6.723cm" svg:x="3.6cm" svg:y="21.569cm">
          <draw:text-box>
            <text:p text:style-name="P5"><text:span text:style-name="T1">8</text:span></text:p>
            <text:p text:style-name="P5"><text:span text:style-name="T1">9</text:span></text:p>
            <text:p text:style-name="P5"><text:span text:style-name="T1">12</text:span></text:p>
            <text:p text:style-name="P5"><text:span text:style-name="T1">13</text:span></text:p>
            <text:p text:style-name="P5"><text:span text:style-name="T1">24</text:span></text:p>
            <text:p text:style-name="P5"><text:span text:style-name="T1">25</text:span></text:p>
            <text:p text:style-name="P5"><text:span text:style-name="T1">28</text:span></text:p>
            <text:p text:style-name="P5"><text:span text:style-name="T1">29</text:span></text:p>
          </draw:text-box>
        </draw:frame>
        <draw:frame draw:style-name="gr8" draw:text-style-name="P4" draw:layer="layout" svg:width="0.8cm" svg:height="6.723cm" svg:x="4.4cm" svg:y="21.569cm">
          <draw:text-box>
            <text:p text:style-name="P5"><text:span text:style-name="T1">10</text:span></text:p>
            <text:p text:style-name="P5"><text:span text:style-name="T1">11</text:span></text:p>
            <text:p text:style-name="P5"><text:span text:style-name="T1">14</text:span></text:p>
            <text:p text:style-name="P5"><text:span text:style-name="T1">15</text:span></text:p>
            <text:p text:style-name="P5"><text:span text:style-name="T1">26</text:span></text:p>
            <text:p text:style-name="P5"><text:span text:style-name="T1">27</text:span></text:p>
            <text:p text:style-name="P5"><text:span text:style-name="T1">30</text:span></text:p>
            <text:p text:style-name="P5"><text:span text:style-name="T1">31</text:span></text:p>
          </draw:text-box>
        </draw:frame>
        <draw:frame draw:style-name="gr8" draw:text-style-name="P4" draw:layer="layout" svg:width="0.8cm" svg:height="6.723cm" svg:x="5.2cm" svg:y="21.569cm">
          <draw:text-box>
            <text:p text:style-name="P5"><text:span text:style-name="T1">32</text:span></text:p>
            <text:p text:style-name="P5"><text:span text:style-name="T1">33</text:span></text:p>
            <text:p text:style-name="P5"><text:span text:style-name="T1">36</text:span></text:p>
            <text:p text:style-name="P5"><text:span text:style-name="T1">37</text:span></text:p>
            <text:p text:style-name="P5"><text:span text:style-name="T1">48</text:span></text:p>
            <text:p text:style-name="P5"><text:span text:style-name="T1">49</text:span></text:p>
            <text:p text:style-name="P5"><text:span text:style-name="T1">52</text:span></text:p>
            <text:p text:style-name="P5"><text:span text:style-name="T1">53</text:span></text:p>
          </draw:text-box>
        </draw:frame>
        <draw:frame draw:style-name="gr8" draw:text-style-name="P4" draw:layer="layout" svg:width="0.8cm" svg:height="6.723cm" svg:x="6cm" svg:y="21.569cm">
          <draw:text-box>
            <text:p text:style-name="P5"><text:span text:style-name="T1">34</text:span></text:p>
            <text:p text:style-name="P5"><text:span text:style-name="T1">35</text:span></text:p>
            <text:p text:style-name="P5"><text:span text:style-name="T1">38</text:span></text:p>
            <text:p text:style-name="P5"><text:span text:style-name="T1">39</text:span></text:p>
            <text:p text:style-name="P5"><text:span text:style-name="T1">50</text:span></text:p>
            <text:p text:style-name="P5"><text:span text:style-name="T1">51</text:span></text:p>
            <text:p text:style-name="P5"><text:span text:style-name="T1">54</text:span></text:p>
            <text:p text:style-name="P5"><text:span text:style-name="T1">55</text:span></text:p>
          </draw:text-box>
        </draw:frame>
        <draw:frame draw:style-name="gr8" draw:text-style-name="P4" draw:layer="layout" svg:width="0.8cm" svg:height="6.723cm" svg:x="6.8cm" svg:y="21.569cm">
          <draw:text-box>
            <text:p text:style-name="P5"><text:span text:style-name="T1">40</text:span></text:p>
            <text:p text:style-name="P5"><text:span text:style-name="T1">41</text:span></text:p>
            <text:p text:style-name="P5"><text:span text:style-name="T1">44</text:span></text:p>
            <text:p text:style-name="P5"><text:span text:style-name="T1">45</text:span></text:p>
            <text:p text:style-name="P5"><text:span text:style-name="T1">56</text:span></text:p>
            <text:p text:style-name="P5"><text:span text:style-name="T1">57</text:span></text:p>
            <text:p text:style-name="P5"><text:span text:style-name="T1">60</text:span></text:p>
            <text:p text:style-name="P5"><text:span text:style-name="T1">61</text:span></text:p>
          </draw:text-box>
        </draw:frame>
        <draw:frame draw:style-name="gr8" draw:text-style-name="P4" draw:layer="layout" svg:width="0.8cm" svg:height="6.723cm" svg:x="7.6cm" svg:y="21.569cm">
          <draw:text-box>
            <text:p text:style-name="P5"><text:span text:style-name="T1">42</text:span></text:p>
            <text:p text:style-name="P5"><text:span text:style-name="T1">43</text:span></text:p>
            <text:p text:style-name="P5"><text:span text:style-name="T1">46</text:span></text:p>
            <text:p text:style-name="P5"><text:span text:style-name="T1">47</text:span></text:p>
            <text:p text:style-name="P5"><text:span text:style-name="T1">58</text:span></text:p>
            <text:p text:style-name="P5"><text:span text:style-name="T1">59</text:span></text:p>
            <text:p text:style-name="P5"><text:span text:style-name="T1">62</text:span></text:p>
            <text:p text:style-name="P5"><text:span text:style-name="T1">63</text:span></text:p>
          </draw:text-box>
        </draw:frame>
        <draw:polygon draw:style-name="gr2" draw:text-style-name="P2" draw:layer="layout" svg:width="1.4cm" svg:height="1.4cm" svg:x="3.7cm" svg:y="21.9cm" svg:viewBox="0 0 1401 1401" draw:points="0,1401 1401,1401 1401,0 0,0">
          <text:p/>
        </draw:polygon>
        <draw:polygon draw:style-name="gr2" draw:text-style-name="P2" draw:layer="layout" svg:width="3.16cm" svg:height="3.16cm" svg:x="2cm" svg:y="21.8cm" svg:viewBox="0 0 3161 3161" draw:points="0,3161 3161,3161 3161,0 0,0">
          <text:p/>
        </draw:polygon>
        <draw:polygon draw:style-name="gr2" draw:text-style-name="P2" draw:layer="layout" svg:width="6.6cm" svg:height="6.6cm" svg:x="1.9cm" svg:y="21.7cm" svg:viewBox="0 0 6601 6601" draw:points="0,6601 6601,6601 6601,0 0,0">
          <text:p/>
        </draw:polygon>
        <draw:polygon draw:style-name="gr2" draw:text-style-name="P2" draw:layer="layout" svg:width="3.16cm" svg:height="3.16cm" svg:x="5.24cm" svg:y="21.8cm" svg:viewBox="0 0 3161 3161" draw:points="0,3161 3161,3161 3161,0 0,0">
          <text:p/>
        </draw:polygon>
        <draw:polygon draw:style-name="gr2" draw:text-style-name="P2" draw:layer="layout" svg:width="3.16cm" svg:height="3.16cm" svg:x="2cm" svg:y="25.04cm" svg:viewBox="0 0 3161 3161" draw:points="0,3161 3161,3161 3161,0 0,0">
          <text:p/>
        </draw:polygon>
        <draw:polygon draw:style-name="gr2" draw:text-style-name="P2" draw:layer="layout" svg:width="3.16cm" svg:height="3.16cm" svg:x="5.24cm" svg:y="25.04cm" svg:viewBox="0 0 3161 3161" draw:points="0,3161 3161,3161 3161,0 0,0">
          <text:p/>
        </draw:polygon>
        <draw:polygon draw:style-name="gr2" draw:text-style-name="P2" draw:layer="layout" svg:width="1.4cm" svg:height="1.4cm" svg:x="2.1cm" svg:y="21.9cm" svg:viewBox="0 0 1401 1401" draw:points="0,1401 1401,1401 1401,0 0,0">
          <text:p/>
        </draw:polygon>
        <draw:polygon draw:style-name="gr2" draw:text-style-name="P2" draw:layer="layout" svg:width="1.4cm" svg:height="1.4cm" svg:x="3.697cm" svg:y="23.5cm" svg:viewBox="0 0 1401 1401" draw:points="0,1401 1401,1401 1401,0 0,0">
          <text:p/>
        </draw:polygon>
        <draw:polygon draw:style-name="gr2" draw:text-style-name="P2" draw:layer="layout" svg:width="1.4cm" svg:height="1.4cm" svg:x="2.1cm" svg:y="23.5cm" svg:viewBox="0 0 1401 1401" draw:points="0,1401 1401,1401 1401,0 0,0">
          <text:p/>
        </draw:polygon>
        <draw:line draw:style-name="gr9" draw:text-style-name="P2" draw:layer="layout" svg:x1="2cm" svg:y1="21.45cm" svg:x2="3.749cm" svg:y2="21.45cm">
          <text:p/>
        </draw:line>
        <draw:line draw:style-name="gr9" draw:text-style-name="P2" draw:layer="layout" svg:x1="1.65cm" svg:y1="21.7cm" svg:x2="1.65cm" svg:y2="23.2cm">
          <text:p/>
        </draw:line>
        <draw:frame draw:style-name="gr4" draw:text-style-name="P4" draw:layer="layout" svg:width="0.5cm" svg:height="0.791cm" svg:x="3.75cm" svg:y="21.0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4cm" svg:y="23.055cm">
          <draw:text-box>
            <text:p text:style-name="P3"><text:span text:style-name="T1">y</text:span></text:p>
          </draw:text-box>
        </draw:frame>
        <draw:polygon draw:style-name="gr10" draw:text-style-name="P2" draw:layer="layout" svg:width="3.2cm" svg:height="4cm" svg:x="2.8cm" svg:y="22.6cm" svg:viewBox="0 0 3201 4001" draw:points="0,4001 3201,4001 3201,0 0,0">
          <text:p/>
        </draw:polygon>
        <draw:polygon draw:style-name="gr2" draw:text-style-name="P2" draw:layer="layout" svg:width="1.4cm" svg:height="1.4cm" svg:x="3.7cm" svg:y="25.1cm" svg:viewBox="0 0 1401 1401" draw:points="0,1401 1401,1401 1401,0 0,0">
          <text:p/>
        </draw:polygon>
        <draw:polygon draw:style-name="gr2" draw:text-style-name="P2" draw:layer="layout" svg:width="1.4cm" svg:height="1.4cm" svg:x="2.1cm" svg:y="25.1cm" svg:viewBox="0 0 1401 1401" draw:points="0,1401 1401,1401 1401,0 0,0">
          <text:p/>
        </draw:polygon>
        <draw:polygon draw:style-name="gr2" draw:text-style-name="P2" draw:layer="layout" svg:width="1.4cm" svg:height="1.4cm" svg:x="3.697cm" svg:y="26.7cm" svg:viewBox="0 0 1401 1401" draw:points="0,1401 1401,1401 1401,0 0,0">
          <text:p/>
        </draw:polygon>
        <draw:polygon draw:style-name="gr2" draw:text-style-name="P2" draw:layer="layout" svg:width="1.4cm" svg:height="1.4cm" svg:x="2.1cm" svg:y="26.7cm" svg:viewBox="0 0 1401 1401" draw:points="0,1401 1401,1401 1401,0 0,0">
          <text:p/>
        </draw:polygon>
        <draw:polygon draw:style-name="gr2" draw:text-style-name="P2" draw:layer="layout" svg:width="1.4cm" svg:height="1.4cm" svg:x="6.9cm" svg:y="21.9cm" svg:viewBox="0 0 1401 1401" draw:points="0,1401 1401,1401 1401,0 0,0">
          <text:p/>
        </draw:polygon>
        <draw:polygon draw:style-name="gr2" draw:text-style-name="P2" draw:layer="layout" svg:width="1.4cm" svg:height="1.4cm" svg:x="5.3cm" svg:y="21.9cm" svg:viewBox="0 0 1401 1401" draw:points="0,1401 1401,1401 1401,0 0,0">
          <text:p/>
        </draw:polygon>
        <draw:polygon draw:style-name="gr2" draw:text-style-name="P2" draw:layer="layout" svg:width="1.4cm" svg:height="1.4cm" svg:x="6.898cm" svg:y="23.5cm" svg:viewBox="0 0 1401 1401" draw:points="0,1401 1401,1401 1401,0 0,0">
          <text:p/>
        </draw:polygon>
        <draw:polygon draw:style-name="gr2" draw:text-style-name="P2" draw:layer="layout" svg:width="1.4cm" svg:height="1.4cm" svg:x="5.3cm" svg:y="23.5cm" svg:viewBox="0 0 1401 1401" draw:points="0,1401 1401,1401 1401,0 0,0">
          <text:p/>
        </draw:polygon>
        <draw:polygon draw:style-name="gr2" draw:text-style-name="P2" draw:layer="layout" svg:width="1.4cm" svg:height="1.4cm" svg:x="6.9cm" svg:y="25.1cm" svg:viewBox="0 0 1401 1401" draw:points="0,1401 1401,1401 1401,0 0,0">
          <text:p/>
        </draw:polygon>
        <draw:polygon draw:style-name="gr2" draw:text-style-name="P2" draw:layer="layout" svg:width="1.4cm" svg:height="1.4cm" svg:x="5.3cm" svg:y="25.1cm" svg:viewBox="0 0 1401 1401" draw:points="0,1401 1401,1401 1401,0 0,0">
          <text:p/>
        </draw:polygon>
        <draw:polygon draw:style-name="gr2" draw:text-style-name="P2" draw:layer="layout" svg:width="1.4cm" svg:height="1.4cm" svg:x="6.898cm" svg:y="26.7cm" svg:viewBox="0 0 1401 1401" draw:points="0,1401 1401,1401 1401,0 0,0">
          <text:p/>
        </draw:polygon>
        <draw:polygon draw:style-name="gr2" draw:text-style-name="P2" draw:layer="layout" svg:width="1.4cm" svg:height="1.4cm" svg:x="5.3cm" svg:y="26.7cm" svg:viewBox="0 0 1401 1401" draw:points="0,1401 1401,1401 1401,0 0,0">
          <text:p/>
        </draw:polygon>
        <draw:frame draw:style-name="gr8" draw:text-style-name="P4" draw:layer="layout" svg:width="0.8cm" svg:height="6.723cm" svg:x="2cm" svg:y="13.569cm">
          <draw:text-box>
            <text:p text:style-name="P5"><text:span text:style-name="T1">0</text:span></text:p>
            <text:p text:style-name="P5"><text:span text:style-name="T1">1</text:span></text:p>
            <text:p text:style-name="P5"><text:span text:style-name="T1">4</text:span></text:p>
            <text:p text:style-name="P5"><text:span text:style-name="T1">5</text:span></text:p>
            <text:p text:style-name="P5"><text:span text:style-name="T1">16</text:span></text:p>
            <text:p text:style-name="P5"><text:span text:style-name="T1">17</text:span></text:p>
            <text:p text:style-name="P5"><text:span text:style-name="T1">20</text:span></text:p>
            <text:p text:style-name="P5"><text:span text:style-name="T1">21</text:span></text:p>
          </draw:text-box>
        </draw:frame>
        <draw:frame draw:style-name="gr8" draw:text-style-name="P4" draw:layer="layout" svg:width="0.8cm" svg:height="6.723cm" svg:x="2.8cm" svg:y="13.569cm">
          <draw:text-box>
            <text:p text:style-name="P5"><text:span text:style-name="T1">2</text:span></text:p>
            <text:p text:style-name="P5"><text:span text:style-name="T1">3</text:span></text:p>
            <text:p text:style-name="P5"><text:span text:style-name="T1">6</text:span></text:p>
            <text:p text:style-name="P5"><text:span text:style-name="T1">7</text:span></text:p>
            <text:p text:style-name="P5"><text:span text:style-name="T1">18</text:span></text:p>
            <text:p text:style-name="P5"><text:span text:style-name="T1">19</text:span></text:p>
            <text:p text:style-name="P5"><text:span text:style-name="T1">22</text:span></text:p>
            <text:p text:style-name="P5"><text:span text:style-name="T1">23</text:span></text:p>
          </draw:text-box>
        </draw:frame>
        <draw:frame draw:style-name="gr8" draw:text-style-name="P4" draw:layer="layout" svg:width="0.8cm" svg:height="6.723cm" svg:x="3.6cm" svg:y="13.569cm">
          <draw:text-box>
            <text:p text:style-name="P5"><text:span text:style-name="T1">8</text:span></text:p>
            <text:p text:style-name="P5"><text:span text:style-name="T1">9</text:span></text:p>
            <text:p text:style-name="P5"><text:span text:style-name="T1">12</text:span></text:p>
            <text:p text:style-name="P5"><text:span text:style-name="T1">13</text:span></text:p>
            <text:p text:style-name="P5"><text:span text:style-name="T1">24</text:span></text:p>
            <text:p text:style-name="P5"><text:span text:style-name="T1">25</text:span></text:p>
            <text:p text:style-name="P5"><text:span text:style-name="T1">28</text:span></text:p>
            <text:p text:style-name="P5"><text:span text:style-name="T1">29</text:span></text:p>
          </draw:text-box>
        </draw:frame>
        <draw:frame draw:style-name="gr8" draw:text-style-name="P4" draw:layer="layout" svg:width="0.8cm" svg:height="6.723cm" svg:x="4.4cm" svg:y="13.569cm">
          <draw:text-box>
            <text:p text:style-name="P5"><text:span text:style-name="T1">10</text:span></text:p>
            <text:p text:style-name="P5"><text:span text:style-name="T1">11</text:span></text:p>
            <text:p text:style-name="P5"><text:span text:style-name="T1">14</text:span></text:p>
            <text:p text:style-name="P5"><text:span text:style-name="T1">15</text:span></text:p>
            <text:p text:style-name="P5"><text:span text:style-name="T1">26</text:span></text:p>
            <text:p text:style-name="P5"><text:span text:style-name="T1">27</text:span></text:p>
            <text:p text:style-name="P5"><text:span text:style-name="T1">30</text:span></text:p>
            <text:p text:style-name="P5"><text:span text:style-name="T1">31</text:span></text:p>
          </draw:text-box>
        </draw:frame>
        <draw:frame draw:style-name="gr8" draw:text-style-name="P4" draw:layer="layout" svg:width="0.8cm" svg:height="6.723cm" svg:x="5.2cm" svg:y="13.569cm">
          <draw:text-box>
            <text:p text:style-name="P5"><text:span text:style-name="T1">32</text:span></text:p>
            <text:p text:style-name="P5"><text:span text:style-name="T1">33</text:span></text:p>
            <text:p text:style-name="P5"><text:span text:style-name="T1">36</text:span></text:p>
            <text:p text:style-name="P5"><text:span text:style-name="T1">37</text:span></text:p>
            <text:p text:style-name="P5"><text:span text:style-name="T1">48</text:span></text:p>
            <text:p text:style-name="P5"><text:span text:style-name="T1">49</text:span></text:p>
            <text:p text:style-name="P5"><text:span text:style-name="T1">52</text:span></text:p>
            <text:p text:style-name="P5"><text:span text:style-name="T1">53</text:span></text:p>
          </draw:text-box>
        </draw:frame>
        <draw:frame draw:style-name="gr8" draw:text-style-name="P4" draw:layer="layout" svg:width="0.8cm" svg:height="6.723cm" svg:x="6cm" svg:y="13.569cm">
          <draw:text-box>
            <text:p text:style-name="P5"><text:span text:style-name="T1">34</text:span></text:p>
            <text:p text:style-name="P5"><text:span text:style-name="T1">35</text:span></text:p>
            <text:p text:style-name="P5"><text:span text:style-name="T1">38</text:span></text:p>
            <text:p text:style-name="P5"><text:span text:style-name="T1">39</text:span></text:p>
            <text:p text:style-name="P5"><text:span text:style-name="T1">50</text:span></text:p>
            <text:p text:style-name="P5"><text:span text:style-name="T1">51</text:span></text:p>
            <text:p text:style-name="P5"><text:span text:style-name="T1">54</text:span></text:p>
            <text:p text:style-name="P5"><text:span text:style-name="T1">55</text:span></text:p>
          </draw:text-box>
        </draw:frame>
        <draw:frame draw:style-name="gr8" draw:text-style-name="P4" draw:layer="layout" svg:width="0.8cm" svg:height="6.723cm" svg:x="6.8cm" svg:y="13.569cm">
          <draw:text-box>
            <text:p text:style-name="P5"><text:span text:style-name="T1">40</text:span></text:p>
            <text:p text:style-name="P5"><text:span text:style-name="T1">41</text:span></text:p>
            <text:p text:style-name="P5"><text:span text:style-name="T1">44</text:span></text:p>
            <text:p text:style-name="P5"><text:span text:style-name="T1">45</text:span></text:p>
            <text:p text:style-name="P5"><text:span text:style-name="T1">56</text:span></text:p>
            <text:p text:style-name="P5"><text:span text:style-name="T1">57</text:span></text:p>
            <text:p text:style-name="P5"><text:span text:style-name="T1">60</text:span></text:p>
            <text:p text:style-name="P5"><text:span text:style-name="T1">61</text:span></text:p>
          </draw:text-box>
        </draw:frame>
        <draw:polygon draw:style-name="gr2" draw:text-style-name="P2" draw:layer="layout" svg:width="1.4cm" svg:height="1.4cm" svg:x="3.7cm" svg:y="13.9cm" svg:viewBox="0 0 1401 1401" draw:points="0,1401 1401,1401 1401,0 0,0">
          <text:p/>
        </draw:polygon>
        <draw:polygon draw:style-name="gr2" draw:text-style-name="P2" draw:layer="layout" svg:width="3.16cm" svg:height="3.16cm" svg:x="2cm" svg:y="13.8cm" svg:viewBox="0 0 3161 3161" draw:points="0,3161 3161,3161 3161,0 0,0">
          <text:p/>
        </draw:polygon>
        <draw:polygon draw:style-name="gr2" draw:text-style-name="P2" draw:layer="layout" svg:width="3.16cm" svg:height="3.16cm" svg:x="2cm" svg:y="17.04cm" svg:viewBox="0 0 3161 3161" draw:points="0,3161 3161,3161 3161,0 0,0">
          <text:p/>
        </draw:polygon>
        <draw:polygon draw:style-name="gr2" draw:text-style-name="P2" draw:layer="layout" svg:width="1.4cm" svg:height="1.4cm" svg:x="2.1cm" svg:y="13.9cm" svg:viewBox="0 0 1401 1401" draw:points="0,1401 1401,1401 1401,0 0,0">
          <text:p/>
        </draw:polygon>
        <draw:polygon draw:style-name="gr2" draw:text-style-name="P2" draw:layer="layout" svg:width="1.4cm" svg:height="1.4cm" svg:x="3.697cm" svg:y="15.5cm" svg:viewBox="0 0 1401 1401" draw:points="0,1401 1401,1401 1401,0 0,0">
          <text:p/>
        </draw:polygon>
        <draw:polygon draw:style-name="gr2" draw:text-style-name="P2" draw:layer="layout" svg:width="1.4cm" svg:height="1.4cm" svg:x="2.1cm" svg:y="15.5cm" svg:viewBox="0 0 1401 1401" draw:points="0,1401 1401,1401 1401,0 0,0">
          <text:p/>
        </draw:polygon>
        <draw:line draw:style-name="gr9" draw:text-style-name="P2" draw:layer="layout" svg:x1="2cm" svg:y1="13.45cm" svg:x2="3.749cm" svg:y2="13.45cm">
          <text:p/>
        </draw:line>
        <draw:line draw:style-name="gr9" draw:text-style-name="P2" draw:layer="layout" svg:x1="1.65cm" svg:y1="13.7cm" svg:x2="1.65cm" svg:y2="15.2cm">
          <text:p/>
        </draw:line>
        <draw:frame draw:style-name="gr4" draw:text-style-name="P4" draw:layer="layout" svg:width="0.5cm" svg:height="0.791cm" svg:x="3.75cm" svg:y="13.0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4cm" svg:y="15.055cm">
          <draw:text-box>
            <text:p text:style-name="P3"><text:span text:style-name="T1">y</text:span></text:p>
          </draw:text-box>
        </draw:frame>
        <draw:polygon draw:style-name="gr2" draw:text-style-name="P2" draw:layer="layout" svg:width="1.4cm" svg:height="1.4cm" svg:x="3.7cm" svg:y="17.1cm" svg:viewBox="0 0 1401 1401" draw:points="0,1401 1401,1401 1401,0 0,0">
          <text:p/>
        </draw:polygon>
        <draw:polygon draw:style-name="gr2" draw:text-style-name="P2" draw:layer="layout" svg:width="1.4cm" svg:height="1.4cm" svg:x="2.1cm" svg:y="17.1cm" svg:viewBox="0 0 1401 1401" draw:points="0,1401 1401,1401 1401,0 0,0">
          <text:p/>
        </draw:polygon>
        <draw:polygon draw:style-name="gr2" draw:text-style-name="P2" draw:layer="layout" svg:width="1.4cm" svg:height="1.4cm" svg:x="3.697cm" svg:y="18.7cm" svg:viewBox="0 0 1401 1401" draw:points="0,1401 1401,1401 1401,0 0,0">
          <text:p/>
        </draw:polygon>
        <draw:polygon draw:style-name="gr2" draw:text-style-name="P2" draw:layer="layout" svg:width="1.4cm" svg:height="1.4cm" svg:x="2.1cm" svg:y="18.7cm" svg:viewBox="0 0 1401 1401" draw:points="0,1401 1401,1401 1401,0 0,0">
          <text:p/>
        </draw:polygon>
        <draw:polygon draw:style-name="gr2" draw:text-style-name="P2" draw:layer="layout" svg:width="1.4cm" svg:height="1.4cm" svg:x="6.9cm" svg:y="13.9cm" svg:viewBox="0 0 1401 1401" draw:points="0,1401 1401,1401 1401,0 0,0">
          <text:p/>
        </draw:polygon>
        <draw:polygon draw:style-name="gr2" draw:text-style-name="P2" draw:layer="layout" svg:width="1.4cm" svg:height="1.4cm" svg:x="5.3cm" svg:y="13.9cm" svg:viewBox="0 0 1401 1401" draw:points="0,1401 1401,1401 1401,0 0,0">
          <text:p/>
        </draw:polygon>
        <draw:polygon draw:style-name="gr2" draw:text-style-name="P2" draw:layer="layout" svg:width="1.4cm" svg:height="1.4cm" svg:x="6.898cm" svg:y="15.5cm" svg:viewBox="0 0 1401 1401" draw:points="0,1401 1401,1401 1401,0 0,0">
          <text:p/>
        </draw:polygon>
        <draw:polygon draw:style-name="gr2" draw:text-style-name="P2" draw:layer="layout" svg:width="1.4cm" svg:height="1.4cm" svg:x="5.3cm" svg:y="15.5cm" svg:viewBox="0 0 1401 1401" draw:points="0,1401 1401,1401 1401,0 0,0">
          <text:p/>
        </draw:polygon>
        <draw:polygon draw:style-name="gr2" draw:text-style-name="P2" draw:layer="layout" svg:width="1.4cm" svg:height="1.4cm" svg:x="6.9cm" svg:y="17.1cm" svg:viewBox="0 0 1401 1401" draw:points="0,1401 1401,1401 1401,0 0,0">
          <text:p/>
        </draw:polygon>
        <draw:polygon draw:style-name="gr2" draw:text-style-name="P2" draw:layer="layout" svg:width="1.4cm" svg:height="1.4cm" svg:x="5.3cm" svg:y="17.1cm" svg:viewBox="0 0 1401 1401" draw:points="0,1401 1401,1401 1401,0 0,0">
          <text:p/>
        </draw:polygon>
        <draw:polygon draw:style-name="gr2" draw:text-style-name="P2" draw:layer="layout" svg:width="1.4cm" svg:height="1.4cm" svg:x="6.898cm" svg:y="18.7cm" svg:viewBox="0 0 1401 1401" draw:points="0,1401 1401,1401 1401,0 0,0">
          <text:p/>
        </draw:polygon>
        <draw:polygon draw:style-name="gr2" draw:text-style-name="P2" draw:layer="layout" svg:width="1.4cm" svg:height="1.4cm" svg:x="5.3cm" svg:y="18.7cm" svg:viewBox="0 0 1401 1401" draw:points="0,1401 1401,1401 1401,0 0,0">
          <text:p/>
        </draw:polygon>
        <draw:polygon draw:style-name="gr2" draw:text-style-name="P2" draw:layer="layout" svg:width="6.6cm" svg:height="6.6cm" svg:x="1.9cm" svg:y="13.7cm" svg:viewBox="0 0 6601 6601" draw:points="0,6601 6601,6601 6601,0 0,0">
          <text:p/>
        </draw:polygon>
        <draw:polygon draw:style-name="gr2" draw:text-style-name="P2" draw:layer="layout" svg:width="3.16cm" svg:height="3.16cm" svg:x="5.24cm" svg:y="13.8cm" svg:viewBox="0 0 3161 3161" draw:points="0,3161 3161,3161 3161,0 0,0">
          <text:p/>
        </draw:polygon>
        <draw:polygon draw:style-name="gr2" draw:text-style-name="P2" draw:layer="layout" svg:width="3.16cm" svg:height="3.16cm" svg:x="5.24cm" svg:y="17.04cm" svg:viewBox="0 0 3161 3161" draw:points="0,3161 3161,3161 3161,0 0,0">
          <text:p/>
        </draw:polygon>
        <draw:frame draw:style-name="gr8" draw:text-style-name="P4" draw:layer="layout" svg:width="0.8cm" svg:height="6.723cm" svg:x="7.6cm" svg:y="13.569cm">
          <draw:text-box>
            <text:p text:style-name="P5"><text:span text:style-name="T1">42</text:span></text:p>
            <text:p text:style-name="P5"><text:span text:style-name="T1">43</text:span></text:p>
            <text:p text:style-name="P5"><text:span text:style-name="T1">46</text:span></text:p>
            <text:p text:style-name="P5"><text:span text:style-name="T1">47</text:span></text:p>
            <text:p text:style-name="P5"><text:span text:style-name="T1">58</text:span></text:p>
            <text:p text:style-name="P5"><text:span text:style-name="T1">59</text:span></text:p>
            <text:p text:style-name="P5"><text:span text:style-name="T1">62</text:span></text:p>
            <text:p text:style-name="P5"><text:span text:style-name="T1">63</text:span></text:p>
          </draw:text-box>
        </draw:frame>
        <draw:g>
          <draw:polygon draw:style-name="gr2" draw:text-style-name="P2" draw:layer="layout" svg:width="1.25cm" svg:height="1.25cm" svg:x="16.25cm" svg:y="4.2cm" svg:viewBox="0 0 1251 1251" draw:points="0,1251 1251,1251 1251,0 0,0">
            <text:p/>
          </draw:polygon>
          <draw:frame draw:style-name="gr12" draw:text-style-name="P4" draw:layer="layout" svg:width="1.25cm" svg:height="1.25cm" svg:x="16.25cm" svg:y="4.2cm">
            <draw:text-box>
              <text:p text:style-name="P3"><text:span text:style-name="T3">00</text:span></text:p>
            </draw:text-box>
          </draw:frame>
        </draw:g>
        <draw:g>
          <draw:g>
            <draw:polygon draw:style-name="gr13" draw:text-style-name="P6" draw:layer="layout" svg:width="1.25cm" svg:height="1.25cm" svg:x="17.5cm" svg:y="4.2cm" svg:viewBox="0 0 1251 1251" draw:points="0,1251 1251,1251 1251,0 0,0">
              <text:p/>
            </draw:polygon>
            <draw:polygon draw:style-name="gr2" draw:text-style-name="P2" draw:layer="layout" svg:width="1.25cm" svg:height="1.25cm" svg:x="17.5cm" svg:y="4.2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7.5cm" svg:y="4.2cm">
            <draw:text-box>
              <text:p text:style-name="P3"><text:span text:style-name="T3">01</text:span></text:p>
              <text:p text:style-name="P3"><text:span text:style-name="T3">(m0)</text:span></text:p>
            </draw:text-box>
          </draw:frame>
        </draw:g>
        <draw:g>
          <draw:polygon draw:style-name="gr2" draw:text-style-name="P2" draw:layer="layout" svg:width="1.25cm" svg:height="1.25cm" svg:x="16.25cm" svg:y="5.45cm" svg:viewBox="0 0 1251 1251" draw:points="0,1251 1251,1251 1251,0 0,0">
            <text:p/>
          </draw:polygon>
          <draw:frame draw:style-name="gr12" draw:text-style-name="P4" draw:layer="layout" svg:width="1.25cm" svg:height="1.25cm" svg:x="16.25cm" svg:y="5.45cm">
            <draw:text-box>
              <text:p text:style-name="P3"><text:span text:style-name="T3">10</text:span></text:p>
            </draw:text-box>
          </draw:frame>
        </draw:g>
        <draw:g>
          <draw:g>
            <draw:polygon draw:style-name="gr13" draw:text-style-name="P6" draw:layer="layout" svg:width="1.25cm" svg:height="1.25cm" svg:x="17.5cm" svg:y="5.45cm" svg:viewBox="0 0 1251 1251" draw:points="0,1251 1251,1251 1251,0 0,0">
              <text:p/>
            </draw:polygon>
            <draw:polygon draw:style-name="gr2" draw:text-style-name="P2" draw:layer="layout" svg:width="1.25cm" svg:height="1.25cm" svg:x="17.5cm" svg:y="5.45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7.5cm" svg:y="5.45cm">
            <draw:text-box>
              <text:p text:style-name="P3"><text:span text:style-name="T3">11</text:span></text:p>
              <text:p text:style-name="P3"><text:span text:style-name="T3">(m1)</text:span></text:p>
            </draw:text-box>
          </draw:frame>
        </draw:g>
        <draw:g>
          <draw:polygon draw:style-name="gr2" draw:text-style-name="P2" draw:layer="layout" svg:width="1.25cm" svg:height="1.25cm" svg:x="9.25cm" svg:y="4.2cm" svg:viewBox="0 0 1251 1251" draw:points="0,1251 1251,1251 1251,0 0,0">
            <text:p/>
          </draw:polygon>
          <draw:frame draw:style-name="gr12" draw:text-style-name="P4" draw:layer="layout" svg:width="1.25cm" svg:height="1.25cm" svg:x="9.25cm" svg:y="4.2cm">
            <draw:text-box>
              <text:p text:style-name="P3"><text:span text:style-name="T3">8</text:span></text:p>
            </draw:text-box>
          </draw:frame>
        </draw:g>
        <draw:g>
          <draw:g>
            <draw:polygon draw:style-name="gr13" draw:text-style-name="P6" draw:layer="layout" svg:width="1.25cm" svg:height="1.25cm" svg:x="10.5cm" svg:y="4.2cm" svg:viewBox="0 0 1251 1251" draw:points="0,1251 1251,1251 1251,0 0,0">
              <text:p/>
            </draw:polygon>
            <draw:polygon draw:style-name="gr2" draw:text-style-name="P2" draw:layer="layout" svg:width="1.25cm" svg:height="1.25cm" svg:x="10.5cm" svg:y="4.2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0.5cm" svg:y="4.2cm">
            <draw:text-box>
              <text:p text:style-name="P3"><text:span text:style-name="T3">9</text:span></text:p>
            </draw:text-box>
          </draw:frame>
        </draw:g>
        <draw:g>
          <draw:polygon draw:style-name="gr2" draw:text-style-name="P2" draw:layer="layout" svg:width="1.25cm" svg:height="1.25cm" svg:x="9.25cm" svg:y="5.45cm" svg:viewBox="0 0 1251 1251" draw:points="0,1251 1251,1251 1251,0 0,0">
            <text:p/>
          </draw:polygon>
          <draw:frame draw:style-name="gr12" draw:text-style-name="P4" draw:layer="layout" svg:width="1.25cm" svg:height="1.25cm" svg:x="9.25cm" svg:y="5.45cm">
            <draw:text-box>
              <text:p text:style-name="P3"><text:span text:style-name="T3">10</text:span></text:p>
            </draw:text-box>
          </draw:frame>
        </draw:g>
        <draw:g>
          <draw:g>
            <draw:polygon draw:style-name="gr13" draw:text-style-name="P6" draw:layer="layout" svg:width="1.25cm" svg:height="1.25cm" svg:x="10.5cm" svg:y="5.45cm" svg:viewBox="0 0 1251 1251" draw:points="0,1251 1251,1251 1251,0 0,0">
              <text:p/>
            </draw:polygon>
            <draw:polygon draw:style-name="gr2" draw:text-style-name="P2" draw:layer="layout" svg:width="1.25cm" svg:height="1.25cm" svg:x="10.5cm" svg:y="5.45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0.5cm" svg:y="5.45cm">
            <draw:text-box>
              <text:p text:style-name="P3"><text:span text:style-name="T3">11</text:span></text:p>
            </draw:text-box>
          </draw:frame>
        </draw:g>
        <draw:g>
          <draw:polygon draw:style-name="gr2" draw:text-style-name="P2" draw:layer="layout" svg:width="1.25cm" svg:height="1.25cm" svg:x="12.75cm" svg:y="4.2cm" svg:viewBox="0 0 1251 1251" draw:points="0,1251 1251,1251 1251,0 0,0">
            <text:p/>
          </draw:polygon>
          <draw:frame draw:style-name="gr12" draw:text-style-name="P4" draw:layer="layout" svg:width="1.25cm" svg:height="1.25cm" svg:x="12.75cm" svg:y="4.2cm">
            <draw:text-box>
              <text:p text:style-name="P3"><text:span text:style-name="T3">00-10-00</text:span></text:p>
            </draw:text-box>
          </draw:frame>
        </draw:g>
        <draw:g>
          <draw:g>
            <draw:polygon draw:style-name="gr13" draw:text-style-name="P6" draw:layer="layout" svg:width="1.25cm" svg:height="1.25cm" svg:x="14cm" svg:y="4.2cm" svg:viewBox="0 0 1251 1251" draw:points="0,1251 1251,1251 1251,0 0,0">
              <text:p/>
            </draw:polygon>
            <draw:polygon draw:style-name="gr2" draw:text-style-name="P2" draw:layer="layout" svg:width="1.25cm" svg:height="1.25cm" svg:x="14cm" svg:y="4.2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4cm" svg:y="4.2cm">
            <draw:text-box>
              <text:p text:style-name="P3"><text:span text:style-name="T3">00-10-01</text:span></text:p>
            </draw:text-box>
          </draw:frame>
        </draw:g>
        <draw:g>
          <draw:polygon draw:style-name="gr2" draw:text-style-name="P2" draw:layer="layout" svg:width="1.25cm" svg:height="1.25cm" svg:x="12.75cm" svg:y="5.45cm" svg:viewBox="0 0 1251 1251" draw:points="0,1251 1251,1251 1251,0 0,0">
            <text:p/>
          </draw:polygon>
          <draw:frame draw:style-name="gr12" draw:text-style-name="P4" draw:layer="layout" svg:width="1.25cm" svg:height="1.25cm" svg:x="12.75cm" svg:y="5.45cm">
            <draw:text-box>
              <text:p text:style-name="P3"><text:span text:style-name="T3">00-10-10</text:span></text:p>
            </draw:text-box>
          </draw:frame>
        </draw:g>
        <draw:g>
          <draw:g>
            <draw:polygon draw:style-name="gr13" draw:text-style-name="P6" draw:layer="layout" svg:width="1.25cm" svg:height="1.25cm" svg:x="14cm" svg:y="5.45cm" svg:viewBox="0 0 1251 1251" draw:points="0,1251 1251,1251 1251,0 0,0">
              <text:p/>
            </draw:polygon>
            <draw:polygon draw:style-name="gr2" draw:text-style-name="P2" draw:layer="layout" svg:width="1.25cm" svg:height="1.25cm" svg:x="14cm" svg:y="5.45cm" svg:viewBox="0 0 1251 1251" draw:points="0,1251 1251,1251 1251,0 0,0">
              <text:p/>
            </draw:polygon>
          </draw:g>
          <draw:frame draw:style-name="gr12" draw:text-style-name="P4" draw:layer="layout" svg:width="1.25cm" svg:height="1.25cm" svg:x="14cm" svg:y="5.45cm">
            <draw:text-box>
              <text:p text:style-name="P3"><text:span text:style-name="T3">00-10-11</text:span></text:p>
            </draw:text-box>
          </draw:frame>
        </draw:g>
        <draw:path draw:style-name="gr11" draw:text-style-name="P2" draw:layer="layout" svg:width="3cm" svg:height="0.094cm" svg:x="2cm" svg:y="7.903cm" svg:viewBox="0 0 3001 95" svg:d="M3001 95v-1c0-9-2-16-6-24-4-7-10-12-17-17-7-4-15-6-23-6h-1408c-8 0-16-2-23-6-7-5-13-10-17-18-4-7-6-14-6-23 0 9-2 16-6 24-4 7-10 12-17 17-7 4-15 6-23 6h-1-1408c-8 0-16 2-23 6-7 5-13 10-17 17-4 8-6 15-6 24v1">
          <text:p/>
        </draw:path>
        <draw:path draw:style-name="gr11" draw:text-style-name="P2" draw:layer="layout" svg:width="0.75cm" svg:height="0.094cm" svg:x="5cm" svg:y="7.903cm" svg:viewBox="0 0 751 95" svg:d="M751 95v-1c0-9-2-16-6-24-4-7-10-12-17-17-7-4-15-6-23-6h-1-282c-9 0-16-2-23-6-8-5-13-10-17-18-5-7-6-14-6-23 0 9-2 16-7 24-4 7-9 12-17 17-7 4-14 6-23 6h-1-282c-8 0-16 2-23 6-7 5-13 10-17 17-4 8-6 15-6 24v1">
          <text:p/>
        </draw:path>
      </draw:page>
      <draw:page draw:name="Page-2" draw:style-name="dp1" draw:master-page-name="PM1">
        <draw:g>
          <draw:polygon draw:style-name="gr14" draw:text-style-name="P7" draw:layer="layout" svg:width="6.6cm" svg:height="6.6cm" svg:x="2cm" svg:y="1.45cm" svg:viewBox="0 0 6601 6601" draw:points="0,6601 6601,6601 6601,0 0,0">
            <text:p/>
          </draw:polygon>
          <draw:polygon draw:style-name="gr15" draw:text-style-name="P2" draw:layer="layout" svg:width="6.6cm" svg:height="6.6cm" svg:x="2cm" svg:y="1.45cm" svg:viewBox="0 0 6601 6601" draw:points="0,6601 6601,6601 6601,0 0,0">
            <text:p/>
          </draw:polygon>
        </draw:g>
        <draw:g>
          <draw:polygon draw:style-name="gr16" draw:text-style-name="P8" draw:layer="layout" svg:width="3.16cm" svg:height="3.16cm" svg:x="5.34cm" svg:y="1.55cm" svg:viewBox="0 0 3161 3161" draw:points="0,3161 3161,3161 3161,0 0,0">
            <text:p/>
          </draw:polygon>
          <draw:polygon draw:style-name="gr17" draw:text-style-name="P2" draw:layer="layout" svg:width="3.16cm" svg:height="3.16cm" svg:x="5.34cm" svg:y="1.55cm" svg:viewBox="0 0 3161 3161" draw:points="0,3161 3161,3161 3161,0 0,0">
            <text:p/>
          </draw:polygon>
        </draw:g>
        <draw:g>
          <draw:polygon draw:style-name="gr16" draw:text-style-name="P8" draw:layer="layout" svg:width="3.16cm" svg:height="3.16cm" svg:x="2.1cm" svg:y="1.55cm" svg:viewBox="0 0 3161 3161" draw:points="0,3161 3161,3161 3161,0 0,0">
            <text:p/>
          </draw:polygon>
          <draw:polygon draw:style-name="gr17" draw:text-style-name="P2" draw:layer="layout" svg:width="3.16cm" svg:height="3.16cm" svg:x="2.1cm" svg:y="1.55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3.8cm" svg:y="1.65cm" svg:viewBox="0 0 1401 1401" draw:points="0,1401 1401,1401 1401,0 0,0">
            <text:p/>
          </draw:polygon>
          <draw:polygon draw:style-name="gr18" draw:text-style-name="P2" draw:layer="layout" svg:width="1.4cm" svg:height="1.4cm" svg:x="3.8cm" svg:y="1.6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2.1cm" svg:y="4.79cm" svg:viewBox="0 0 3161 3161" draw:points="0,3161 3161,3161 3161,0 0,0">
            <text:p/>
          </draw:polygon>
          <draw:polygon draw:style-name="gr17" draw:text-style-name="P2" draw:layer="layout" svg:width="3.16cm" svg:height="3.16cm" svg:x="2.1cm" svg:y="4.79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2.2cm" svg:y="1.65cm" svg:viewBox="0 0 1401 1401" draw:points="0,1401 1401,1401 1401,0 0,0">
            <text:p/>
          </draw:polygon>
          <draw:polygon draw:style-name="gr18" draw:text-style-name="P2" draw:layer="layout" svg:width="1.4cm" svg:height="1.4cm" svg:x="2.2cm" svg:y="1.6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3.798cm" svg:y="3.25cm" svg:viewBox="0 0 1401 1401" draw:points="0,1401 1401,1401 1401,0 0,0">
            <text:p/>
          </draw:polygon>
          <draw:polygon draw:style-name="gr18" draw:text-style-name="P2" draw:layer="layout" svg:width="1.4cm" svg:height="1.4cm" svg:x="3.798cm" svg:y="3.2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3.25cm" svg:viewBox="0 0 1401 1401" draw:points="0,1401 1401,1401 1401,0 0,0">
            <text:p/>
          </draw:polygon>
          <draw:polygon draw:style-name="gr18" draw:text-style-name="P2" draw:layer="layout" svg:width="1.4cm" svg:height="1.4cm" svg:x="2.2cm" svg:y="3.25cm" svg:viewBox="0 0 1401 1401" draw:points="0,1401 1401,1401 1401,0 0,0">
            <text:p/>
          </draw:polygon>
        </draw:g>
        <draw:line draw:style-name="gr19" draw:text-style-name="P2" draw:layer="layout" svg:x1="2cm" svg:y1="1.2cm" svg:x2="3.749cm" svg:y2="1.2cm">
          <text:p/>
        </draw:line>
        <draw:line draw:style-name="gr19" draw:text-style-name="P2" draw:layer="layout" svg:x1="1.75cm" svg:y1="1.45cm" svg:x2="1.75cm" svg:y2="2.95cm">
          <text:p/>
        </draw:line>
        <draw:frame draw:style-name="gr5" draw:text-style-name="P4" draw:layer="layout" svg:width="0.8cm" svg:height="0.95cm" svg:x="3.6cm" svg:y="0.725cm">
          <draw:text-box>
            <text:p text:style-name="P3"><text:span text:style-name="T1">p</text:span><text:span text:style-name="T2">1</text:span></text:p>
          </draw:text-box>
        </draw:frame>
        <draw:frame draw:style-name="gr5" draw:text-style-name="P4" draw:layer="layout" svg:width="0.7cm" svg:height="0.95cm" svg:x="1.4cm" svg:y="2.725cm">
          <draw:text-box>
            <text:p text:style-name="P3"><text:span text:style-name="T1">p</text:span><text:span text:style-name="T2">0</text:span></text:p>
          </draw:text-box>
        </draw:frame>
        <draw:g>
          <draw:polygon draw:style-name="gr13" draw:text-style-name="P6" draw:layer="layout" svg:width="1.4cm" svg:height="1.4cm" svg:x="3.8cm" svg:y="4.85cm" svg:viewBox="0 0 1401 1401" draw:points="0,1401 1401,1401 1401,0 0,0">
            <text:p/>
          </draw:polygon>
          <draw:polygon draw:style-name="gr18" draw:text-style-name="P2" draw:layer="layout" svg:width="1.4cm" svg:height="1.4cm" svg:x="3.8cm" svg:y="4.8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4.85cm" svg:viewBox="0 0 1401 1401" draw:points="0,1401 1401,1401 1401,0 0,0">
            <text:p/>
          </draw:polygon>
          <draw:polygon draw:style-name="gr18" draw:text-style-name="P2" draw:layer="layout" svg:width="1.4cm" svg:height="1.4cm" svg:x="2.2cm" svg:y="4.8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3.798cm" svg:y="6.45cm" svg:viewBox="0 0 1401 1401" draw:points="0,1401 1401,1401 1401,0 0,0">
            <text:p/>
          </draw:polygon>
          <draw:polygon draw:style-name="gr18" draw:text-style-name="P2" draw:layer="layout" svg:width="1.4cm" svg:height="1.4cm" svg:x="3.798cm" svg:y="6.4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6.45cm" svg:viewBox="0 0 1401 1401" draw:points="0,1401 1401,1401 1401,0 0,0">
            <text:p/>
          </draw:polygon>
          <draw:polygon draw:style-name="gr18" draw:text-style-name="P2" draw:layer="layout" svg:width="1.4cm" svg:height="1.4cm" svg:x="2.2cm" svg:y="6.4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7cm" svg:y="1.65cm" svg:viewBox="0 0 1401 1401" draw:points="0,1401 1401,1401 1401,0 0,0">
            <text:p/>
          </draw:polygon>
          <draw:polygon draw:style-name="gr18" draw:text-style-name="P2" draw:layer="layout" svg:width="1.4cm" svg:height="1.4cm" svg:x="7cm" svg:y="1.6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1.65cm" svg:viewBox="0 0 1401 1401" draw:points="0,1401 1401,1401 1401,0 0,0">
            <text:p/>
          </draw:polygon>
          <draw:polygon draw:style-name="gr18" draw:text-style-name="P2" draw:layer="layout" svg:width="1.4cm" svg:height="1.4cm" svg:x="5.4cm" svg:y="1.6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6.997cm" svg:y="3.25cm" svg:viewBox="0 0 1401 1401" draw:points="0,1401 1401,1401 1401,0 0,0">
            <text:p/>
          </draw:polygon>
          <draw:polygon draw:style-name="gr18" draw:text-style-name="P2" draw:layer="layout" svg:width="1.4cm" svg:height="1.4cm" svg:x="6.997cm" svg:y="3.2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3.25cm" svg:viewBox="0 0 1401 1401" draw:points="0,1401 1401,1401 1401,0 0,0">
            <text:p/>
          </draw:polygon>
          <draw:polygon draw:style-name="gr18" draw:text-style-name="P2" draw:layer="layout" svg:width="1.4cm" svg:height="1.4cm" svg:x="5.4cm" svg:y="3.2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5.34cm" svg:y="4.79cm" svg:viewBox="0 0 3161 3161" draw:points="0,3161 3161,3161 3161,0 0,0">
            <text:p/>
          </draw:polygon>
          <draw:polygon draw:style-name="gr17" draw:text-style-name="P2" draw:layer="layout" svg:width="3.16cm" svg:height="3.16cm" svg:x="5.34cm" svg:y="4.79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7cm" svg:y="4.85cm" svg:viewBox="0 0 1401 1401" draw:points="0,1401 1401,1401 1401,0 0,0">
            <text:p/>
          </draw:polygon>
          <draw:polygon draw:style-name="gr18" draw:text-style-name="P2" draw:layer="layout" svg:width="1.4cm" svg:height="1.4cm" svg:x="7cm" svg:y="4.8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4.85cm" svg:viewBox="0 0 1401 1401" draw:points="0,1401 1401,1401 1401,0 0,0">
            <text:p/>
          </draw:polygon>
          <draw:polygon draw:style-name="gr18" draw:text-style-name="P2" draw:layer="layout" svg:width="1.4cm" svg:height="1.4cm" svg:x="5.4cm" svg:y="4.8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6.997cm" svg:y="6.45cm" svg:viewBox="0 0 1401 1401" draw:points="0,1401 1401,1401 1401,0 0,0">
            <text:p/>
          </draw:polygon>
          <draw:polygon draw:style-name="gr18" draw:text-style-name="P2" draw:layer="layout" svg:width="1.4cm" svg:height="1.4cm" svg:x="6.997cm" svg:y="6.4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6.45cm" svg:viewBox="0 0 1401 1401" draw:points="0,1401 1401,1401 1401,0 0,0">
            <text:p/>
          </draw:polygon>
          <draw:polygon draw:style-name="gr18" draw:text-style-name="P2" draw:layer="layout" svg:width="1.4cm" svg:height="1.4cm" svg:x="5.4cm" svg:y="6.45cm" svg:viewBox="0 0 1401 1401" draw:points="0,1401 1401,1401 1401,0 0,0">
            <text:p/>
          </draw:polygon>
        </draw:g>
        <draw:frame draw:style-name="gr8" draw:text-style-name="P4" draw:layer="layout" svg:width="0.8cm" svg:height="6.723cm" svg:x="2.1cm" svg:y="1.31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2.9cm" svg:y="1.31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3.7cm" svg:y="1.31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4.5cm" svg:y="1.31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5.3cm" svg:y="1.31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6.1cm" svg:y="1.31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6.9cm" svg:y="1.31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7.7cm" svg:y="1.31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g>
          <draw:polygon draw:style-name="gr20" draw:text-style-name="P9" draw:layer="layout" svg:width="6.6cm" svg:height="6.6cm" svg:x="10cm" svg:y="1.45cm" svg:viewBox="0 0 6601 6601" draw:points="0,6601 6601,6601 6601,0 0,0">
            <text:p/>
          </draw:polygon>
          <draw:polygon draw:style-name="gr21" draw:text-style-name="P2" draw:layer="layout" svg:width="6.6cm" svg:height="6.6cm" svg:x="10cm" svg:y="1.45cm" svg:viewBox="0 0 6601 6601" draw:points="0,6601 6601,6601 6601,0 0,0">
            <text:p/>
          </draw:polygon>
        </draw:g>
        <draw:g>
          <draw:polygon draw:style-name="gr16" draw:text-style-name="P8" draw:layer="layout" svg:width="3.16cm" svg:height="3.16cm" svg:x="13.34cm" svg:y="1.55cm" svg:viewBox="0 0 3161 3161" draw:points="0,3161 3161,3161 3161,0 0,0">
            <text:p/>
          </draw:polygon>
          <draw:polygon draw:style-name="gr17" draw:text-style-name="P2" draw:layer="layout" svg:width="3.16cm" svg:height="3.16cm" svg:x="13.34cm" svg:y="1.55cm" svg:viewBox="0 0 3161 3161" draw:points="0,3161 3161,3161 3161,0 0,0">
            <text:p/>
          </draw:polygon>
        </draw:g>
        <draw:g>
          <draw:polygon draw:style-name="gr16" draw:text-style-name="P8" draw:layer="layout" svg:width="3.16cm" svg:height="3.16cm" svg:x="10.1cm" svg:y="1.55cm" svg:viewBox="0 0 3161 3161" draw:points="0,3161 3161,3161 3161,0 0,0">
            <text:p/>
          </draw:polygon>
          <draw:polygon draw:style-name="gr17" draw:text-style-name="P2" draw:layer="layout" svg:width="3.16cm" svg:height="3.16cm" svg:x="10.1cm" svg:y="1.55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11.8cm" svg:y="1.65cm" svg:viewBox="0 0 1401 1401" draw:points="0,1401 1401,1401 1401,0 0,0">
            <text:p/>
          </draw:polygon>
          <draw:polygon draw:style-name="gr23" draw:text-style-name="P2" draw:layer="layout" svg:width="1.4cm" svg:height="1.4cm" svg:x="11.8cm" svg:y="1.6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10.1cm" svg:y="4.79cm" svg:viewBox="0 0 3161 3161" draw:points="0,3161 3161,3161 3161,0 0,0">
            <text:p/>
          </draw:polygon>
          <draw:polygon draw:style-name="gr17" draw:text-style-name="P2" draw:layer="layout" svg:width="3.16cm" svg:height="3.16cm" svg:x="10.1cm" svg:y="4.79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10.2cm" svg:y="1.65cm" svg:viewBox="0 0 1401 1401" draw:points="0,1401 1401,1401 1401,0 0,0">
            <text:p/>
          </draw:polygon>
          <draw:polygon draw:style-name="gr23" draw:text-style-name="P2" draw:layer="layout" svg:width="1.4cm" svg:height="1.4cm" svg:x="10.2cm" svg:y="1.6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1.798cm" svg:y="3.25cm" svg:viewBox="0 0 1401 1401" draw:points="0,1401 1401,1401 1401,0 0,0">
            <text:p/>
          </draw:polygon>
          <draw:polygon draw:style-name="gr23" draw:text-style-name="P2" draw:layer="layout" svg:width="1.4cm" svg:height="1.4cm" svg:x="11.798cm" svg:y="3.2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0.2cm" svg:y="3.25cm" svg:viewBox="0 0 1401 1401" draw:points="0,1401 1401,1401 1401,0 0,0">
            <text:p/>
          </draw:polygon>
          <draw:polygon draw:style-name="gr23" draw:text-style-name="P2" draw:layer="layout" svg:width="1.4cm" svg:height="1.4cm" svg:x="10.2cm" svg:y="3.25cm" svg:viewBox="0 0 1401 1401" draw:points="0,1401 1401,1401 1401,0 0,0">
            <text:p/>
          </draw:polygon>
        </draw:g>
        <draw:line draw:style-name="gr19" draw:text-style-name="P2" draw:layer="layout" svg:x1="10cm" svg:y1="1.2cm" svg:x2="11.749cm" svg:y2="1.2cm">
          <text:p/>
        </draw:line>
        <draw:line draw:style-name="gr19" draw:text-style-name="P2" draw:layer="layout" svg:x1="9.75cm" svg:y1="1.45cm" svg:x2="9.75cm" svg:y2="2.95cm">
          <text:p/>
        </draw:line>
        <draw:frame draw:style-name="gr4" draw:text-style-name="P4" draw:layer="layout" svg:width="0.5cm" svg:height="0.791cm" svg:x="11.75cm" svg:y="0.805cm">
          <draw:text-box>
            <text:p text:style-name="P3"><text:span text:style-name="T1">x</text:span></text:p>
          </draw:text-box>
        </draw:frame>
        <draw:g>
          <draw:polygon draw:style-name="gr22" draw:text-style-name="P10" draw:layer="layout" svg:width="1.4cm" svg:height="1.4cm" svg:x="11.8cm" svg:y="4.85cm" svg:viewBox="0 0 1401 1401" draw:points="0,1401 1401,1401 1401,0 0,0">
            <text:p/>
          </draw:polygon>
          <draw:polygon draw:style-name="gr23" draw:text-style-name="P2" draw:layer="layout" svg:width="1.4cm" svg:height="1.4cm" svg:x="11.8cm" svg:y="4.8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0.2cm" svg:y="4.85cm" svg:viewBox="0 0 1401 1401" draw:points="0,1401 1401,1401 1401,0 0,0">
            <text:p/>
          </draw:polygon>
          <draw:polygon draw:style-name="gr23" draw:text-style-name="P2" draw:layer="layout" svg:width="1.4cm" svg:height="1.4cm" svg:x="10.2cm" svg:y="4.8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1.798cm" svg:y="6.45cm" svg:viewBox="0 0 1401 1401" draw:points="0,1401 1401,1401 1401,0 0,0">
            <text:p/>
          </draw:polygon>
          <draw:polygon draw:style-name="gr23" draw:text-style-name="P2" draw:layer="layout" svg:width="1.4cm" svg:height="1.4cm" svg:x="11.798cm" svg:y="6.4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0.2cm" svg:y="6.45cm" svg:viewBox="0 0 1401 1401" draw:points="0,1401 1401,1401 1401,0 0,0">
            <text:p/>
          </draw:polygon>
          <draw:polygon draw:style-name="gr23" draw:text-style-name="P2" draw:layer="layout" svg:width="1.4cm" svg:height="1.4cm" svg:x="10.2cm" svg:y="6.4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5cm" svg:y="1.65cm" svg:viewBox="0 0 1401 1401" draw:points="0,1401 1401,1401 1401,0 0,0">
            <text:p/>
          </draw:polygon>
          <draw:polygon draw:style-name="gr23" draw:text-style-name="P2" draw:layer="layout" svg:width="1.4cm" svg:height="1.4cm" svg:x="15cm" svg:y="1.6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3.4cm" svg:y="1.65cm" svg:viewBox="0 0 1401 1401" draw:points="0,1401 1401,1401 1401,0 0,0">
            <text:p/>
          </draw:polygon>
          <draw:polygon draw:style-name="gr23" draw:text-style-name="P2" draw:layer="layout" svg:width="1.4cm" svg:height="1.4cm" svg:x="13.4cm" svg:y="1.6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4.997cm" svg:y="3.25cm" svg:viewBox="0 0 1401 1401" draw:points="0,1401 1401,1401 1401,0 0,0">
            <text:p/>
          </draw:polygon>
          <draw:polygon draw:style-name="gr23" draw:text-style-name="P2" draw:layer="layout" svg:width="1.4cm" svg:height="1.4cm" svg:x="14.997cm" svg:y="3.2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3.4cm" svg:y="3.25cm" svg:viewBox="0 0 1401 1401" draw:points="0,1401 1401,1401 1401,0 0,0">
            <text:p/>
          </draw:polygon>
          <draw:polygon draw:style-name="gr23" draw:text-style-name="P2" draw:layer="layout" svg:width="1.4cm" svg:height="1.4cm" svg:x="13.4cm" svg:y="3.2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13.34cm" svg:y="4.79cm" svg:viewBox="0 0 3161 3161" draw:points="0,3161 3161,3161 3161,0 0,0">
            <text:p/>
          </draw:polygon>
          <draw:polygon draw:style-name="gr17" draw:text-style-name="P2" draw:layer="layout" svg:width="3.16cm" svg:height="3.16cm" svg:x="13.34cm" svg:y="4.79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15cm" svg:y="4.85cm" svg:viewBox="0 0 1401 1401" draw:points="0,1401 1401,1401 1401,0 0,0">
            <text:p/>
          </draw:polygon>
          <draw:polygon draw:style-name="gr23" draw:text-style-name="P2" draw:layer="layout" svg:width="1.4cm" svg:height="1.4cm" svg:x="15cm" svg:y="4.8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3.4cm" svg:y="4.85cm" svg:viewBox="0 0 1401 1401" draw:points="0,1401 1401,1401 1401,0 0,0">
            <text:p/>
          </draw:polygon>
          <draw:polygon draw:style-name="gr23" draw:text-style-name="P2" draw:layer="layout" svg:width="1.4cm" svg:height="1.4cm" svg:x="13.4cm" svg:y="4.8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4.997cm" svg:y="6.45cm" svg:viewBox="0 0 1401 1401" draw:points="0,1401 1401,1401 1401,0 0,0">
            <text:p/>
          </draw:polygon>
          <draw:polygon draw:style-name="gr23" draw:text-style-name="P2" draw:layer="layout" svg:width="1.4cm" svg:height="1.4cm" svg:x="14.997cm" svg:y="6.4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13.4cm" svg:y="6.45cm" svg:viewBox="0 0 1401 1401" draw:points="0,1401 1401,1401 1401,0 0,0">
            <text:p/>
          </draw:polygon>
          <draw:polygon draw:style-name="gr23" draw:text-style-name="P2" draw:layer="layout" svg:width="1.4cm" svg:height="1.4cm" svg:x="13.4cm" svg:y="6.45cm" svg:viewBox="0 0 1401 1401" draw:points="0,1401 1401,1401 1401,0 0,0">
            <text:p/>
          </draw:polygon>
        </draw:g>
        <draw:polygon draw:style-name="gr24" draw:text-style-name="P2" draw:layer="layout" svg:width="3.15cm" svg:height="3.956cm" svg:x="10.925cm" svg:y="2.394cm" svg:viewBox="0 0 3151 3957" draw:points="0,3957 3151,3957 3151,0 0,0">
          <text:p/>
        </draw:polygon>
        <draw:g>
          <draw:polygon draw:style-name="gr20" draw:text-style-name="P9" draw:layer="layout" svg:width="6.6cm" svg:height="6.6cm" svg:x="2cm" svg:y="8.7cm" svg:viewBox="0 0 6601 6601" draw:points="0,6601 6601,6601 6601,0 0,0">
            <text:p/>
          </draw:polygon>
          <draw:polygon draw:style-name="gr21" draw:text-style-name="P2" draw:layer="layout" svg:width="6.6cm" svg:height="6.6cm" svg:x="2cm" svg:y="8.7cm" svg:viewBox="0 0 6601 6601" draw:points="0,6601 6601,6601 6601,0 0,0">
            <text:p/>
          </draw:polygon>
        </draw:g>
        <draw:g>
          <draw:polygon draw:style-name="gr16" draw:text-style-name="P8" draw:layer="layout" svg:width="3.16cm" svg:height="3.16cm" svg:x="5.34cm" svg:y="8.8cm" svg:viewBox="0 0 3161 3161" draw:points="0,3161 3161,3161 3161,0 0,0">
            <text:p/>
          </draw:polygon>
          <draw:polygon draw:style-name="gr17" draw:text-style-name="P2" draw:layer="layout" svg:width="3.16cm" svg:height="3.16cm" svg:x="5.34cm" svg:y="8.8cm" svg:viewBox="0 0 3161 3161" draw:points="0,3161 3161,3161 3161,0 0,0">
            <text:p/>
          </draw:polygon>
        </draw:g>
        <draw:g>
          <draw:polygon draw:style-name="gr16" draw:text-style-name="P8" draw:layer="layout" svg:width="3.16cm" svg:height="3.16cm" svg:x="2.1cm" svg:y="8.8cm" svg:viewBox="0 0 3161 3161" draw:points="0,3161 3161,3161 3161,0 0,0">
            <text:p/>
          </draw:polygon>
          <draw:polygon draw:style-name="gr17" draw:text-style-name="P2" draw:layer="layout" svg:width="3.16cm" svg:height="3.16cm" svg:x="2.1cm" svg:y="8.8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3.8cm" svg:y="8.9cm" svg:viewBox="0 0 1401 1401" draw:points="0,1401 1401,1401 1401,0 0,0">
            <text:p/>
          </draw:polygon>
          <draw:polygon draw:style-name="gr23" draw:text-style-name="P2" draw:layer="layout" svg:width="1.4cm" svg:height="1.4cm" svg:x="3.8cm" svg:y="8.9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2.1cm" svg:y="12.04cm" svg:viewBox="0 0 3161 3161" draw:points="0,3161 3161,3161 3161,0 0,0">
            <text:p/>
          </draw:polygon>
          <draw:polygon draw:style-name="gr17" draw:text-style-name="P2" draw:layer="layout" svg:width="3.16cm" svg:height="3.16cm" svg:x="2.1cm" svg:y="12.04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2.2cm" svg:y="8.9cm" svg:viewBox="0 0 1401 1401" draw:points="0,1401 1401,1401 1401,0 0,0">
            <text:p/>
          </draw:polygon>
          <draw:polygon draw:style-name="gr23" draw:text-style-name="P2" draw:layer="layout" svg:width="1.4cm" svg:height="1.4cm" svg:x="2.2cm" svg:y="8.9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3.798cm" svg:y="10.5cm" svg:viewBox="0 0 1401 1401" draw:points="0,1401 1401,1401 1401,0 0,0">
            <text:p/>
          </draw:polygon>
          <draw:polygon draw:style-name="gr23" draw:text-style-name="P2" draw:layer="layout" svg:width="1.4cm" svg:height="1.4cm" svg:x="3.798cm" svg:y="10.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2.2cm" svg:y="10.5cm" svg:viewBox="0 0 1401 1401" draw:points="0,1401 1401,1401 1401,0 0,0">
            <text:p/>
          </draw:polygon>
          <draw:polygon draw:style-name="gr23" draw:text-style-name="P2" draw:layer="layout" svg:width="1.4cm" svg:height="1.4cm" svg:x="2.2cm" svg:y="10.5cm" svg:viewBox="0 0 1401 1401" draw:points="0,1401 1401,1401 1401,0 0,0">
            <text:p/>
          </draw:polygon>
        </draw:g>
        <draw:line draw:style-name="gr19" draw:text-style-name="P2" draw:layer="layout" svg:x1="2cm" svg:y1="8.45cm" svg:x2="3.749cm" svg:y2="8.45cm">
          <text:p/>
        </draw:line>
        <draw:line draw:style-name="gr19" draw:text-style-name="P2" draw:layer="layout" svg:x1="1.75cm" svg:y1="8.7cm" svg:x2="1.75cm" svg:y2="10.2cm">
          <text:p/>
        </draw:line>
        <draw:frame draw:style-name="gr4" draw:text-style-name="P4" draw:layer="layout" svg:width="0.5cm" svg:height="0.791cm" svg:x="3.75cm" svg:y="8.0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5cm" svg:y="10.055cm">
          <draw:text-box>
            <text:p text:style-name="P3"><text:span text:style-name="T1">y</text:span></text:p>
          </draw:text-box>
        </draw:frame>
        <draw:g>
          <draw:polygon draw:style-name="gr22" draw:text-style-name="P10" draw:layer="layout" svg:width="1.4cm" svg:height="1.4cm" svg:x="3.8cm" svg:y="12.1cm" svg:viewBox="0 0 1401 1401" draw:points="0,1401 1401,1401 1401,0 0,0">
            <text:p/>
          </draw:polygon>
          <draw:polygon draw:style-name="gr23" draw:text-style-name="P2" draw:layer="layout" svg:width="1.4cm" svg:height="1.4cm" svg:x="3.8cm" svg:y="12.1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2.2cm" svg:y="12.1cm" svg:viewBox="0 0 1401 1401" draw:points="0,1401 1401,1401 1401,0 0,0">
            <text:p/>
          </draw:polygon>
          <draw:polygon draw:style-name="gr23" draw:text-style-name="P2" draw:layer="layout" svg:width="1.4cm" svg:height="1.4cm" svg:x="2.2cm" svg:y="12.1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3.798cm" svg:y="13.7cm" svg:viewBox="0 0 1401 1401" draw:points="0,1401 1401,1401 1401,0 0,0">
            <text:p/>
          </draw:polygon>
          <draw:polygon draw:style-name="gr23" draw:text-style-name="P2" draw:layer="layout" svg:width="1.4cm" svg:height="1.4cm" svg:x="3.798cm" svg:y="13.7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2.2cm" svg:y="13.7cm" svg:viewBox="0 0 1401 1401" draw:points="0,1401 1401,1401 1401,0 0,0">
            <text:p/>
          </draw:polygon>
          <draw:polygon draw:style-name="gr23" draw:text-style-name="P2" draw:layer="layout" svg:width="1.4cm" svg:height="1.4cm" svg:x="2.2cm" svg:y="13.7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7cm" svg:y="8.9cm" svg:viewBox="0 0 1401 1401" draw:points="0,1401 1401,1401 1401,0 0,0">
            <text:p/>
          </draw:polygon>
          <draw:polygon draw:style-name="gr23" draw:text-style-name="P2" draw:layer="layout" svg:width="1.4cm" svg:height="1.4cm" svg:x="7cm" svg:y="8.9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5.4cm" svg:y="8.9cm" svg:viewBox="0 0 1401 1401" draw:points="0,1401 1401,1401 1401,0 0,0">
            <text:p/>
          </draw:polygon>
          <draw:polygon draw:style-name="gr23" draw:text-style-name="P2" draw:layer="layout" svg:width="1.4cm" svg:height="1.4cm" svg:x="5.4cm" svg:y="8.9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6.997cm" svg:y="10.5cm" svg:viewBox="0 0 1401 1401" draw:points="0,1401 1401,1401 1401,0 0,0">
            <text:p/>
          </draw:polygon>
          <draw:polygon draw:style-name="gr23" draw:text-style-name="P2" draw:layer="layout" svg:width="1.4cm" svg:height="1.4cm" svg:x="6.997cm" svg:y="10.5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5.4cm" svg:y="10.5cm" svg:viewBox="0 0 1401 1401" draw:points="0,1401 1401,1401 1401,0 0,0">
            <text:p/>
          </draw:polygon>
          <draw:polygon draw:style-name="gr23" draw:text-style-name="P2" draw:layer="layout" svg:width="1.4cm" svg:height="1.4cm" svg:x="5.4cm" svg:y="10.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5.34cm" svg:y="12.04cm" svg:viewBox="0 0 3161 3161" draw:points="0,3161 3161,3161 3161,0 0,0">
            <text:p/>
          </draw:polygon>
          <draw:polygon draw:style-name="gr17" draw:text-style-name="P2" draw:layer="layout" svg:width="3.16cm" svg:height="3.16cm" svg:x="5.34cm" svg:y="12.04cm" svg:viewBox="0 0 3161 3161" draw:points="0,3161 3161,3161 3161,0 0,0">
            <text:p/>
          </draw:polygon>
        </draw:g>
        <draw:g>
          <draw:polygon draw:style-name="gr22" draw:text-style-name="P10" draw:layer="layout" svg:width="1.4cm" svg:height="1.4cm" svg:x="7cm" svg:y="12.1cm" svg:viewBox="0 0 1401 1401" draw:points="0,1401 1401,1401 1401,0 0,0">
            <text:p/>
          </draw:polygon>
          <draw:polygon draw:style-name="gr23" draw:text-style-name="P2" draw:layer="layout" svg:width="1.4cm" svg:height="1.4cm" svg:x="7cm" svg:y="12.1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5.4cm" svg:y="12.1cm" svg:viewBox="0 0 1401 1401" draw:points="0,1401 1401,1401 1401,0 0,0">
            <text:p/>
          </draw:polygon>
          <draw:polygon draw:style-name="gr23" draw:text-style-name="P2" draw:layer="layout" svg:width="1.4cm" svg:height="1.4cm" svg:x="5.4cm" svg:y="12.1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6.997cm" svg:y="13.7cm" svg:viewBox="0 0 1401 1401" draw:points="0,1401 1401,1401 1401,0 0,0">
            <text:p/>
          </draw:polygon>
          <draw:polygon draw:style-name="gr23" draw:text-style-name="P2" draw:layer="layout" svg:width="1.4cm" svg:height="1.4cm" svg:x="6.997cm" svg:y="13.7cm" svg:viewBox="0 0 1401 1401" draw:points="0,1401 1401,1401 1401,0 0,0">
            <text:p/>
          </draw:polygon>
        </draw:g>
        <draw:g>
          <draw:polygon draw:style-name="gr22" draw:text-style-name="P10" draw:layer="layout" svg:width="1.4cm" svg:height="1.4cm" svg:x="5.4cm" svg:y="13.7cm" svg:viewBox="0 0 1401 1401" draw:points="0,1401 1401,1401 1401,0 0,0">
            <text:p/>
          </draw:polygon>
          <draw:polygon draw:style-name="gr23" draw:text-style-name="P2" draw:layer="layout" svg:width="1.4cm" svg:height="1.4cm" svg:x="5.4cm" svg:y="13.7cm" svg:viewBox="0 0 1401 1401" draw:points="0,1401 1401,1401 1401,0 0,0">
            <text:p/>
          </draw:polygon>
        </draw:g>
        <draw:polygon draw:style-name="gr24" draw:text-style-name="P2" draw:layer="layout" svg:width="3.15cm" svg:height="3.956cm" svg:x="2.925cm" svg:y="9.644cm" svg:viewBox="0 0 3151 3957" draw:points="0,3957 3151,3957 3151,0 0,0">
          <text:p/>
        </draw:polygon>
        <draw:g>
          <draw:polygon draw:style-name="gr14" draw:text-style-name="P7" draw:layer="layout" svg:width="6.6cm" svg:height="6.6cm" svg:x="10cm" svg:y="8.7cm" svg:viewBox="0 0 6601 6601" draw:points="0,6601 6601,6601 6601,0 0,0">
            <text:p/>
          </draw:polygon>
          <draw:polygon draw:style-name="gr15" draw:text-style-name="P2" draw:layer="layout" svg:width="6.6cm" svg:height="6.6cm" svg:x="10cm" svg:y="8.7cm" svg:viewBox="0 0 6601 6601" draw:points="0,6601 6601,6601 6601,0 0,0">
            <text:p/>
          </draw:polygon>
        </draw:g>
        <draw:g>
          <draw:polygon draw:style-name="gr16" draw:text-style-name="P8" draw:layer="layout" svg:width="3.16cm" svg:height="3.16cm" svg:x="13.34cm" svg:y="8.8cm" svg:viewBox="0 0 3161 3161" draw:points="0,3161 3161,3161 3161,0 0,0">
            <text:p/>
          </draw:polygon>
          <draw:polygon draw:style-name="gr17" draw:text-style-name="P2" draw:layer="layout" svg:width="3.16cm" svg:height="3.16cm" svg:x="13.34cm" svg:y="8.8cm" svg:viewBox="0 0 3161 3161" draw:points="0,3161 3161,3161 3161,0 0,0">
            <text:p/>
          </draw:polygon>
        </draw:g>
        <draw:g>
          <draw:polygon draw:style-name="gr16" draw:text-style-name="P8" draw:layer="layout" svg:width="3.16cm" svg:height="3.16cm" svg:x="10.1cm" svg:y="8.8cm" svg:viewBox="0 0 3161 3161" draw:points="0,3161 3161,3161 3161,0 0,0">
            <text:p/>
          </draw:polygon>
          <draw:polygon draw:style-name="gr17" draw:text-style-name="P2" draw:layer="layout" svg:width="3.16cm" svg:height="3.16cm" svg:x="10.1cm" svg:y="8.8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11.8cm" svg:y="8.9cm" svg:viewBox="0 0 1401 1401" draw:points="0,1401 1401,1401 1401,0 0,0">
            <text:p/>
          </draw:polygon>
          <draw:polygon draw:style-name="gr18" draw:text-style-name="P2" draw:layer="layout" svg:width="1.4cm" svg:height="1.4cm" svg:x="11.8cm" svg:y="8.9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10.1cm" svg:y="12.04cm" svg:viewBox="0 0 3161 3161" draw:points="0,3161 3161,3161 3161,0 0,0">
            <text:p/>
          </draw:polygon>
          <draw:polygon draw:style-name="gr17" draw:text-style-name="P2" draw:layer="layout" svg:width="3.16cm" svg:height="3.16cm" svg:x="10.1cm" svg:y="12.04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10.2cm" svg:y="8.9cm" svg:viewBox="0 0 1401 1401" draw:points="0,1401 1401,1401 1401,0 0,0">
            <text:p/>
          </draw:polygon>
          <draw:polygon draw:style-name="gr18" draw:text-style-name="P2" draw:layer="layout" svg:width="1.4cm" svg:height="1.4cm" svg:x="10.2cm" svg:y="8.9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1.798cm" svg:y="10.5cm" svg:viewBox="0 0 1401 1401" draw:points="0,1401 1401,1401 1401,0 0,0">
            <text:p/>
          </draw:polygon>
          <draw:polygon draw:style-name="gr18" draw:text-style-name="P2" draw:layer="layout" svg:width="1.4cm" svg:height="1.4cm" svg:x="11.798cm" svg:y="10.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0.2cm" svg:y="10.5cm" svg:viewBox="0 0 1401 1401" draw:points="0,1401 1401,1401 1401,0 0,0">
            <text:p/>
          </draw:polygon>
          <draw:polygon draw:style-name="gr18" draw:text-style-name="P2" draw:layer="layout" svg:width="1.4cm" svg:height="1.4cm" svg:x="10.2cm" svg:y="10.5cm" svg:viewBox="0 0 1401 1401" draw:points="0,1401 1401,1401 1401,0 0,0">
            <text:p/>
          </draw:polygon>
        </draw:g>
        <draw:line draw:style-name="gr19" draw:text-style-name="P2" draw:layer="layout" svg:x1="10cm" svg:y1="8.45cm" svg:x2="11.749cm" svg:y2="8.45cm">
          <text:p/>
        </draw:line>
        <draw:line draw:style-name="gr19" draw:text-style-name="P2" draw:layer="layout" svg:x1="9.75cm" svg:y1="8.7cm" svg:x2="9.75cm" svg:y2="10.2cm">
          <text:p/>
        </draw:line>
        <draw:g>
          <draw:polygon draw:style-name="gr13" draw:text-style-name="P6" draw:layer="layout" svg:width="1.4cm" svg:height="1.4cm" svg:x="11.8cm" svg:y="12.1cm" svg:viewBox="0 0 1401 1401" draw:points="0,1401 1401,1401 1401,0 0,0">
            <text:p/>
          </draw:polygon>
          <draw:polygon draw:style-name="gr18" draw:text-style-name="P2" draw:layer="layout" svg:width="1.4cm" svg:height="1.4cm" svg:x="11.8cm" svg:y="12.1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0.2cm" svg:y="12.1cm" svg:viewBox="0 0 1401 1401" draw:points="0,1401 1401,1401 1401,0 0,0">
            <text:p/>
          </draw:polygon>
          <draw:polygon draw:style-name="gr18" draw:text-style-name="P2" draw:layer="layout" svg:width="1.4cm" svg:height="1.4cm" svg:x="10.2cm" svg:y="12.1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1.798cm" svg:y="13.7cm" svg:viewBox="0 0 1401 1401" draw:points="0,1401 1401,1401 1401,0 0,0">
            <text:p/>
          </draw:polygon>
          <draw:polygon draw:style-name="gr18" draw:text-style-name="P2" draw:layer="layout" svg:width="1.4cm" svg:height="1.4cm" svg:x="11.798cm" svg:y="13.7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0.2cm" svg:y="13.7cm" svg:viewBox="0 0 1401 1401" draw:points="0,1401 1401,1401 1401,0 0,0">
            <text:p/>
          </draw:polygon>
          <draw:polygon draw:style-name="gr18" draw:text-style-name="P2" draw:layer="layout" svg:width="1.4cm" svg:height="1.4cm" svg:x="10.2cm" svg:y="13.7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5cm" svg:y="8.9cm" svg:viewBox="0 0 1401 1401" draw:points="0,1401 1401,1401 1401,0 0,0">
            <text:p/>
          </draw:polygon>
          <draw:polygon draw:style-name="gr18" draw:text-style-name="P2" draw:layer="layout" svg:width="1.4cm" svg:height="1.4cm" svg:x="15cm" svg:y="8.9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3.4cm" svg:y="8.9cm" svg:viewBox="0 0 1401 1401" draw:points="0,1401 1401,1401 1401,0 0,0">
            <text:p/>
          </draw:polygon>
          <draw:polygon draw:style-name="gr18" draw:text-style-name="P2" draw:layer="layout" svg:width="1.4cm" svg:height="1.4cm" svg:x="13.4cm" svg:y="8.9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4.997cm" svg:y="10.5cm" svg:viewBox="0 0 1401 1401" draw:points="0,1401 1401,1401 1401,0 0,0">
            <text:p/>
          </draw:polygon>
          <draw:polygon draw:style-name="gr18" draw:text-style-name="P2" draw:layer="layout" svg:width="1.4cm" svg:height="1.4cm" svg:x="14.997cm" svg:y="10.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3.4cm" svg:y="10.5cm" svg:viewBox="0 0 1401 1401" draw:points="0,1401 1401,1401 1401,0 0,0">
            <text:p/>
          </draw:polygon>
          <draw:polygon draw:style-name="gr18" draw:text-style-name="P2" draw:layer="layout" svg:width="1.4cm" svg:height="1.4cm" svg:x="13.4cm" svg:y="10.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13.34cm" svg:y="12.04cm" svg:viewBox="0 0 3161 3161" draw:points="0,3161 3161,3161 3161,0 0,0">
            <text:p/>
          </draw:polygon>
          <draw:polygon draw:style-name="gr17" draw:text-style-name="P2" draw:layer="layout" svg:width="3.16cm" svg:height="3.16cm" svg:x="13.34cm" svg:y="12.04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15cm" svg:y="12.1cm" svg:viewBox="0 0 1401 1401" draw:points="0,1401 1401,1401 1401,0 0,0">
            <text:p/>
          </draw:polygon>
          <draw:polygon draw:style-name="gr18" draw:text-style-name="P2" draw:layer="layout" svg:width="1.4cm" svg:height="1.4cm" svg:x="15cm" svg:y="12.1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3.4cm" svg:y="12.1cm" svg:viewBox="0 0 1401 1401" draw:points="0,1401 1401,1401 1401,0 0,0">
            <text:p/>
          </draw:polygon>
          <draw:polygon draw:style-name="gr18" draw:text-style-name="P2" draw:layer="layout" svg:width="1.4cm" svg:height="1.4cm" svg:x="13.4cm" svg:y="12.1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4.997cm" svg:y="13.7cm" svg:viewBox="0 0 1401 1401" draw:points="0,1401 1401,1401 1401,0 0,0">
            <text:p/>
          </draw:polygon>
          <draw:polygon draw:style-name="gr18" draw:text-style-name="P2" draw:layer="layout" svg:width="1.4cm" svg:height="1.4cm" svg:x="14.997cm" svg:y="13.7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13.4cm" svg:y="13.7cm" svg:viewBox="0 0 1401 1401" draw:points="0,1401 1401,1401 1401,0 0,0">
            <text:p/>
          </draw:polygon>
          <draw:polygon draw:style-name="gr18" draw:text-style-name="P2" draw:layer="layout" svg:width="1.4cm" svg:height="1.4cm" svg:x="13.4cm" svg:y="13.7cm" svg:viewBox="0 0 1401 1401" draw:points="0,1401 1401,1401 1401,0 0,0">
            <text:p/>
          </draw:polygon>
        </draw:g>
        <draw:polygon draw:style-name="gr24" draw:text-style-name="P2" draw:layer="layout" svg:width="3.15cm" svg:height="3.956cm" svg:x="10.925cm" svg:y="9.65cm" svg:viewBox="0 0 3151 3957" draw:points="0,3957 3151,3957 3151,0 0,0">
          <text:p/>
        </draw:polygon>
        <draw:g>
          <draw:polygon draw:style-name="gr14" draw:text-style-name="P7" draw:layer="layout" svg:width="6.6cm" svg:height="6.6cm" svg:x="2cm" svg:y="15.95cm" svg:viewBox="0 0 6601 6601" draw:points="0,6601 6601,6601 6601,0 0,0">
            <text:p/>
          </draw:polygon>
          <draw:polygon draw:style-name="gr15" draw:text-style-name="P2" draw:layer="layout" svg:width="6.6cm" svg:height="6.6cm" svg:x="2cm" svg:y="15.95cm" svg:viewBox="0 0 6601 6601" draw:points="0,6601 6601,6601 6601,0 0,0">
            <text:p/>
          </draw:polygon>
        </draw:g>
        <draw:g>
          <draw:polygon draw:style-name="gr16" draw:text-style-name="P8" draw:layer="layout" svg:width="3.16cm" svg:height="3.16cm" svg:x="5.34cm" svg:y="16.05cm" svg:viewBox="0 0 3161 3161" draw:points="0,3161 3161,3161 3161,0 0,0">
            <text:p/>
          </draw:polygon>
          <draw:polygon draw:style-name="gr17" draw:text-style-name="P2" draw:layer="layout" svg:width="3.16cm" svg:height="3.16cm" svg:x="5.34cm" svg:y="16.05cm" svg:viewBox="0 0 3161 3161" draw:points="0,3161 3161,3161 3161,0 0,0">
            <text:p/>
          </draw:polygon>
        </draw:g>
        <draw:g>
          <draw:polygon draw:style-name="gr16" draw:text-style-name="P8" draw:layer="layout" svg:width="3.16cm" svg:height="3.16cm" svg:x="2.1cm" svg:y="16.05cm" svg:viewBox="0 0 3161 3161" draw:points="0,3161 3161,3161 3161,0 0,0">
            <text:p/>
          </draw:polygon>
          <draw:polygon draw:style-name="gr17" draw:text-style-name="P2" draw:layer="layout" svg:width="3.16cm" svg:height="3.16cm" svg:x="2.1cm" svg:y="16.05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3.8cm" svg:y="16.15cm" svg:viewBox="0 0 1401 1401" draw:points="0,1401 1401,1401 1401,0 0,0">
            <text:p/>
          </draw:polygon>
          <draw:polygon draw:style-name="gr18" draw:text-style-name="P2" draw:layer="layout" svg:width="1.4cm" svg:height="1.4cm" svg:x="3.8cm" svg:y="16.1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2.1cm" svg:y="19.29cm" svg:viewBox="0 0 3161 3161" draw:points="0,3161 3161,3161 3161,0 0,0">
            <text:p/>
          </draw:polygon>
          <draw:polygon draw:style-name="gr17" draw:text-style-name="P2" draw:layer="layout" svg:width="3.16cm" svg:height="3.16cm" svg:x="2.1cm" svg:y="19.29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2.2cm" svg:y="16.15cm" svg:viewBox="0 0 1401 1401" draw:points="0,1401 1401,1401 1401,0 0,0">
            <text:p/>
          </draw:polygon>
          <draw:polygon draw:style-name="gr18" draw:text-style-name="P2" draw:layer="layout" svg:width="1.4cm" svg:height="1.4cm" svg:x="2.2cm" svg:y="16.1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3.798cm" svg:y="17.75cm" svg:viewBox="0 0 1401 1401" draw:points="0,1401 1401,1401 1401,0 0,0">
            <text:p/>
          </draw:polygon>
          <draw:polygon draw:style-name="gr18" draw:text-style-name="P2" draw:layer="layout" svg:width="1.4cm" svg:height="1.4cm" svg:x="3.798cm" svg:y="17.7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17.75cm" svg:viewBox="0 0 1401 1401" draw:points="0,1401 1401,1401 1401,0 0,0">
            <text:p/>
          </draw:polygon>
          <draw:polygon draw:style-name="gr18" draw:text-style-name="P2" draw:layer="layout" svg:width="1.4cm" svg:height="1.4cm" svg:x="2.2cm" svg:y="17.75cm" svg:viewBox="0 0 1401 1401" draw:points="0,1401 1401,1401 1401,0 0,0">
            <text:p/>
          </draw:polygon>
        </draw:g>
        <draw:line draw:style-name="gr19" draw:text-style-name="P2" draw:layer="layout" svg:x1="2cm" svg:y1="15.7cm" svg:x2="3.749cm" svg:y2="15.7cm">
          <text:p/>
        </draw:line>
        <draw:line draw:style-name="gr19" draw:text-style-name="P2" draw:layer="layout" svg:x1="1.75cm" svg:y1="15.95cm" svg:x2="1.75cm" svg:y2="17.45cm">
          <text:p/>
        </draw:line>
        <draw:g>
          <draw:polygon draw:style-name="gr13" draw:text-style-name="P6" draw:layer="layout" svg:width="1.4cm" svg:height="1.4cm" svg:x="3.8cm" svg:y="19.35cm" svg:viewBox="0 0 1401 1401" draw:points="0,1401 1401,1401 1401,0 0,0">
            <text:p/>
          </draw:polygon>
          <draw:polygon draw:style-name="gr18" draw:text-style-name="P2" draw:layer="layout" svg:width="1.4cm" svg:height="1.4cm" svg:x="3.8cm" svg:y="19.3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19.35cm" svg:viewBox="0 0 1401 1401" draw:points="0,1401 1401,1401 1401,0 0,0">
            <text:p/>
          </draw:polygon>
          <draw:polygon draw:style-name="gr18" draw:text-style-name="P2" draw:layer="layout" svg:width="1.4cm" svg:height="1.4cm" svg:x="2.2cm" svg:y="19.3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3.798cm" svg:y="20.95cm" svg:viewBox="0 0 1401 1401" draw:points="0,1401 1401,1401 1401,0 0,0">
            <text:p/>
          </draw:polygon>
          <draw:polygon draw:style-name="gr18" draw:text-style-name="P2" draw:layer="layout" svg:width="1.4cm" svg:height="1.4cm" svg:x="3.798cm" svg:y="20.9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2.2cm" svg:y="20.95cm" svg:viewBox="0 0 1401 1401" draw:points="0,1401 1401,1401 1401,0 0,0">
            <text:p/>
          </draw:polygon>
          <draw:polygon draw:style-name="gr18" draw:text-style-name="P2" draw:layer="layout" svg:width="1.4cm" svg:height="1.4cm" svg:x="2.2cm" svg:y="20.9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7cm" svg:y="16.15cm" svg:viewBox="0 0 1401 1401" draw:points="0,1401 1401,1401 1401,0 0,0">
            <text:p/>
          </draw:polygon>
          <draw:polygon draw:style-name="gr18" draw:text-style-name="P2" draw:layer="layout" svg:width="1.4cm" svg:height="1.4cm" svg:x="7cm" svg:y="16.1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16.15cm" svg:viewBox="0 0 1401 1401" draw:points="0,1401 1401,1401 1401,0 0,0">
            <text:p/>
          </draw:polygon>
          <draw:polygon draw:style-name="gr18" draw:text-style-name="P2" draw:layer="layout" svg:width="1.4cm" svg:height="1.4cm" svg:x="5.4cm" svg:y="16.1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6.997cm" svg:y="17.75cm" svg:viewBox="0 0 1401 1401" draw:points="0,1401 1401,1401 1401,0 0,0">
            <text:p/>
          </draw:polygon>
          <draw:polygon draw:style-name="gr18" draw:text-style-name="P2" draw:layer="layout" svg:width="1.4cm" svg:height="1.4cm" svg:x="6.997cm" svg:y="17.7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17.75cm" svg:viewBox="0 0 1401 1401" draw:points="0,1401 1401,1401 1401,0 0,0">
            <text:p/>
          </draw:polygon>
          <draw:polygon draw:style-name="gr18" draw:text-style-name="P2" draw:layer="layout" svg:width="1.4cm" svg:height="1.4cm" svg:x="5.4cm" svg:y="17.75cm" svg:viewBox="0 0 1401 1401" draw:points="0,1401 1401,1401 1401,0 0,0">
            <text:p/>
          </draw:polygon>
        </draw:g>
        <draw:g>
          <draw:polygon draw:style-name="gr16" draw:text-style-name="P8" draw:layer="layout" svg:width="3.16cm" svg:height="3.16cm" svg:x="5.34cm" svg:y="19.29cm" svg:viewBox="0 0 3161 3161" draw:points="0,3161 3161,3161 3161,0 0,0">
            <text:p/>
          </draw:polygon>
          <draw:polygon draw:style-name="gr17" draw:text-style-name="P2" draw:layer="layout" svg:width="3.16cm" svg:height="3.16cm" svg:x="5.34cm" svg:y="19.29cm" svg:viewBox="0 0 3161 3161" draw:points="0,3161 3161,3161 3161,0 0,0">
            <text:p/>
          </draw:polygon>
        </draw:g>
        <draw:g>
          <draw:polygon draw:style-name="gr13" draw:text-style-name="P6" draw:layer="layout" svg:width="1.4cm" svg:height="1.4cm" svg:x="7cm" svg:y="19.35cm" svg:viewBox="0 0 1401 1401" draw:points="0,1401 1401,1401 1401,0 0,0">
            <text:p/>
          </draw:polygon>
          <draw:polygon draw:style-name="gr18" draw:text-style-name="P2" draw:layer="layout" svg:width="1.4cm" svg:height="1.4cm" svg:x="7cm" svg:y="19.3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19.35cm" svg:viewBox="0 0 1401 1401" draw:points="0,1401 1401,1401 1401,0 0,0">
            <text:p/>
          </draw:polygon>
          <draw:polygon draw:style-name="gr18" draw:text-style-name="P2" draw:layer="layout" svg:width="1.4cm" svg:height="1.4cm" svg:x="5.4cm" svg:y="19.3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6.997cm" svg:y="20.95cm" svg:viewBox="0 0 1401 1401" draw:points="0,1401 1401,1401 1401,0 0,0">
            <text:p/>
          </draw:polygon>
          <draw:polygon draw:style-name="gr18" draw:text-style-name="P2" draw:layer="layout" svg:width="1.4cm" svg:height="1.4cm" svg:x="6.997cm" svg:y="20.95cm" svg:viewBox="0 0 1401 1401" draw:points="0,1401 1401,1401 1401,0 0,0">
            <text:p/>
          </draw:polygon>
        </draw:g>
        <draw:g>
          <draw:polygon draw:style-name="gr13" draw:text-style-name="P6" draw:layer="layout" svg:width="1.4cm" svg:height="1.4cm" svg:x="5.4cm" svg:y="20.95cm" svg:viewBox="0 0 1401 1401" draw:points="0,1401 1401,1401 1401,0 0,0">
            <text:p/>
          </draw:polygon>
          <draw:polygon draw:style-name="gr18" draw:text-style-name="P2" draw:layer="layout" svg:width="1.4cm" svg:height="1.4cm" svg:x="5.4cm" svg:y="20.95cm" svg:viewBox="0 0 1401 1401" draw:points="0,1401 1401,1401 1401,0 0,0">
            <text:p/>
          </draw:polygon>
        </draw:g>
        <draw:polygon draw:style-name="gr24" draw:text-style-name="P2" draw:layer="layout" svg:width="3.15cm" svg:height="3.956cm" svg:x="2.925cm" svg:y="16.9cm" svg:viewBox="0 0 3151 3957" draw:points="0,3957 3151,3957 3151,0 0,0">
          <text:p/>
        </draw:polygon>
        <draw:polygon draw:style-name="gr18" draw:text-style-name="P2" draw:layer="layout" svg:width="1.4cm" svg:height="1.4cm" svg:x="11.8cm" svg:y="16.15cm" svg:viewBox="0 0 1401 1401" draw:points="0,1401 1401,1401 1401,0 0,0">
          <text:p/>
        </draw:polygon>
        <draw:polygon draw:style-name="gr18" draw:text-style-name="P2" draw:layer="layout" svg:width="3.16cm" svg:height="3.16cm" svg:x="10.1cm" svg:y="16.05cm" svg:viewBox="0 0 3161 3161" draw:points="0,3161 3161,3161 3161,0 0,0">
          <text:p/>
        </draw:polygon>
        <draw:polygon draw:style-name="gr18" draw:text-style-name="P2" draw:layer="layout" svg:width="3.16cm" svg:height="3.16cm" svg:x="10.1cm" svg:y="19.29cm" svg:viewBox="0 0 3161 3161" draw:points="0,3161 3161,3161 3161,0 0,0">
          <text:p/>
        </draw:polygon>
        <draw:polygon draw:style-name="gr18" draw:text-style-name="P2" draw:layer="layout" svg:width="1.4cm" svg:height="1.4cm" svg:x="10.2cm" svg:y="16.15cm" svg:viewBox="0 0 1401 1401" draw:points="0,1401 1401,1401 1401,0 0,0">
          <text:p/>
        </draw:polygon>
        <draw:polygon draw:style-name="gr18" draw:text-style-name="P2" draw:layer="layout" svg:width="1.4cm" svg:height="1.4cm" svg:x="11.798cm" svg:y="17.75cm" svg:viewBox="0 0 1401 1401" draw:points="0,1401 1401,1401 1401,0 0,0">
          <text:p/>
        </draw:polygon>
        <draw:polygon draw:style-name="gr18" draw:text-style-name="P2" draw:layer="layout" svg:width="1.4cm" svg:height="1.4cm" svg:x="10.2cm" svg:y="17.75cm" svg:viewBox="0 0 1401 1401" draw:points="0,1401 1401,1401 1401,0 0,0">
          <text:p/>
        </draw:polygon>
        <draw:line draw:style-name="gr19" draw:text-style-name="P2" draw:layer="layout" svg:x1="9.75cm" svg:y1="15.95cm" svg:x2="9.75cm" svg:y2="17.45cm">
          <text:p/>
        </draw:line>
        <draw:frame draw:style-name="gr4" draw:text-style-name="P4" draw:layer="layout" svg:width="0.5cm" svg:height="0.791cm" svg:x="9.5cm" svg:y="17.305cm">
          <draw:text-box>
            <text:p text:style-name="P3"><text:span text:style-name="T1">y</text:span></text:p>
          </draw:text-box>
        </draw:frame>
        <draw:polygon draw:style-name="gr18" draw:text-style-name="P2" draw:layer="layout" svg:width="1.4cm" svg:height="1.4cm" svg:x="11.8cm" svg:y="19.35cm" svg:viewBox="0 0 1401 1401" draw:points="0,1401 1401,1401 1401,0 0,0">
          <text:p/>
        </draw:polygon>
        <draw:polygon draw:style-name="gr18" draw:text-style-name="P2" draw:layer="layout" svg:width="1.4cm" svg:height="1.4cm" svg:x="10.2cm" svg:y="19.35cm" svg:viewBox="0 0 1401 1401" draw:points="0,1401 1401,1401 1401,0 0,0">
          <text:p/>
        </draw:polygon>
        <draw:polygon draw:style-name="gr18" draw:text-style-name="P2" draw:layer="layout" svg:width="1.4cm" svg:height="1.4cm" svg:x="11.798cm" svg:y="20.95cm" svg:viewBox="0 0 1401 1401" draw:points="0,1401 1401,1401 1401,0 0,0">
          <text:p/>
        </draw:polygon>
        <draw:polygon draw:style-name="gr18" draw:text-style-name="P2" draw:layer="layout" svg:width="1.4cm" svg:height="1.4cm" svg:x="10.2cm" svg:y="20.95cm" svg:viewBox="0 0 1401 1401" draw:points="0,1401 1401,1401 1401,0 0,0">
          <text:p/>
        </draw:polygon>
        <draw:polygon draw:style-name="gr18" draw:text-style-name="P2" draw:layer="layout" svg:width="1.4cm" svg:height="1.4cm" svg:x="15cm" svg:y="16.15cm" svg:viewBox="0 0 1401 1401" draw:points="0,1401 1401,1401 1401,0 0,0">
          <text:p/>
        </draw:polygon>
        <draw:polygon draw:style-name="gr18" draw:text-style-name="P2" draw:layer="layout" svg:width="1.4cm" svg:height="1.4cm" svg:x="13.4cm" svg:y="16.15cm" svg:viewBox="0 0 1401 1401" draw:points="0,1401 1401,1401 1401,0 0,0">
          <text:p/>
        </draw:polygon>
        <draw:polygon draw:style-name="gr18" draw:text-style-name="P2" draw:layer="layout" svg:width="1.4cm" svg:height="1.4cm" svg:x="14.997cm" svg:y="17.75cm" svg:viewBox="0 0 1401 1401" draw:points="0,1401 1401,1401 1401,0 0,0">
          <text:p/>
        </draw:polygon>
        <draw:polygon draw:style-name="gr18" draw:text-style-name="P2" draw:layer="layout" svg:width="1.4cm" svg:height="1.4cm" svg:x="13.4cm" svg:y="17.75cm" svg:viewBox="0 0 1401 1401" draw:points="0,1401 1401,1401 1401,0 0,0">
          <text:p/>
        </draw:polygon>
        <draw:polygon draw:style-name="gr18" draw:text-style-name="P2" draw:layer="layout" svg:width="1.4cm" svg:height="1.4cm" svg:x="15cm" svg:y="19.35cm" svg:viewBox="0 0 1401 1401" draw:points="0,1401 1401,1401 1401,0 0,0">
          <text:p/>
        </draw:polygon>
        <draw:polygon draw:style-name="gr18" draw:text-style-name="P2" draw:layer="layout" svg:width="1.4cm" svg:height="1.4cm" svg:x="13.4cm" svg:y="19.35cm" svg:viewBox="0 0 1401 1401" draw:points="0,1401 1401,1401 1401,0 0,0">
          <text:p/>
        </draw:polygon>
        <draw:polygon draw:style-name="gr18" draw:text-style-name="P2" draw:layer="layout" svg:width="1.4cm" svg:height="1.4cm" svg:x="14.997cm" svg:y="20.95cm" svg:viewBox="0 0 1401 1401" draw:points="0,1401 1401,1401 1401,0 0,0">
          <text:p/>
        </draw:polygon>
        <draw:polygon draw:style-name="gr18" draw:text-style-name="P2" draw:layer="layout" svg:width="1.4cm" svg:height="1.4cm" svg:x="13.4cm" svg:y="20.95cm" svg:viewBox="0 0 1401 1401" draw:points="0,1401 1401,1401 1401,0 0,0">
          <text:p/>
        </draw:polygon>
        <draw:polygon draw:style-name="gr18" draw:text-style-name="P2" draw:layer="layout" svg:width="6.6cm" svg:height="6.6cm" svg:x="10cm" svg:y="15.95cm" svg:viewBox="0 0 6601 6601" draw:points="0,6601 6601,6601 6601,0 0,0">
          <text:p/>
        </draw:polygon>
        <draw:polygon draw:style-name="gr18" draw:text-style-name="P2" draw:layer="layout" svg:width="3.16cm" svg:height="3.16cm" svg:x="13.34cm" svg:y="16.05cm" svg:viewBox="0 0 3161 3161" draw:points="0,3161 3161,3161 3161,0 0,0">
          <text:p/>
        </draw:polygon>
        <draw:polygon draw:style-name="gr18" draw:text-style-name="P2" draw:layer="layout" svg:width="3.16cm" svg:height="3.16cm" svg:x="13.34cm" svg:y="19.29cm" svg:viewBox="0 0 3161 3161" draw:points="0,3161 3161,3161 3161,0 0,0">
          <text:p/>
        </draw:polygon>
        <draw:g>
          <draw:polygon draw:style-name="gr18" draw:text-style-name="P2" draw:layer="layout" svg:width="3.16cm" svg:height="3.16cm" svg:x="2.1cm" svg:y="23.05cm" svg:viewBox="0 0 3161 3161" draw:points="0,3161 3161,3161 3161,0 0,0">
            <text:p/>
          </draw:polygon>
          <draw:frame draw:style-name="gr25" draw:text-style-name="P4" draw:layer="layout" svg:width="3.16cm" svg:height="3.16cm" svg:x="2.1cm" svg:y="23.05cm">
            <draw:text-box>
              <text:p text:style-name="P3"><text:span text:style-name="T1">00</text:span></text:p>
            </draw:text-box>
          </draw:frame>
        </draw:g>
        <draw:g>
          <draw:polygon draw:style-name="gr18" draw:text-style-name="P2" draw:layer="layout" svg:width="3.16cm" svg:height="3.16cm" svg:x="2.1cm" svg:y="26.29cm" svg:viewBox="0 0 3161 3161" draw:points="0,3161 3161,3161 3161,0 0,0">
            <text:p/>
          </draw:polygon>
          <draw:frame draw:style-name="gr25" draw:text-style-name="P4" draw:layer="layout" svg:width="3.16cm" svg:height="3.16cm" svg:x="2.1cm" svg:y="26.29cm">
            <draw:text-box>
              <text:p text:style-name="P3"><text:span text:style-name="T1">10</text:span></text:p>
            </draw:text-box>
          </draw:frame>
        </draw:g>
        <draw:polygon draw:style-name="gr18" draw:text-style-name="P2" draw:layer="layout" svg:width="6.6cm" svg:height="6.6cm" svg:x="2cm" svg:y="22.95cm" svg:viewBox="0 0 6601 6601" draw:points="0,6601 6601,6601 6601,0 0,0">
          <text:p/>
        </draw:polygon>
        <draw:g>
          <draw:polygon draw:style-name="gr18" draw:text-style-name="P2" draw:layer="layout" svg:width="3.16cm" svg:height="3.16cm" svg:x="5.34cm" svg:y="23.05cm" svg:viewBox="0 0 3161 3161" draw:points="0,3161 3161,3161 3161,0 0,0">
            <text:p/>
          </draw:polygon>
          <draw:frame draw:style-name="gr25" draw:text-style-name="P4" draw:layer="layout" svg:width="3.16cm" svg:height="3.16cm" svg:x="5.34cm" svg:y="23.05cm">
            <draw:text-box>
              <text:p text:style-name="P3"><text:span text:style-name="T1">01</text:span></text:p>
            </draw:text-box>
          </draw:frame>
        </draw:g>
        <draw:g>
          <draw:polygon draw:style-name="gr18" draw:text-style-name="P2" draw:layer="layout" svg:width="3.16cm" svg:height="3.16cm" svg:x="5.34cm" svg:y="26.29cm" svg:viewBox="0 0 3161 3161" draw:points="0,3161 3161,3161 3161,0 0,0">
            <text:p/>
          </draw:polygon>
          <draw:frame draw:style-name="gr25" draw:text-style-name="P4" draw:layer="layout" svg:width="3.16cm" svg:height="3.16cm" svg:x="5.34cm" svg:y="26.29cm">
            <draw:text-box>
              <text:p text:style-name="P3"><text:span text:style-name="T1">11</text:span></text:p>
            </draw:text-box>
          </draw:frame>
        </draw:g>
        <draw:g>
          <draw:polygon draw:style-name="gr18" draw:text-style-name="P2" draw:layer="layout" svg:width="1.4cm" svg:height="1.4cm" svg:x="11.8cm" svg:y="23.15cm" svg:viewBox="0 0 1401 1401" draw:points="0,1401 1401,1401 1401,0 0,0">
            <text:p/>
          </draw:polygon>
          <draw:frame draw:style-name="gr26" draw:text-style-name="P4" draw:layer="layout" svg:width="1.4cm" svg:height="1.4cm" svg:x="11.8cm" svg:y="23.15cm">
            <draw:text-box>
              <text:p text:style-name="P3"><text:span text:style-name="T1">00-01</text:span></text:p>
            </draw:text-box>
          </draw:frame>
        </draw:g>
        <draw:polygon draw:style-name="gr18" draw:text-style-name="P2" draw:layer="layout" svg:width="3.16cm" svg:height="3.16cm" svg:x="10.1cm" svg:y="23.05cm" svg:viewBox="0 0 3161 3161" draw:points="0,3161 3161,3161 3161,0 0,0">
          <text:p/>
        </draw:polygon>
        <draw:polygon draw:style-name="gr18" draw:text-style-name="P2" draw:layer="layout" svg:width="3.16cm" svg:height="3.16cm" svg:x="10.1cm" svg:y="26.29cm" svg:viewBox="0 0 3161 3161" draw:points="0,3161 3161,3161 3161,0 0,0">
          <text:p/>
        </draw:polygon>
        <draw:g>
          <draw:polygon draw:style-name="gr18" draw:text-style-name="P2" draw:layer="layout" svg:width="1.4cm" svg:height="1.4cm" svg:x="10.2cm" svg:y="23.15cm" svg:viewBox="0 0 1401 1401" draw:points="0,1401 1401,1401 1401,0 0,0">
            <text:p/>
          </draw:polygon>
          <draw:frame draw:style-name="gr26" draw:text-style-name="P4" draw:layer="layout" svg:width="1.4cm" svg:height="1.4cm" svg:x="10.2cm" svg:y="23.15cm">
            <draw:text-box>
              <text:p text:style-name="P3"><text:span text:style-name="T1">00-00</text:span></text:p>
            </draw:text-box>
          </draw:frame>
        </draw:g>
        <draw:g>
          <draw:polygon draw:style-name="gr18" draw:text-style-name="P2" draw:layer="layout" svg:width="1.4cm" svg:height="1.4cm" svg:x="11.798cm" svg:y="24.75cm" svg:viewBox="0 0 1401 1401" draw:points="0,1401 1401,1401 1401,0 0,0">
            <text:p/>
          </draw:polygon>
          <draw:frame draw:style-name="gr26" draw:text-style-name="P4" draw:layer="layout" svg:width="1.4cm" svg:height="1.4cm" svg:x="11.798cm" svg:y="24.75cm">
            <draw:text-box>
              <text:p text:style-name="P3"><text:span text:style-name="T1">00-11</text:span></text:p>
            </draw:text-box>
          </draw:frame>
        </draw:g>
        <draw:g>
          <draw:polygon draw:style-name="gr18" draw:text-style-name="P2" draw:layer="layout" svg:width="1.4cm" svg:height="1.4cm" svg:x="10.2cm" svg:y="24.75cm" svg:viewBox="0 0 1401 1401" draw:points="0,1401 1401,1401 1401,0 0,0">
            <text:p/>
          </draw:polygon>
          <draw:frame draw:style-name="gr26" draw:text-style-name="P4" draw:layer="layout" svg:width="1.4cm" svg:height="1.4cm" svg:x="10.2cm" svg:y="24.75cm">
            <draw:text-box>
              <text:p text:style-name="P3"><text:span text:style-name="T1">00-10</text:span></text:p>
            </draw:text-box>
          </draw:frame>
        </draw:g>
        <draw:g>
          <draw:polygon draw:style-name="gr18" draw:text-style-name="P2" draw:layer="layout" svg:width="1.4cm" svg:height="1.4cm" svg:x="11.8cm" svg:y="26.35cm" svg:viewBox="0 0 1401 1401" draw:points="0,1401 1401,1401 1401,0 0,0">
            <text:p/>
          </draw:polygon>
          <draw:frame draw:style-name="gr26" draw:text-style-name="P4" draw:layer="layout" svg:width="1.4cm" svg:height="1.4cm" svg:x="11.8cm" svg:y="26.35cm">
            <draw:text-box>
              <text:p text:style-name="P3"><text:span text:style-name="T1">01-01</text:span></text:p>
            </draw:text-box>
          </draw:frame>
        </draw:g>
        <draw:g>
          <draw:polygon draw:style-name="gr18" draw:text-style-name="P2" draw:layer="layout" svg:width="1.4cm" svg:height="1.4cm" svg:x="10.2cm" svg:y="26.35cm" svg:viewBox="0 0 1401 1401" draw:points="0,1401 1401,1401 1401,0 0,0">
            <text:p/>
          </draw:polygon>
          <draw:frame draw:style-name="gr26" draw:text-style-name="P4" draw:layer="layout" svg:width="1.4cm" svg:height="1.4cm" svg:x="10.2cm" svg:y="26.35cm">
            <draw:text-box>
              <text:p text:style-name="P3"><text:span text:style-name="T1">01-00</text:span></text:p>
            </draw:text-box>
          </draw:frame>
        </draw:g>
        <draw:g>
          <draw:polygon draw:style-name="gr18" draw:text-style-name="P2" draw:layer="layout" svg:width="1.4cm" svg:height="1.4cm" svg:x="11.798cm" svg:y="27.95cm" svg:viewBox="0 0 1401 1401" draw:points="0,1401 1401,1401 1401,0 0,0">
            <text:p/>
          </draw:polygon>
          <draw:frame draw:style-name="gr26" draw:text-style-name="P4" draw:layer="layout" svg:width="1.4cm" svg:height="1.4cm" svg:x="11.798cm" svg:y="27.95cm">
            <draw:text-box>
              <text:p text:style-name="P3"><text:span text:style-name="T1">01-11</text:span></text:p>
            </draw:text-box>
          </draw:frame>
        </draw:g>
        <draw:g>
          <draw:polygon draw:style-name="gr18" draw:text-style-name="P2" draw:layer="layout" svg:width="1.4cm" svg:height="1.4cm" svg:x="10.2cm" svg:y="27.95cm" svg:viewBox="0 0 1401 1401" draw:points="0,1401 1401,1401 1401,0 0,0">
            <text:p/>
          </draw:polygon>
          <draw:frame draw:style-name="gr26" draw:text-style-name="P4" draw:layer="layout" svg:width="1.4cm" svg:height="1.4cm" svg:x="10.2cm" svg:y="27.95cm">
            <draw:text-box>
              <text:p text:style-name="P3"><text:span text:style-name="T1">01-10</text:span></text:p>
            </draw:text-box>
          </draw:frame>
        </draw:g>
        <draw:g>
          <draw:polygon draw:style-name="gr18" draw:text-style-name="P2" draw:layer="layout" svg:width="1.4cm" svg:height="1.4cm" svg:x="15cm" svg:y="23.15cm" svg:viewBox="0 0 1401 1401" draw:points="0,1401 1401,1401 1401,0 0,0">
            <text:p/>
          </draw:polygon>
          <draw:frame draw:style-name="gr26" draw:text-style-name="P4" draw:layer="layout" svg:width="1.4cm" svg:height="1.4cm" svg:x="15cm" svg:y="23.15cm">
            <draw:text-box>
              <text:p text:style-name="P3"><text:span text:style-name="T1">10-01</text:span></text:p>
            </draw:text-box>
          </draw:frame>
        </draw:g>
        <draw:g>
          <draw:polygon draw:style-name="gr18" draw:text-style-name="P2" draw:layer="layout" svg:width="1.4cm" svg:height="1.4cm" svg:x="13.4cm" svg:y="23.15cm" svg:viewBox="0 0 1401 1401" draw:points="0,1401 1401,1401 1401,0 0,0">
            <text:p/>
          </draw:polygon>
          <draw:frame draw:style-name="gr26" draw:text-style-name="P4" draw:layer="layout" svg:width="1.4cm" svg:height="1.4cm" svg:x="13.4cm" svg:y="23.15cm">
            <draw:text-box>
              <text:p text:style-name="P3"><text:span text:style-name="T1">10-00</text:span></text:p>
            </draw:text-box>
          </draw:frame>
        </draw:g>
        <draw:g>
          <draw:polygon draw:style-name="gr18" draw:text-style-name="P2" draw:layer="layout" svg:width="1.4cm" svg:height="1.4cm" svg:x="14.997cm" svg:y="24.75cm" svg:viewBox="0 0 1401 1401" draw:points="0,1401 1401,1401 1401,0 0,0">
            <text:p/>
          </draw:polygon>
          <draw:frame draw:style-name="gr26" draw:text-style-name="P4" draw:layer="layout" svg:width="1.4cm" svg:height="1.4cm" svg:x="14.997cm" svg:y="24.75cm">
            <draw:text-box>
              <text:p text:style-name="P3"><text:span text:style-name="T1">10-11</text:span></text:p>
            </draw:text-box>
          </draw:frame>
        </draw:g>
        <draw:g>
          <draw:polygon draw:style-name="gr18" draw:text-style-name="P2" draw:layer="layout" svg:width="1.4cm" svg:height="1.4cm" svg:x="13.4cm" svg:y="24.75cm" svg:viewBox="0 0 1401 1401" draw:points="0,1401 1401,1401 1401,0 0,0">
            <text:p/>
          </draw:polygon>
          <draw:frame draw:style-name="gr26" draw:text-style-name="P4" draw:layer="layout" svg:width="1.4cm" svg:height="1.4cm" svg:x="13.4cm" svg:y="24.75cm">
            <draw:text-box>
              <text:p text:style-name="P3"><text:span text:style-name="T1">10-10</text:span></text:p>
            </draw:text-box>
          </draw:frame>
        </draw:g>
        <draw:g>
          <draw:polygon draw:style-name="gr18" draw:text-style-name="P2" draw:layer="layout" svg:width="1.4cm" svg:height="1.4cm" svg:x="15cm" svg:y="26.35cm" svg:viewBox="0 0 1401 1401" draw:points="0,1401 1401,1401 1401,0 0,0">
            <text:p/>
          </draw:polygon>
          <draw:frame draw:style-name="gr26" draw:text-style-name="P4" draw:layer="layout" svg:width="1.4cm" svg:height="1.4cm" svg:x="15cm" svg:y="26.35cm">
            <draw:text-box>
              <text:p text:style-name="P3"><text:span text:style-name="T1">11-01</text:span></text:p>
            </draw:text-box>
          </draw:frame>
        </draw:g>
        <draw:g>
          <draw:polygon draw:style-name="gr18" draw:text-style-name="P2" draw:layer="layout" svg:width="1.4cm" svg:height="1.4cm" svg:x="13.4cm" svg:y="26.35cm" svg:viewBox="0 0 1401 1401" draw:points="0,1401 1401,1401 1401,0 0,0">
            <text:p/>
          </draw:polygon>
          <draw:frame draw:style-name="gr26" draw:text-style-name="P4" draw:layer="layout" svg:width="1.4cm" svg:height="1.4cm" svg:x="13.4cm" svg:y="26.35cm">
            <draw:text-box>
              <text:p text:style-name="P3"><text:span text:style-name="T1">11-00</text:span></text:p>
            </draw:text-box>
          </draw:frame>
        </draw:g>
        <draw:g>
          <draw:polygon draw:style-name="gr18" draw:text-style-name="P2" draw:layer="layout" svg:width="1.4cm" svg:height="1.4cm" svg:x="14.997cm" svg:y="27.95cm" svg:viewBox="0 0 1401 1401" draw:points="0,1401 1401,1401 1401,0 0,0">
            <text:p/>
          </draw:polygon>
          <draw:frame draw:style-name="gr26" draw:text-style-name="P4" draw:layer="layout" svg:width="1.4cm" svg:height="1.4cm" svg:x="14.997cm" svg:y="27.95cm">
            <draw:text-box>
              <text:p text:style-name="P3"><text:span text:style-name="T1">11-11</text:span></text:p>
            </draw:text-box>
          </draw:frame>
        </draw:g>
        <draw:g>
          <draw:polygon draw:style-name="gr18" draw:text-style-name="P2" draw:layer="layout" svg:width="1.4cm" svg:height="1.4cm" svg:x="13.4cm" svg:y="27.95cm" svg:viewBox="0 0 1401 1401" draw:points="0,1401 1401,1401 1401,0 0,0">
            <text:p/>
          </draw:polygon>
          <draw:frame draw:style-name="gr26" draw:text-style-name="P4" draw:layer="layout" svg:width="1.4cm" svg:height="1.4cm" svg:x="13.4cm" svg:y="27.95cm">
            <draw:text-box>
              <text:p text:style-name="P3"><text:span text:style-name="T1">10-10</text:span></text:p>
            </draw:text-box>
          </draw:frame>
        </draw:g>
        <draw:polygon draw:style-name="gr18" draw:text-style-name="P2" draw:layer="layout" svg:width="6.6cm" svg:height="6.6cm" svg:x="10cm" svg:y="22.95cm" svg:viewBox="0 0 6601 6601" draw:points="0,6601 6601,6601 6601,0 0,0">
          <text:p/>
        </draw:polygon>
        <draw:polygon draw:style-name="gr18" draw:text-style-name="P2" draw:layer="layout" svg:width="3.16cm" svg:height="3.16cm" svg:x="13.34cm" svg:y="23.05cm" svg:viewBox="0 0 3161 3161" draw:points="0,3161 3161,3161 3161,0 0,0">
          <text:p/>
        </draw:polygon>
        <draw:polygon draw:style-name="gr18" draw:text-style-name="P2" draw:layer="layout" svg:width="3.16cm" svg:height="3.16cm" svg:x="13.34cm" svg:y="26.29cm" svg:viewBox="0 0 3161 3161" draw:points="0,3161 3161,3161 3161,0 0,0">
          <text:p/>
        </draw:polygon>
        <draw:frame draw:style-name="gr8" draw:text-style-name="P4" draw:layer="layout" svg:width="0.8cm" svg:height="6.723cm" svg:x="10.1cm" svg:y="1.31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10.9cm" svg:y="1.31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11.7cm" svg:y="1.31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12.5cm" svg:y="1.31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13.3cm" svg:y="1.31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14.1cm" svg:y="1.31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14.9cm" svg:y="1.31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15.7cm" svg:y="1.31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frame draw:style-name="gr8" draw:text-style-name="P4" draw:layer="layout" svg:width="0.8cm" svg:height="6.723cm" svg:x="2.1cm" svg:y="8.56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2.9cm" svg:y="8.56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3.7cm" svg:y="8.56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4.5cm" svg:y="8.56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5.3cm" svg:y="8.56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6.1cm" svg:y="8.56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6.9cm" svg:y="8.56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7.7cm" svg:y="8.56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frame draw:style-name="gr8" draw:text-style-name="P4" draw:layer="layout" svg:width="0.8cm" svg:height="6.723cm" svg:x="10.1cm" svg:y="8.56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10.9cm" svg:y="8.56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11.7cm" svg:y="8.56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12.5cm" svg:y="8.56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13.3cm" svg:y="8.56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14.1cm" svg:y="8.56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14.9cm" svg:y="8.56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15.7cm" svg:y="8.56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frame draw:style-name="gr8" draw:text-style-name="P4" draw:layer="layout" svg:width="0.8cm" svg:height="6.723cm" svg:x="2.1cm" svg:y="15.81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2.9cm" svg:y="15.81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3.7cm" svg:y="15.81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4.5cm" svg:y="15.81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5.3cm" svg:y="15.81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6.1cm" svg:y="15.81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6.9cm" svg:y="15.81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7.7cm" svg:y="15.81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frame draw:style-name="gr8" draw:text-style-name="P4" draw:layer="layout" svg:width="0.8cm" svg:height="6.723cm" svg:x="10.1cm" svg:y="15.819cm">
          <draw:text-box>
            <text:p text:style-name="P5"><text:span text:style-name="T1">0</text:span></text:p>
            <text:p text:style-name="P5"><text:span text:style-name="T1">2</text:span></text:p>
            <text:p text:style-name="P5"><text:span text:style-name="T1">8</text:span></text:p>
            <text:p text:style-name="P5"><text:span text:style-name="T1">10</text:span></text:p>
            <text:p text:style-name="P5"><text:span text:style-name="T1">32</text:span></text:p>
            <text:p text:style-name="P5"><text:span text:style-name="T1">34</text:span></text:p>
            <text:p text:style-name="P5"><text:span text:style-name="T1">40</text:span></text:p>
            <text:p text:style-name="P5"><text:span text:style-name="T1">42</text:span></text:p>
          </draw:text-box>
        </draw:frame>
        <draw:frame draw:style-name="gr8" draw:text-style-name="P4" draw:layer="layout" svg:width="0.8cm" svg:height="6.723cm" svg:x="10.9cm" svg:y="15.819cm">
          <draw:text-box>
            <text:p text:style-name="P5"><text:span text:style-name="T1">1</text:span></text:p>
            <text:p text:style-name="P5"><text:span text:style-name="T1">3</text:span></text:p>
            <text:p text:style-name="P5"><text:span text:style-name="T1">9</text:span></text:p>
            <text:p text:style-name="P5"><text:span text:style-name="T1">11</text:span></text:p>
            <text:p text:style-name="P5"><text:span text:style-name="T1">33</text:span></text:p>
            <text:p text:style-name="P5"><text:span text:style-name="T1">35</text:span></text:p>
            <text:p text:style-name="P5"><text:span text:style-name="T1">41</text:span></text:p>
            <text:p text:style-name="P5"><text:span text:style-name="T1">43</text:span></text:p>
          </draw:text-box>
        </draw:frame>
        <draw:frame draw:style-name="gr8" draw:text-style-name="P4" draw:layer="layout" svg:width="0.8cm" svg:height="6.723cm" svg:x="11.7cm" svg:y="15.819cm">
          <draw:text-box>
            <text:p text:style-name="P5"><text:span text:style-name="T1">4</text:span></text:p>
            <text:p text:style-name="P5"><text:span text:style-name="T1">6</text:span></text:p>
            <text:p text:style-name="P5"><text:span text:style-name="T1">12</text:span></text:p>
            <text:p text:style-name="P5"><text:span text:style-name="T1">14</text:span></text:p>
            <text:p text:style-name="P5"><text:span text:style-name="T1">36</text:span></text:p>
            <text:p text:style-name="P5"><text:span text:style-name="T1">38</text:span></text:p>
            <text:p text:style-name="P5"><text:span text:style-name="T1">44</text:span></text:p>
            <text:p text:style-name="P5"><text:span text:style-name="T1">46</text:span></text:p>
          </draw:text-box>
        </draw:frame>
        <draw:frame draw:style-name="gr8" draw:text-style-name="P4" draw:layer="layout" svg:width="0.8cm" svg:height="6.723cm" svg:x="12.5cm" svg:y="15.819cm">
          <draw:text-box>
            <text:p text:style-name="P5"><text:span text:style-name="T1">5</text:span></text:p>
            <text:p text:style-name="P5"><text:span text:style-name="T1">7</text:span></text:p>
            <text:p text:style-name="P5"><text:span text:style-name="T1">13</text:span></text:p>
            <text:p text:style-name="P5"><text:span text:style-name="T1">15</text:span></text:p>
            <text:p text:style-name="P5"><text:span text:style-name="T1">37</text:span></text:p>
            <text:p text:style-name="P5"><text:span text:style-name="T1">39</text:span></text:p>
            <text:p text:style-name="P5"><text:span text:style-name="T1">45</text:span></text:p>
            <text:p text:style-name="P5"><text:span text:style-name="T1">47</text:span></text:p>
          </draw:text-box>
        </draw:frame>
        <draw:frame draw:style-name="gr8" draw:text-style-name="P4" draw:layer="layout" svg:width="0.8cm" svg:height="6.723cm" svg:x="13.3cm" svg:y="15.819cm">
          <draw:text-box>
            <text:p text:style-name="P5"><text:span text:style-name="T1">16</text:span></text:p>
            <text:p text:style-name="P5"><text:span text:style-name="T1">18</text:span></text:p>
            <text:p text:style-name="P5"><text:span text:style-name="T1">24</text:span></text:p>
            <text:p text:style-name="P5"><text:span text:style-name="T1">26</text:span></text:p>
            <text:p text:style-name="P5"><text:span text:style-name="T1">48</text:span></text:p>
            <text:p text:style-name="P5"><text:span text:style-name="T1">50</text:span></text:p>
            <text:p text:style-name="P5"><text:span text:style-name="T1">56</text:span></text:p>
            <text:p text:style-name="P5"><text:span text:style-name="T1">58</text:span></text:p>
          </draw:text-box>
        </draw:frame>
        <draw:frame draw:style-name="gr8" draw:text-style-name="P4" draw:layer="layout" svg:width="0.8cm" svg:height="6.723cm" svg:x="14.1cm" svg:y="15.819cm">
          <draw:text-box>
            <text:p text:style-name="P5"><text:span text:style-name="T1">17</text:span></text:p>
            <text:p text:style-name="P5"><text:span text:style-name="T1">19</text:span></text:p>
            <text:p text:style-name="P5"><text:span text:style-name="T1">25</text:span></text:p>
            <text:p text:style-name="P5"><text:span text:style-name="T1">27</text:span></text:p>
            <text:p text:style-name="P5"><text:span text:style-name="T1">49</text:span></text:p>
            <text:p text:style-name="P5"><text:span text:style-name="T1">51</text:span></text:p>
            <text:p text:style-name="P5"><text:span text:style-name="T1">57</text:span></text:p>
            <text:p text:style-name="P5"><text:span text:style-name="T1">59</text:span></text:p>
          </draw:text-box>
        </draw:frame>
        <draw:frame draw:style-name="gr8" draw:text-style-name="P4" draw:layer="layout" svg:width="0.8cm" svg:height="6.723cm" svg:x="14.9cm" svg:y="15.819cm">
          <draw:text-box>
            <text:p text:style-name="P5"><text:span text:style-name="T1">20</text:span></text:p>
            <text:p text:style-name="P5"><text:span text:style-name="T1">22</text:span></text:p>
            <text:p text:style-name="P5"><text:span text:style-name="T1">28</text:span></text:p>
            <text:p text:style-name="P5"><text:span text:style-name="T1">30</text:span></text:p>
            <text:p text:style-name="P5"><text:span text:style-name="T1">52</text:span></text:p>
            <text:p text:style-name="P5"><text:span text:style-name="T1">54</text:span></text:p>
            <text:p text:style-name="P5"><text:span text:style-name="T1">60</text:span></text:p>
            <text:p text:style-name="P5"><text:span text:style-name="T1">62</text:span></text:p>
          </draw:text-box>
        </draw:frame>
        <draw:frame draw:style-name="gr8" draw:text-style-name="P4" draw:layer="layout" svg:width="0.8cm" svg:height="6.723cm" svg:x="15.7cm" svg:y="15.819cm">
          <draw:text-box>
            <text:p text:style-name="P5"><text:span text:style-name="T1">21</text:span></text:p>
            <text:p text:style-name="P5"><text:span text:style-name="T1">23</text:span></text:p>
            <text:p text:style-name="P5"><text:span text:style-name="T1">29</text:span></text:p>
            <text:p text:style-name="P5"><text:span text:style-name="T1">31</text:span></text:p>
            <text:p text:style-name="P5"><text:span text:style-name="T1">53</text:span></text:p>
            <text:p text:style-name="P5"><text:span text:style-name="T1">55</text:span></text:p>
            <text:p text:style-name="P5"><text:span text:style-name="T1">61</text:span></text:p>
            <text:p text:style-name="P5"><text:span text:style-name="T1">63</text:span></text:p>
          </draw:text-box>
        </draw:frame>
        <draw:line draw:style-name="gr27" draw:text-style-name="P2" draw:layer="layout" svg:x1="12.899cm" svg:y1="17.25cm" svg:x2="11.313cm" svg:y2="17.25cm">
          <text:p/>
        </draw:line>
        <draw:line draw:style-name="gr27" draw:text-style-name="P2" draw:layer="layout" svg:x1="12.891cm" svg:y1="17.26cm" svg:x2="11.29cm" svg:y2="18.051cm">
          <text:p/>
        </draw:line>
        <draw:line draw:style-name="gr27" draw:text-style-name="P2" draw:layer="layout" svg:x1="11.3cm" svg:y1="18.85cm" svg:x2="11.3cm" svg:y2="18.04cm">
          <text:p/>
        </draw:line>
        <draw:line draw:style-name="gr27" draw:text-style-name="P2" draw:layer="layout" svg:x1="11.3cm" svg:y1="18.851cm" svg:x2="12.121cm" svg:y2="18.06cm">
          <text:p/>
        </draw:line>
        <draw:line draw:style-name="gr27" draw:text-style-name="P2" draw:layer="layout" svg:x1="12.1cm" svg:y1="18.821cm" svg:x2="12.908cm" svg:y2="18.047cm">
          <text:p/>
        </draw:line>
        <draw:line draw:style-name="gr27" draw:text-style-name="P2" draw:layer="layout" svg:x1="12.91cm" svg:y1="18.05cm" svg:x2="12.12cm" svg:y2="18.05cm">
          <text:p/>
        </draw:line>
        <draw:line draw:style-name="gr27" draw:text-style-name="P2" draw:layer="layout" svg:x1="12.887cm" svg:y1="18.84cm" svg:x2="12.097cm" svg:y2="18.84cm">
          <text:p/>
        </draw:line>
        <draw:line draw:style-name="gr27" draw:text-style-name="P2" draw:layer="layout" svg:x1="13.701cm" svg:y1="17.24cm" svg:x2="12.89cm" svg:y2="18.851cm">
          <text:p/>
        </draw:line>
        <draw:line draw:style-name="gr27" draw:text-style-name="P2" draw:layer="layout" svg:x1="13.7cm" svg:y1="18.851cm" svg:x2="13.704cm" svg:y2="17.24cm">
          <text:p/>
        </draw:line>
        <draw:line draw:style-name="gr27" draw:text-style-name="P2" draw:layer="layout" svg:x1="11.32cm" svg:y1="19.641cm" svg:x2="13.701cm" svg:y2="18.84cm">
          <text:p/>
        </draw:line>
        <draw:line draw:style-name="gr27" draw:text-style-name="P2" draw:layer="layout" svg:x1="11.307cm" svg:y1="20.447cm" svg:x2="11.307cm" svg:y2="19.637cm">
          <text:p/>
        </draw:line>
        <draw:line draw:style-name="gr27" draw:text-style-name="P2" draw:layer="layout" svg:x1="11.307cm" svg:y1="20.461cm" svg:x2="12.128cm" svg:y2="19.67cm">
          <text:p/>
        </draw:line>
        <draw:line draw:style-name="gr27" draw:text-style-name="P2" draw:layer="layout" svg:x1="12.107cm" svg:y1="20.431cm" svg:x2="12.915cm" svg:y2="19.657cm">
          <text:p/>
        </draw:line>
        <draw:line draw:style-name="gr27" draw:text-style-name="P2" draw:layer="layout" svg:x1="12.917cm" svg:y1="19.66cm" svg:x2="12.127cm" svg:y2="19.66cm">
          <text:p/>
        </draw:line>
        <draw:line draw:style-name="gr27" draw:text-style-name="P2" draw:layer="layout" svg:x1="12.893cm" svg:y1="20.45cm" svg:x2="12.103cm" svg:y2="20.45cm">
          <text:p/>
        </draw:line>
        <draw:line draw:style-name="gr27" draw:text-style-name="P2" draw:layer="layout" svg:x1="13.698cm" svg:y1="19.65cm" svg:x2="12.887cm" svg:y2="20.448cm">
          <text:p/>
        </draw:line>
        <draw:line draw:style-name="gr27" draw:text-style-name="P2" draw:layer="layout" svg:x1="13.697cm" svg:y1="20.448cm" svg:x2="13.701cm" svg:y2="19.65cm">
          <text:p/>
        </draw:line>
        <draw:line draw:style-name="gr27" draw:text-style-name="P2" draw:layer="layout" svg:x1="19.124cm" svg:y1="21.219cm" svg:x2="17.538cm" svg:y2="21.219cm">
          <text:p/>
        </draw:line>
        <draw:line draw:style-name="gr27" draw:text-style-name="P2" draw:layer="layout" svg:x1="19.115cm" svg:y1="21.229cm" svg:x2="17.514cm" svg:y2="22.02cm">
          <text:p/>
        </draw:line>
        <draw:line draw:style-name="gr27" draw:text-style-name="P2" draw:layer="layout" svg:x1="17.524cm" svg:y1="22.818cm" svg:x2="17.524cm" svg:y2="22.009cm">
          <text:p/>
        </draw:line>
        <draw:line draw:style-name="gr27" draw:text-style-name="P2" draw:layer="layout" svg:x1="17.524cm" svg:y1="22.82cm" svg:x2="18.345cm" svg:y2="22.029cm">
          <text:p/>
        </draw:line>
        <draw:line draw:style-name="gr27" draw:text-style-name="P2" draw:layer="layout" svg:x1="18.324cm" svg:y1="22.789cm" svg:x2="19.132cm" svg:y2="22.015cm">
          <text:p/>
        </draw:line>
        <draw:line draw:style-name="gr27" draw:text-style-name="P2" draw:layer="layout" svg:x1="19.134cm" svg:y1="22.018cm" svg:x2="18.344cm" svg:y2="22.018cm">
          <text:p/>
        </draw:line>
        <draw:line draw:style-name="gr27" draw:text-style-name="P2" draw:layer="layout" svg:x1="19.111cm" svg:y1="22.809cm" svg:x2="18.321cm" svg:y2="22.809cm">
          <text:p/>
        </draw:line>
        <draw:line draw:style-name="gr27" draw:text-style-name="P2" draw:layer="layout" svg:x1="19.925cm" svg:y1="21.208cm" svg:x2="19.114cm" svg:y2="22.819cm">
          <text:p/>
        </draw:line>
        <draw:line draw:style-name="gr27" draw:text-style-name="P2" draw:layer="layout" svg:x1="19.924cm" svg:y1="22.819cm" svg:x2="19.928cm" svg:y2="21.208cm">
          <text:p/>
        </draw:line>
        <draw:line draw:style-name="gr27" draw:text-style-name="P2" draw:layer="layout" svg:x1="17.544cm" svg:y1="23.61cm" svg:x2="19.925cm" svg:y2="22.809cm">
          <text:p/>
        </draw:line>
        <draw:line draw:style-name="gr27" draw:text-style-name="P2" draw:layer="layout" svg:x1="17.531cm" svg:y1="24.415cm" svg:x2="17.531cm" svg:y2="23.605cm">
          <text:p/>
        </draw:line>
        <draw:line draw:style-name="gr27" draw:text-style-name="P2" draw:layer="layout" svg:x1="17.531cm" svg:y1="24.43cm" svg:x2="18.352cm" svg:y2="23.639cm">
          <text:p/>
        </draw:line>
        <draw:line draw:style-name="gr27" draw:text-style-name="P2" draw:layer="layout" svg:x1="18.331cm" svg:y1="24.399cm" svg:x2="19.139cm" svg:y2="23.625cm">
          <text:p/>
        </draw:line>
        <draw:line draw:style-name="gr27" draw:text-style-name="P2" draw:layer="layout" svg:x1="19.141cm" svg:y1="23.629cm" svg:x2="18.351cm" svg:y2="23.629cm">
          <text:p/>
        </draw:line>
        <draw:line draw:style-name="gr27" draw:text-style-name="P2" draw:layer="layout" svg:x1="19.922cm" svg:y1="23.619cm" svg:x2="19.111cm" svg:y2="24.417cm">
          <text:p/>
        </draw:line>
        <draw:line draw:style-name="gr27" draw:text-style-name="P2" draw:layer="layout" svg:x1="19.921cm" svg:y1="24.417cm" svg:x2="19.925cm" svg:y2="23.619cm">
          <text:p/>
        </draw:line>
        <draw:line draw:style-name="gr27" draw:text-style-name="P2" draw:layer="layout" svg:x1="19.114cm" svg:y1="24.414cm" svg:x2="18.324cm" svg:y2="24.414cm">
          <text:p/>
        </draw:line>
        <draw:line draw:style-name="gr27" draw:text-style-name="P2" draw:layer="layout" svg:x1="4.907cm" svg:y1="17.24cm" svg:x2="3.321cm" svg:y2="17.24cm">
          <text:p/>
        </draw:line>
        <draw:line draw:style-name="gr27" draw:text-style-name="P2" draw:layer="layout" svg:x1="4.898cm" svg:y1="17.25cm" svg:x2="3.297cm" svg:y2="18.041cm">
          <text:p/>
        </draw:line>
        <draw:line draw:style-name="gr27" draw:text-style-name="P2" draw:layer="layout" svg:x1="3.307cm" svg:y1="18.84cm" svg:x2="3.307cm" svg:y2="18.03cm">
          <text:p/>
        </draw:line>
        <draw:line draw:style-name="gr27" draw:text-style-name="P2" draw:layer="layout" svg:x1="3.307cm" svg:y1="18.841cm" svg:x2="4.128cm" svg:y2="18.05cm">
          <text:p/>
        </draw:line>
        <draw:line draw:style-name="gr27" draw:text-style-name="P2" draw:layer="layout" svg:x1="4.107cm" svg:y1="18.811cm" svg:x2="4.915cm" svg:y2="18.037cm">
          <text:p/>
        </draw:line>
        <draw:line draw:style-name="gr27" draw:text-style-name="P2" draw:layer="layout" svg:x1="4.917cm" svg:y1="18.04cm" svg:x2="4.127cm" svg:y2="18.04cm">
          <text:p/>
        </draw:line>
        <draw:line draw:style-name="gr27" draw:text-style-name="P2" draw:layer="layout" svg:x1="4.894cm" svg:y1="18.83cm" svg:x2="4.104cm" svg:y2="18.83cm">
          <text:p/>
        </draw:line>
        <draw:line draw:style-name="gr27" draw:text-style-name="P2" draw:layer="layout" svg:x1="5.708cm" svg:y1="17.23cm" svg:x2="4.897cm" svg:y2="18.841cm">
          <text:p/>
        </draw:line>
        <draw:line draw:style-name="gr27" draw:text-style-name="P2" draw:layer="layout" svg:x1="5.707cm" svg:y1="18.841cm" svg:x2="5.711cm" svg:y2="17.23cm">
          <text:p/>
        </draw:line>
        <draw:line draw:style-name="gr27" draw:text-style-name="P2" draw:layer="layout" svg:x1="3.327cm" svg:y1="19.631cm" svg:x2="5.708cm" svg:y2="18.83cm">
          <text:p/>
        </draw:line>
        <draw:line draw:style-name="gr27" draw:text-style-name="P2" draw:layer="layout" svg:x1="3.314cm" svg:y1="20.437cm" svg:x2="3.314cm" svg:y2="19.627cm">
          <text:p/>
        </draw:line>
        <draw:line draw:style-name="gr27" draw:text-style-name="P2" draw:layer="layout" svg:x1="3.314cm" svg:y1="20.451cm" svg:x2="4.135cm" svg:y2="19.66cm">
          <text:p/>
        </draw:line>
        <draw:line draw:style-name="gr27" draw:text-style-name="P2" draw:layer="layout" svg:x1="4.114cm" svg:y1="20.421cm" svg:x2="4.922cm" svg:y2="19.647cm">
          <text:p/>
        </draw:line>
        <draw:line draw:style-name="gr27" draw:text-style-name="P2" draw:layer="layout" svg:x1="4.924cm" svg:y1="19.65cm" svg:x2="4.134cm" svg:y2="19.65cm">
          <text:p/>
        </draw:line>
        <draw:line draw:style-name="gr27" draw:text-style-name="P2" draw:layer="layout" svg:x1="5.705cm" svg:y1="19.64cm" svg:x2="4.894cm" svg:y2="20.438cm">
          <text:p/>
        </draw:line>
        <draw:line draw:style-name="gr27" draw:text-style-name="P2" draw:layer="layout" svg:x1="5.704cm" svg:y1="20.438cm" svg:x2="5.708cm" svg:y2="19.64cm">
          <text:p/>
        </draw:line>
        <draw:line draw:style-name="gr27" draw:text-style-name="P2" draw:layer="layout" svg:x1="4.897cm" svg:y1="20.436cm" svg:x2="4.107cm" svg:y2="20.436cm">
          <text:p/>
        </draw:line>
        <draw:line draw:style-name="gr27" draw:text-style-name="P2" draw:layer="layout" svg:x1="17.5cm" svg:y1="17.21cm" svg:x2="17.5cm" svg:y2="18.859cm">
          <text:p/>
        </draw:line>
        <draw:line draw:style-name="gr27" draw:text-style-name="P2" draw:layer="layout" svg:x1="17.5cm" svg:y1="18.851cm" svg:x2="18.321cm" svg:y2="17.21cm">
          <text:p/>
        </draw:line>
        <draw:line draw:style-name="gr27" draw:text-style-name="P2" draw:layer="layout" svg:x1="19.1cm" svg:y1="17.21cm" svg:x2="18.31cm" svg:y2="17.21cm">
          <text:p/>
        </draw:line>
        <draw:line draw:style-name="gr27" draw:text-style-name="P2" draw:layer="layout" svg:x1="18.3cm" svg:y1="18.001cm" svg:x2="19.091cm" svg:y2="17.21cm">
          <text:p/>
        </draw:line>
        <draw:line draw:style-name="gr27" draw:text-style-name="P2" draw:layer="layout" svg:x1="18.3cm" svg:y1="18.86cm" svg:x2="18.3cm" svg:y2="18cm">
          <text:p/>
        </draw:line>
        <draw:line draw:style-name="gr27" draw:text-style-name="P2" draw:layer="layout" svg:x1="19.091cm" svg:y1="18.01cm" svg:x2="18.29cm" svg:y2="18.861cm">
          <text:p/>
        </draw:line>
        <draw:line draw:style-name="gr27" draw:text-style-name="P2" draw:layer="layout" svg:x1="19.1cm" svg:y1="18.867cm" svg:x2="19.1cm" svg:y2="18.007cm">
          <text:p/>
        </draw:line>
        <draw:line draw:style-name="gr27" draw:text-style-name="P2" draw:layer="layout" svg:x1="17.5cm" svg:y1="19.621cm" svg:x2="19.101cm" svg:y2="18.86cm">
          <text:p/>
        </draw:line>
        <draw:line draw:style-name="gr27" draw:text-style-name="P2" draw:layer="layout" svg:x1="17.5cm" svg:y1="19.63cm" svg:x2="17.5cm" svg:y2="20.439cm">
          <text:p/>
        </draw:line>
        <draw:line draw:style-name="gr27" draw:text-style-name="P2" draw:layer="layout" svg:x1="17.5cm" svg:y1="20.441cm" svg:x2="18.301cm" svg:y2="19.61cm">
          <text:p/>
        </draw:line>
        <draw:line draw:style-name="gr27" draw:text-style-name="P2" draw:layer="layout" svg:x1="18.3cm" svg:y1="20.43cm" svg:x2="18.3cm" svg:y2="19.62cm">
          <text:p/>
        </draw:line>
        <draw:line draw:style-name="gr27" draw:text-style-name="P2" draw:layer="layout" svg:x1="18.307cm" svg:y1="20.421cm" svg:x2="19.108cm" svg:y2="19.59cm">
          <text:p/>
        </draw:line>
        <draw:line draw:style-name="gr27" draw:text-style-name="P2" draw:layer="layout" svg:x1="19.107cm" svg:y1="20.41cm" svg:x2="19.107cm" svg:y2="19.6cm">
          <text:p/>
        </draw:line>
        <draw:line draw:style-name="gr27" draw:text-style-name="P2" draw:layer="layout" svg:x1="19.901cm" svg:y1="17.2cm" svg:x2="19.11cm" svg:y2="20.411cm">
          <text:p/>
        </draw:line>
        <draw:line draw:style-name="gr27" draw:text-style-name="P2" draw:layer="layout" svg:x1="19.9cm" svg:y1="17.21cm" svg:x2="19.9cm" svg:y2="20.429cm">
          <text:p/>
        </draw:line>
        <draw:line draw:style-name="gr27" draw:text-style-name="P2" draw:layer="layout" svg:x1="4.878cm" svg:y1="10.011cm" svg:x2="3.292cm" svg:y2="10.011cm">
          <text:p/>
        </draw:line>
        <draw:line draw:style-name="gr27" draw:text-style-name="P2" draw:layer="layout" svg:x1="4.869cm" svg:y1="10.021cm" svg:x2="3.268cm" svg:y2="10.812cm">
          <text:p/>
        </draw:line>
        <draw:line draw:style-name="gr27" draw:text-style-name="P2" draw:layer="layout" svg:x1="3.279cm" svg:y1="11.611cm" svg:x2="3.279cm" svg:y2="10.801cm">
          <text:p/>
        </draw:line>
        <draw:line draw:style-name="gr27" draw:text-style-name="P2" draw:layer="layout" svg:x1="3.279cm" svg:y1="11.612cm" svg:x2="4.1cm" svg:y2="10.821cm">
          <text:p/>
        </draw:line>
        <draw:line draw:style-name="gr27" draw:text-style-name="P2" draw:layer="layout" svg:x1="4.078cm" svg:y1="11.582cm" svg:x2="4.886cm" svg:y2="10.808cm">
          <text:p/>
        </draw:line>
        <draw:line draw:style-name="gr27" draw:text-style-name="P2" draw:layer="layout" svg:x1="4.889cm" svg:y1="10.812cm" svg:x2="4.099cm" svg:y2="10.812cm">
          <text:p/>
        </draw:line>
        <draw:line draw:style-name="gr27" draw:text-style-name="P2" draw:layer="layout" svg:x1="4.865cm" svg:y1="11.601cm" svg:x2="4.075cm" svg:y2="11.601cm">
          <text:p/>
        </draw:line>
        <draw:line draw:style-name="gr27" draw:text-style-name="P2" draw:layer="layout" svg:x1="5.68cm" svg:y1="10.002cm" svg:x2="4.869cm" svg:y2="11.613cm">
          <text:p/>
        </draw:line>
        <draw:line draw:style-name="gr27" draw:text-style-name="P2" draw:layer="layout" svg:x1="5.679cm" svg:y1="11.613cm" svg:x2="5.683cm" svg:y2="10.002cm">
          <text:p/>
        </draw:line>
        <draw:line draw:style-name="gr27" draw:text-style-name="P2" draw:layer="layout" svg:x1="3.299cm" svg:y1="12.402cm" svg:x2="5.68cm" svg:y2="11.601cm">
          <text:p/>
        </draw:line>
        <draw:line draw:style-name="gr27" draw:text-style-name="P2" draw:layer="layout" svg:x1="3.285cm" svg:y1="13.208cm" svg:x2="3.285cm" svg:y2="12.398cm">
          <text:p/>
        </draw:line>
        <draw:line draw:style-name="gr27" draw:text-style-name="P2" draw:layer="layout" svg:x1="3.285cm" svg:y1="13.223cm" svg:x2="4.106cm" svg:y2="12.432cm">
          <text:p/>
        </draw:line>
        <draw:line draw:style-name="gr27" draw:text-style-name="P2" draw:layer="layout" svg:x1="4.085cm" svg:y1="13.192cm" svg:x2="4.893cm" svg:y2="12.418cm">
          <text:p/>
        </draw:line>
        <draw:line draw:style-name="gr27" draw:text-style-name="P2" draw:layer="layout" svg:x1="4.895cm" svg:y1="12.421cm" svg:x2="4.105cm" svg:y2="12.421cm">
          <text:p/>
        </draw:line>
        <draw:line draw:style-name="gr27" draw:text-style-name="P2" draw:layer="layout" svg:x1="5.676cm" svg:y1="12.411cm" svg:x2="4.865cm" svg:y2="13.209cm">
          <text:p/>
        </draw:line>
        <draw:line draw:style-name="gr27" draw:text-style-name="P2" draw:layer="layout" svg:x1="5.675cm" svg:y1="13.209cm" svg:x2="5.679cm" svg:y2="12.411cm">
          <text:p/>
        </draw:line>
        <draw:line draw:style-name="gr27" draw:text-style-name="P2" draw:layer="layout" svg:x1="4.868cm" svg:y1="13.207cm" svg:x2="4.078cm" svg:y2="13.207cm">
          <text:p/>
        </draw:line>
        <draw:frame draw:style-name="gr5" draw:text-style-name="P4" draw:layer="layout" svg:width="0.7cm" svg:height="0.95cm" svg:x="9.4cm" svg:y="9.975cm">
          <draw:text-box>
            <text:p text:style-name="P3"><text:span text:style-name="T1">p</text:span><text:span text:style-name="T2">0</text:span></text:p>
          </draw:text-box>
        </draw:frame>
        <draw:frame draw:style-name="gr5" draw:text-style-name="P4" draw:layer="layout" svg:width="0.7cm" svg:height="0.95cm" svg:x="9.4cm" svg:y="2.725cm">
          <draw:text-box>
            <text:p text:style-name="P3"><text:span text:style-name="T1">p</text:span><text:span text:style-name="T2">0</text:span></text:p>
          </draw:text-box>
        </draw:frame>
        <draw:frame draw:style-name="gr5" draw:text-style-name="P4" draw:layer="layout" svg:width="0.7cm" svg:height="0.95cm" svg:x="1.4cm" svg:y="17.211cm">
          <draw:text-box>
            <text:p text:style-name="P3"><text:span text:style-name="T1">p</text:span><text:span text:style-name="T2">0</text:span></text:p>
          </draw:text-box>
        </draw:frame>
        <draw:frame draw:style-name="gr5" draw:text-style-name="P4" draw:layer="layout" svg:width="0.8cm" svg:height="0.95cm" svg:x="11.6cm" svg:y="7.975cm">
          <draw:text-box>
            <text:p text:style-name="P3"><text:span text:style-name="T1">p</text:span><text:span text:style-name="T2">1</text:span></text:p>
          </draw:text-box>
        </draw:frame>
        <draw:frame draw:style-name="gr5" draw:text-style-name="P4" draw:layer="layout" svg:width="0.8cm" svg:height="0.95cm" svg:x="3.6cm" svg:y="15.225cm">
          <draw:text-box>
            <text:p text:style-name="P3"><text:span text:style-name="T1">p</text:span><text:span text:style-name="T2">1</text:span></text:p>
          </draw:text-box>
        </draw:frame>
      </draw:page>
      <draw:page draw:name="Page-3" draw:style-name="dp1" draw:master-page-name="PM2">
        <draw:frame draw:style-name="gr4" draw:text-style-name="P4" draw:layer="layout" svg:width="1cm" svg:height="0.791cm" svg:x="4.25cm" svg:y="2.555cm">
          <draw:text-box>
            <text:p text:style-name="P3"><text:span text:style-name="T1">000</text:span></text:p>
          </draw:text-box>
        </draw:frame>
        <draw:frame draw:style-name="gr4" draw:text-style-name="P4" draw:layer="layout" svg:width="1cm" svg:height="0.791cm" svg:x="5.25cm" svg:y="2.555cm">
          <draw:text-box>
            <text:p text:style-name="P3"><text:span text:style-name="T1">100</text:span></text:p>
          </draw:text-box>
        </draw:frame>
        <draw:frame draw:style-name="gr4" draw:text-style-name="P4" draw:layer="layout" svg:width="1cm" svg:height="0.791cm" svg:x="4.25cm" svg:y="1.555cm">
          <draw:text-box>
            <text:p text:style-name="P3"><text:span text:style-name="T1">001</text:span></text:p>
          </draw:text-box>
        </draw:frame>
        <draw:frame draw:style-name="gr4" draw:text-style-name="P4" draw:layer="layout" svg:width="1cm" svg:height="0.791cm" svg:x="5.25cm" svg:y="1.555cm">
          <draw:text-box>
            <text:p text:style-name="P3"><text:span text:style-name="T1">101</text:span></text:p>
          </draw:text-box>
        </draw:frame>
        <draw:line draw:style-name="gr28" draw:text-style-name="P2" draw:layer="layout" svg:x1="4.25cm" svg:y1="1.45cm" svg:x2="6.249cm" svg:y2="1.45cm">
          <text:p/>
        </draw:line>
        <draw:line draw:style-name="gr28" draw:text-style-name="P2" draw:layer="layout" svg:x1="6.25cm" svg:y1="3.45cm" svg:x2="6.25cm" svg:y2="1.45cm">
          <text:p/>
        </draw:line>
        <draw:line draw:style-name="gr28" draw:text-style-name="P2" draw:layer="layout" svg:x1="4.25cm" svg:y1="3.45cm" svg:x2="6.249cm" svg:y2="3.45cm">
          <text:p/>
        </draw:line>
        <draw:line draw:style-name="gr28" draw:text-style-name="P2" draw:layer="layout" svg:x1="4.25cm" svg:y1="1.45cm" svg:x2="4.25cm" svg:y2="3.45cm">
          <text:p/>
        </draw:line>
        <draw:line draw:style-name="gr28" draw:text-style-name="P2" draw:layer="layout" svg:x1="4.25cm" svg:y1="2.45cm" svg:x2="6.249cm" svg:y2="2.45cm">
          <text:p/>
        </draw:line>
        <draw:line draw:style-name="gr28" draw:text-style-name="P2" draw:layer="layout" svg:x1="5.25cm" svg:y1="1.45cm" svg:x2="5.25cm" svg:y2="3.45cm">
          <text:p/>
        </draw:line>
        <draw:g>
          <draw:polygon draw:style-name="gr1" draw:text-style-name="P1" draw:layer="layout" svg:width="2cm" svg:height="2cm" svg:x="9cm" svg:y="11.7cm" svg:viewBox="0 0 2001 2001" draw:points="0,2001 2001,2001 2001,0 0,0">
            <text:p/>
          </draw:polygon>
          <draw:polygon draw:style-name="gr18" draw:text-style-name="P2" draw:layer="layout" svg:width="2cm" svg:height="2cm" svg:x="9cm" svg:y="11.7cm" svg:viewBox="0 0 2001 2001" draw:points="0,2001 2001,2001 2001,0 0,0">
            <text:p/>
          </draw:polygon>
        </draw:g>
        <draw:line draw:style-name="gr28" draw:text-style-name="P2" draw:layer="layout" svg:x1="9cm" svg:y1="11.701cm" svg:x2="10.001cm" svg:y2="11.2cm">
          <text:p/>
        </draw:line>
        <draw:line draw:style-name="gr28" draw:text-style-name="P2" draw:layer="layout" svg:x1="11cm" svg:y1="11.701cm" svg:x2="11.751cm" svg:y2="11.2cm">
          <text:p/>
        </draw:line>
        <draw:line draw:style-name="gr28" draw:text-style-name="P2" draw:layer="layout" svg:x1="11cm" svg:y1="13.701cm" svg:x2="11.751cm" svg:y2="12.95cm">
          <text:p/>
        </draw:line>
        <draw:line draw:style-name="gr28" draw:text-style-name="P2" draw:layer="layout" svg:x1="11.75cm" svg:y1="12.949cm" svg:x2="11.75cm" svg:y2="11.2cm">
          <text:p/>
        </draw:line>
        <draw:line draw:style-name="gr28" draw:text-style-name="P2" draw:layer="layout" svg:x1="11.75cm" svg:y1="11.2cm" svg:x2="10cm" svg:y2="11.2cm">
          <text:p/>
        </draw:line>
        <draw:line draw:style-name="gr28" draw:text-style-name="P2" draw:layer="layout" svg:x1="11.384cm" svg:y1="11.445cm" svg:x2="9.51cm" svg:y2="11.445cm">
          <text:p/>
        </draw:line>
        <draw:line draw:style-name="gr28" draw:text-style-name="P2" draw:layer="layout" svg:x1="11.377cm" svg:y1="11.449cm" svg:x2="11.377cm" svg:y2="13.323cm">
          <text:p/>
        </draw:line>
        <draw:line draw:style-name="gr28" draw:text-style-name="P2" draw:layer="layout" svg:x1="10cm" svg:y1="11.7cm" svg:x2="10cm" svg:y2="13.7cm">
          <text:p/>
        </draw:line>
        <draw:line draw:style-name="gr28" draw:text-style-name="P2" draw:layer="layout" svg:x1="10.999cm" svg:y1="12.7cm" svg:x2="9cm" svg:y2="12.7cm">
          <text:p/>
        </draw:line>
        <draw:line draw:style-name="gr28" draw:text-style-name="P2" draw:layer="layout" svg:x1="10.851cm" svg:y1="11.2cm" svg:x2="10cm" svg:y2="11.701cm">
          <text:p/>
        </draw:line>
        <draw:line draw:style-name="gr28" draw:text-style-name="P2" draw:layer="layout" svg:x1="11.751cm" svg:y1="12.057cm" svg:x2="11cm" svg:y2="12.701cm">
          <text:p/>
        </draw:line>
        <draw:g>
          <draw:polygon draw:style-name="gr1" draw:text-style-name="P1" draw:layer="layout" svg:width="1cm" svg:height="1cm" svg:x="13cm" svg:y="12.7cm" svg:viewBox="0 0 1001 1001" draw:points="0,1001 1001,1001 1001,0 0,0">
            <text:p/>
          </draw:polygon>
          <draw:polygon draw:style-name="gr18" draw:text-style-name="P2" draw:layer="layout" svg:width="1cm" svg:height="1cm" svg:x="13cm" svg:y="12.7cm" svg:viewBox="0 0 1001 1001" draw:points="0,1001 1001,1001 1001,0 0,0">
            <text:p/>
          </draw:polygon>
        </draw:g>
        <draw:line draw:style-name="gr28" draw:text-style-name="P2" draw:layer="layout" svg:x1="13cm" svg:y1="12.701cm" svg:x2="13.501cm" svg:y2="12.45cm">
          <text:p/>
        </draw:line>
        <draw:line draw:style-name="gr28" draw:text-style-name="P2" draw:layer="layout" svg:x1="14cm" svg:y1="12.701cm" svg:x2="14.376cm" svg:y2="12.45cm">
          <text:p/>
        </draw:line>
        <draw:line draw:style-name="gr28" draw:text-style-name="P2" draw:layer="layout" svg:x1="14cm" svg:y1="13.701cm" svg:x2="14.376cm" svg:y2="13.325cm">
          <text:p/>
        </draw:line>
        <draw:line draw:style-name="gr28" draw:text-style-name="P2" draw:layer="layout" svg:x1="14.375cm" svg:y1="13.324cm" svg:x2="14.375cm" svg:y2="12.45cm">
          <text:p/>
        </draw:line>
        <draw:line draw:style-name="gr28" draw:text-style-name="P2" draw:layer="layout" svg:x1="14.375cm" svg:y1="12.45cm" svg:x2="13.5cm" svg:y2="12.45cm">
          <text:p/>
        </draw:line>
        <draw:line draw:style-name="gr28" draw:text-style-name="P2" draw:layer="layout" svg:x1="14.191cm" svg:y1="12.572cm" svg:x2="13.255cm" svg:y2="12.572cm">
          <text:p/>
        </draw:line>
        <draw:line draw:style-name="gr28" draw:text-style-name="P2" draw:layer="layout" svg:x1="14.189cm" svg:y1="12.574cm" svg:x2="14.189cm" svg:y2="13.511cm">
          <text:p/>
        </draw:line>
        <draw:line draw:style-name="gr28" draw:text-style-name="P2" draw:layer="layout" svg:x1="13.5cm" svg:y1="12.7cm" svg:x2="13.5cm" svg:y2="13.7cm">
          <text:p/>
        </draw:line>
        <draw:line draw:style-name="gr28" draw:text-style-name="P2" draw:layer="layout" svg:x1="14cm" svg:y1="13.2cm" svg:x2="13cm" svg:y2="13.2cm">
          <text:p/>
        </draw:line>
        <draw:line draw:style-name="gr28" draw:text-style-name="P2" draw:layer="layout" svg:x1="13.926cm" svg:y1="12.45cm" svg:x2="13.5cm" svg:y2="12.701cm">
          <text:p/>
        </draw:line>
        <draw:line draw:style-name="gr28" draw:text-style-name="P2" draw:layer="layout" svg:x1="14.376cm" svg:y1="12.879cm" svg:x2="14cm" svg:y2="13.201cm">
          <text:p/>
        </draw:line>
        <draw:g>
          <draw:polygon draw:style-name="gr1" draw:text-style-name="P1" draw:layer="layout" svg:width="1cm" svg:height="1cm" svg:x="10.75cm" svg:y="14.45cm" svg:viewBox="0 0 1001 1001" draw:points="0,1001 1001,1001 1001,0 0,0">
            <text:p/>
          </draw:polygon>
          <draw:polygon draw:style-name="gr18" draw:text-style-name="P2" draw:layer="layout" svg:width="1cm" svg:height="1cm" svg:x="10.75cm" svg:y="14.45cm" svg:viewBox="0 0 1001 1001" draw:points="0,1001 1001,1001 1001,0 0,0">
            <text:p/>
          </draw:polygon>
        </draw:g>
        <draw:line draw:style-name="gr28" draw:text-style-name="P2" draw:layer="layout" svg:x1="10.75cm" svg:y1="14.451cm" svg:x2="11.251cm" svg:y2="14.2cm">
          <text:p/>
        </draw:line>
        <draw:line draw:style-name="gr28" draw:text-style-name="P2" draw:layer="layout" svg:x1="11.75cm" svg:y1="14.451cm" svg:x2="12.126cm" svg:y2="14.2cm">
          <text:p/>
        </draw:line>
        <draw:line draw:style-name="gr28" draw:text-style-name="P2" draw:layer="layout" svg:x1="11.75cm" svg:y1="15.451cm" svg:x2="12.126cm" svg:y2="15.075cm">
          <text:p/>
        </draw:line>
        <draw:line draw:style-name="gr28" draw:text-style-name="P2" draw:layer="layout" svg:x1="12.125cm" svg:y1="15.074cm" svg:x2="12.125cm" svg:y2="14.2cm">
          <text:p/>
        </draw:line>
        <draw:line draw:style-name="gr28" draw:text-style-name="P2" draw:layer="layout" svg:x1="12.125cm" svg:y1="14.2cm" svg:x2="11.25cm" svg:y2="14.2cm">
          <text:p/>
        </draw:line>
        <draw:line draw:style-name="gr28" draw:text-style-name="P2" draw:layer="layout" svg:x1="11.941cm" svg:y1="14.322cm" svg:x2="11.005cm" svg:y2="14.322cm">
          <text:p/>
        </draw:line>
        <draw:line draw:style-name="gr28" draw:text-style-name="P2" draw:layer="layout" svg:x1="11.939cm" svg:y1="14.324cm" svg:x2="11.939cm" svg:y2="15.261cm">
          <text:p/>
        </draw:line>
        <draw:line draw:style-name="gr28" draw:text-style-name="P2" draw:layer="layout" svg:x1="11.25cm" svg:y1="14.45cm" svg:x2="11.25cm" svg:y2="15.45cm">
          <text:p/>
        </draw:line>
        <draw:line draw:style-name="gr28" draw:text-style-name="P2" draw:layer="layout" svg:x1="11.75cm" svg:y1="14.95cm" svg:x2="10.75cm" svg:y2="14.95cm">
          <text:p/>
        </draw:line>
        <draw:line draw:style-name="gr28" draw:text-style-name="P2" draw:layer="layout" svg:x1="11.676cm" svg:y1="14.2cm" svg:x2="11.25cm" svg:y2="14.451cm">
          <text:p/>
        </draw:line>
        <draw:line draw:style-name="gr28" draw:text-style-name="P2" draw:layer="layout" svg:x1="12.126cm" svg:y1="14.629cm" svg:x2="11.75cm" svg:y2="14.951cm">
          <text:p/>
        </draw:line>
        <draw:g>
          <draw:polygon draw:style-name="gr1" draw:text-style-name="P1" draw:layer="layout" svg:width="1cm" svg:height="1cm" svg:x="11cm" svg:y="8.2cm" svg:viewBox="0 0 1001 1001" draw:points="0,1001 1001,1001 1001,0 0,0">
            <text:p/>
          </draw:polygon>
          <draw:polygon draw:style-name="gr18" draw:text-style-name="P2" draw:layer="layout" svg:width="1cm" svg:height="1cm" svg:x="11cm" svg:y="8.2cm" svg:viewBox="0 0 1001 1001" draw:points="0,1001 1001,1001 1001,0 0,0">
            <text:p/>
          </draw:polygon>
        </draw:g>
        <draw:line draw:style-name="gr28" draw:text-style-name="P2" draw:layer="layout" svg:x1="11cm" svg:y1="8.201cm" svg:x2="11.501cm" svg:y2="7.95cm">
          <text:p/>
        </draw:line>
        <draw:line draw:style-name="gr28" draw:text-style-name="P2" draw:layer="layout" svg:x1="12cm" svg:y1="8.201cm" svg:x2="12.376cm" svg:y2="7.95cm">
          <text:p/>
        </draw:line>
        <draw:line draw:style-name="gr28" draw:text-style-name="P2" draw:layer="layout" svg:x1="12cm" svg:y1="9.201cm" svg:x2="12.376cm" svg:y2="8.825cm">
          <text:p/>
        </draw:line>
        <draw:line draw:style-name="gr28" draw:text-style-name="P2" draw:layer="layout" svg:x1="12.375cm" svg:y1="8.824cm" svg:x2="12.375cm" svg:y2="7.95cm">
          <text:p/>
        </draw:line>
        <draw:line draw:style-name="gr28" draw:text-style-name="P2" draw:layer="layout" svg:x1="12.375cm" svg:y1="7.95cm" svg:x2="11.5cm" svg:y2="7.95cm">
          <text:p/>
        </draw:line>
        <draw:line draw:style-name="gr28" draw:text-style-name="P2" draw:layer="layout" svg:x1="12.191cm" svg:y1="8.072cm" svg:x2="11.255cm" svg:y2="8.072cm">
          <text:p/>
        </draw:line>
        <draw:line draw:style-name="gr28" draw:text-style-name="P2" draw:layer="layout" svg:x1="12.189cm" svg:y1="8.074cm" svg:x2="12.189cm" svg:y2="9.011cm">
          <text:p/>
        </draw:line>
        <draw:line draw:style-name="gr28" draw:text-style-name="P2" draw:layer="layout" svg:x1="11.5cm" svg:y1="8.2cm" svg:x2="11.5cm" svg:y2="9.2cm">
          <text:p/>
        </draw:line>
        <draw:line draw:style-name="gr28" draw:text-style-name="P2" draw:layer="layout" svg:x1="12cm" svg:y1="8.7cm" svg:x2="11cm" svg:y2="8.7cm">
          <text:p/>
        </draw:line>
        <draw:line draw:style-name="gr28" draw:text-style-name="P2" draw:layer="layout" svg:x1="11.926cm" svg:y1="7.95cm" svg:x2="11.5cm" svg:y2="8.201cm">
          <text:p/>
        </draw:line>
        <draw:line draw:style-name="gr28" draw:text-style-name="P2" draw:layer="layout" svg:x1="12.376cm" svg:y1="8.379cm" svg:x2="12cm" svg:y2="8.701cm">
          <text:p/>
        </draw:line>
        <draw:g>
          <draw:polygon draw:style-name="gr1" draw:text-style-name="P1" draw:layer="layout" svg:width="1cm" svg:height="1cm" svg:x="13cm" svg:y="10.95cm" svg:viewBox="0 0 1001 1001" draw:points="0,1001 1001,1001 1001,0 0,0">
            <text:p/>
          </draw:polygon>
          <draw:polygon draw:style-name="gr18" draw:text-style-name="P2" draw:layer="layout" svg:width="1cm" svg:height="1cm" svg:x="13cm" svg:y="10.95cm" svg:viewBox="0 0 1001 1001" draw:points="0,1001 1001,1001 1001,0 0,0">
            <text:p/>
          </draw:polygon>
        </draw:g>
        <draw:line draw:style-name="gr28" draw:text-style-name="P2" draw:layer="layout" svg:x1="13cm" svg:y1="10.951cm" svg:x2="13.501cm" svg:y2="10.7cm">
          <text:p/>
        </draw:line>
        <draw:line draw:style-name="gr28" draw:text-style-name="P2" draw:layer="layout" svg:x1="14cm" svg:y1="10.951cm" svg:x2="14.376cm" svg:y2="10.7cm">
          <text:p/>
        </draw:line>
        <draw:line draw:style-name="gr28" draw:text-style-name="P2" draw:layer="layout" svg:x1="14cm" svg:y1="11.951cm" svg:x2="14.376cm" svg:y2="11.575cm">
          <text:p/>
        </draw:line>
        <draw:line draw:style-name="gr28" draw:text-style-name="P2" draw:layer="layout" svg:x1="14.375cm" svg:y1="11.574cm" svg:x2="14.375cm" svg:y2="10.7cm">
          <text:p/>
        </draw:line>
        <draw:line draw:style-name="gr28" draw:text-style-name="P2" draw:layer="layout" svg:x1="14.375cm" svg:y1="10.7cm" svg:x2="13.5cm" svg:y2="10.7cm">
          <text:p/>
        </draw:line>
        <draw:line draw:style-name="gr28" draw:text-style-name="P2" draw:layer="layout" svg:x1="14.191cm" svg:y1="10.822cm" svg:x2="13.255cm" svg:y2="10.822cm">
          <text:p/>
        </draw:line>
        <draw:line draw:style-name="gr28" draw:text-style-name="P2" draw:layer="layout" svg:x1="14.189cm" svg:y1="10.824cm" svg:x2="14.189cm" svg:y2="11.761cm">
          <text:p/>
        </draw:line>
        <draw:line draw:style-name="gr28" draw:text-style-name="P2" draw:layer="layout" svg:x1="13.5cm" svg:y1="10.95cm" svg:x2="13.5cm" svg:y2="11.95cm">
          <text:p/>
        </draw:line>
        <draw:line draw:style-name="gr28" draw:text-style-name="P2" draw:layer="layout" svg:x1="14cm" svg:y1="11.45cm" svg:x2="13cm" svg:y2="11.45cm">
          <text:p/>
        </draw:line>
        <draw:line draw:style-name="gr28" draw:text-style-name="P2" draw:layer="layout" svg:x1="13.926cm" svg:y1="10.7cm" svg:x2="13.5cm" svg:y2="10.951cm">
          <text:p/>
        </draw:line>
        <draw:line draw:style-name="gr28" draw:text-style-name="P2" draw:layer="layout" svg:x1="14.376cm" svg:y1="11.129cm" svg:x2="14cm" svg:y2="11.451cm">
          <text:p/>
        </draw:line>
        <draw:g>
          <draw:polygon draw:style-name="gr1" draw:text-style-name="P1" draw:layer="layout" svg:width="1cm" svg:height="1cm" svg:x="6.25cm" svg:y="12.85cm" svg:viewBox="0 0 1001 1001" draw:points="0,1001 1001,1001 1001,0 0,0">
            <text:p/>
          </draw:polygon>
          <draw:polygon draw:style-name="gr18" draw:text-style-name="P2" draw:layer="layout" svg:width="1cm" svg:height="1cm" svg:x="6.25cm" svg:y="12.85cm" svg:viewBox="0 0 1001 1001" draw:points="0,1001 1001,1001 1001,0 0,0">
            <text:p/>
          </draw:polygon>
        </draw:g>
        <draw:line draw:style-name="gr28" draw:text-style-name="P2" draw:layer="layout" svg:x1="6.25cm" svg:y1="12.851cm" svg:x2="6.751cm" svg:y2="12.6cm">
          <text:p/>
        </draw:line>
        <draw:line draw:style-name="gr28" draw:text-style-name="P2" draw:layer="layout" svg:x1="7.25cm" svg:y1="12.851cm" svg:x2="7.626cm" svg:y2="12.6cm">
          <text:p/>
        </draw:line>
        <draw:line draw:style-name="gr28" draw:text-style-name="P2" draw:layer="layout" svg:x1="7.25cm" svg:y1="13.851cm" svg:x2="7.626cm" svg:y2="13.475cm">
          <text:p/>
        </draw:line>
        <draw:line draw:style-name="gr28" draw:text-style-name="P2" draw:layer="layout" svg:x1="7.625cm" svg:y1="13.474cm" svg:x2="7.625cm" svg:y2="12.6cm">
          <text:p/>
        </draw:line>
        <draw:line draw:style-name="gr28" draw:text-style-name="P2" draw:layer="layout" svg:x1="7.625cm" svg:y1="12.6cm" svg:x2="6.75cm" svg:y2="12.6cm">
          <text:p/>
        </draw:line>
        <draw:line draw:style-name="gr28" draw:text-style-name="P2" draw:layer="layout" svg:x1="7.441cm" svg:y1="12.722cm" svg:x2="6.505cm" svg:y2="12.722cm">
          <text:p/>
        </draw:line>
        <draw:line draw:style-name="gr28" draw:text-style-name="P2" draw:layer="layout" svg:x1="7.439cm" svg:y1="12.724cm" svg:x2="7.439cm" svg:y2="13.661cm">
          <text:p/>
        </draw:line>
        <draw:line draw:style-name="gr28" draw:text-style-name="P2" draw:layer="layout" svg:x1="6.75cm" svg:y1="12.85cm" svg:x2="6.75cm" svg:y2="13.85cm">
          <text:p/>
        </draw:line>
        <draw:line draw:style-name="gr28" draw:text-style-name="P2" draw:layer="layout" svg:x1="7.25cm" svg:y1="13.35cm" svg:x2="6.25cm" svg:y2="13.35cm">
          <text:p/>
        </draw:line>
        <draw:line draw:style-name="gr28" draw:text-style-name="P2" draw:layer="layout" svg:x1="7.176cm" svg:y1="12.6cm" svg:x2="6.75cm" svg:y2="12.851cm">
          <text:p/>
        </draw:line>
        <draw:line draw:style-name="gr28" draw:text-style-name="P2" draw:layer="layout" svg:x1="7.626cm" svg:y1="13.029cm" svg:x2="7.25cm" svg:y2="13.351cm">
          <text:p/>
        </draw:line>
        <draw:g>
          <draw:polygon draw:style-name="gr1" draw:text-style-name="P1" draw:layer="layout" svg:width="1cm" svg:height="1cm" svg:x="8.5cm" svg:y="14.45cm" svg:viewBox="0 0 1001 1001" draw:points="0,1001 1001,1001 1001,0 0,0">
            <text:p/>
          </draw:polygon>
          <draw:polygon draw:style-name="gr18" draw:text-style-name="P2" draw:layer="layout" svg:width="1cm" svg:height="1cm" svg:x="8.5cm" svg:y="14.45cm" svg:viewBox="0 0 1001 1001" draw:points="0,1001 1001,1001 1001,0 0,0">
            <text:p/>
          </draw:polygon>
        </draw:g>
        <draw:line draw:style-name="gr28" draw:text-style-name="P2" draw:layer="layout" svg:x1="8.5cm" svg:y1="14.451cm" svg:x2="9.001cm" svg:y2="14.2cm">
          <text:p/>
        </draw:line>
        <draw:line draw:style-name="gr28" draw:text-style-name="P2" draw:layer="layout" svg:x1="9.5cm" svg:y1="14.451cm" svg:x2="9.876cm" svg:y2="14.2cm">
          <text:p/>
        </draw:line>
        <draw:line draw:style-name="gr28" draw:text-style-name="P2" draw:layer="layout" svg:x1="9.5cm" svg:y1="15.451cm" svg:x2="9.876cm" svg:y2="15.075cm">
          <text:p/>
        </draw:line>
        <draw:line draw:style-name="gr28" draw:text-style-name="P2" draw:layer="layout" svg:x1="9.875cm" svg:y1="15.074cm" svg:x2="9.875cm" svg:y2="14.2cm">
          <text:p/>
        </draw:line>
        <draw:line draw:style-name="gr28" draw:text-style-name="P2" draw:layer="layout" svg:x1="9.875cm" svg:y1="14.2cm" svg:x2="9cm" svg:y2="14.2cm">
          <text:p/>
        </draw:line>
        <draw:line draw:style-name="gr28" draw:text-style-name="P2" draw:layer="layout" svg:x1="9.691cm" svg:y1="14.322cm" svg:x2="8.755cm" svg:y2="14.322cm">
          <text:p/>
        </draw:line>
        <draw:line draw:style-name="gr28" draw:text-style-name="P2" draw:layer="layout" svg:x1="9.689cm" svg:y1="14.324cm" svg:x2="9.689cm" svg:y2="15.261cm">
          <text:p/>
        </draw:line>
        <draw:line draw:style-name="gr28" draw:text-style-name="P2" draw:layer="layout" svg:x1="9cm" svg:y1="14.45cm" svg:x2="9cm" svg:y2="15.45cm">
          <text:p/>
        </draw:line>
        <draw:line draw:style-name="gr28" draw:text-style-name="P2" draw:layer="layout" svg:x1="9.5cm" svg:y1="14.95cm" svg:x2="8.5cm" svg:y2="14.95cm">
          <text:p/>
        </draw:line>
        <draw:line draw:style-name="gr28" draw:text-style-name="P2" draw:layer="layout" svg:x1="9.426cm" svg:y1="14.2cm" svg:x2="9cm" svg:y2="14.451cm">
          <text:p/>
        </draw:line>
        <draw:line draw:style-name="gr28" draw:text-style-name="P2" draw:layer="layout" svg:x1="9.876cm" svg:y1="14.629cm" svg:x2="9.5cm" svg:y2="14.951cm">
          <text:p/>
        </draw:line>
        <draw:g>
          <draw:polygon draw:style-name="gr1" draw:text-style-name="P1" draw:layer="layout" svg:width="1cm" svg:height="1cm" svg:x="8.75cm" svg:y="8.2cm" svg:viewBox="0 0 1001 1001" draw:points="0,1001 1001,1001 1001,0 0,0">
            <text:p/>
          </draw:polygon>
          <draw:polygon draw:style-name="gr18" draw:text-style-name="P2" draw:layer="layout" svg:width="1cm" svg:height="1cm" svg:x="8.75cm" svg:y="8.2cm" svg:viewBox="0 0 1001 1001" draw:points="0,1001 1001,1001 1001,0 0,0">
            <text:p/>
          </draw:polygon>
        </draw:g>
        <draw:line draw:style-name="gr28" draw:text-style-name="P2" draw:layer="layout" svg:x1="8.75cm" svg:y1="8.201cm" svg:x2="9.251cm" svg:y2="7.95cm">
          <text:p/>
        </draw:line>
        <draw:line draw:style-name="gr28" draw:text-style-name="P2" draw:layer="layout" svg:x1="9.75cm" svg:y1="8.201cm" svg:x2="10.126cm" svg:y2="7.95cm">
          <text:p/>
        </draw:line>
        <draw:line draw:style-name="gr28" draw:text-style-name="P2" draw:layer="layout" svg:x1="9.75cm" svg:y1="9.201cm" svg:x2="10.126cm" svg:y2="8.825cm">
          <text:p/>
        </draw:line>
        <draw:line draw:style-name="gr28" draw:text-style-name="P2" draw:layer="layout" svg:x1="10.125cm" svg:y1="8.824cm" svg:x2="10.125cm" svg:y2="7.95cm">
          <text:p/>
        </draw:line>
        <draw:line draw:style-name="gr28" draw:text-style-name="P2" draw:layer="layout" svg:x1="10.125cm" svg:y1="7.95cm" svg:x2="9.25cm" svg:y2="7.95cm">
          <text:p/>
        </draw:line>
        <draw:line draw:style-name="gr28" draw:text-style-name="P2" draw:layer="layout" svg:x1="9.941cm" svg:y1="8.072cm" svg:x2="9.005cm" svg:y2="8.072cm">
          <text:p/>
        </draw:line>
        <draw:line draw:style-name="gr28" draw:text-style-name="P2" draw:layer="layout" svg:x1="9.939cm" svg:y1="8.074cm" svg:x2="9.939cm" svg:y2="9.011cm">
          <text:p/>
        </draw:line>
        <draw:line draw:style-name="gr28" draw:text-style-name="P2" draw:layer="layout" svg:x1="9.25cm" svg:y1="8.2cm" svg:x2="9.25cm" svg:y2="9.2cm">
          <text:p/>
        </draw:line>
        <draw:line draw:style-name="gr28" draw:text-style-name="P2" draw:layer="layout" svg:x1="9.75cm" svg:y1="8.7cm" svg:x2="8.75cm" svg:y2="8.7cm">
          <text:p/>
        </draw:line>
        <draw:line draw:style-name="gr28" draw:text-style-name="P2" draw:layer="layout" svg:x1="9.676cm" svg:y1="7.95cm" svg:x2="9.25cm" svg:y2="8.201cm">
          <text:p/>
        </draw:line>
        <draw:line draw:style-name="gr28" draw:text-style-name="P2" draw:layer="layout" svg:x1="10.126cm" svg:y1="8.379cm" svg:x2="9.75cm" svg:y2="8.701cm">
          <text:p/>
        </draw:line>
        <draw:g>
          <draw:polygon draw:style-name="gr1" draw:text-style-name="P1" draw:layer="layout" svg:width="1cm" svg:height="1cm" svg:x="6.25cm" svg:y="10.7cm" svg:viewBox="0 0 1001 1001" draw:points="0,1001 1001,1001 1001,0 0,0">
            <text:p/>
          </draw:polygon>
          <draw:polygon draw:style-name="gr18" draw:text-style-name="P2" draw:layer="layout" svg:width="1cm" svg:height="1cm" svg:x="6.25cm" svg:y="10.7cm" svg:viewBox="0 0 1001 1001" draw:points="0,1001 1001,1001 1001,0 0,0">
            <text:p/>
          </draw:polygon>
        </draw:g>
        <draw:line draw:style-name="gr28" draw:text-style-name="P2" draw:layer="layout" svg:x1="6.25cm" svg:y1="10.701cm" svg:x2="6.751cm" svg:y2="10.45cm">
          <text:p/>
        </draw:line>
        <draw:line draw:style-name="gr28" draw:text-style-name="P2" draw:layer="layout" svg:x1="7.25cm" svg:y1="10.701cm" svg:x2="7.626cm" svg:y2="10.45cm">
          <text:p/>
        </draw:line>
        <draw:line draw:style-name="gr28" draw:text-style-name="P2" draw:layer="layout" svg:x1="7.25cm" svg:y1="11.701cm" svg:x2="7.626cm" svg:y2="11.325cm">
          <text:p/>
        </draw:line>
        <draw:line draw:style-name="gr28" draw:text-style-name="P2" draw:layer="layout" svg:x1="7.625cm" svg:y1="11.324cm" svg:x2="7.625cm" svg:y2="10.45cm">
          <text:p/>
        </draw:line>
        <draw:line draw:style-name="gr28" draw:text-style-name="P2" draw:layer="layout" svg:x1="7.625cm" svg:y1="10.45cm" svg:x2="6.75cm" svg:y2="10.45cm">
          <text:p/>
        </draw:line>
        <draw:line draw:style-name="gr28" draw:text-style-name="P2" draw:layer="layout" svg:x1="7.441cm" svg:y1="10.572cm" svg:x2="6.505cm" svg:y2="10.572cm">
          <text:p/>
        </draw:line>
        <draw:line draw:style-name="gr28" draw:text-style-name="P2" draw:layer="layout" svg:x1="7.439cm" svg:y1="10.574cm" svg:x2="7.439cm" svg:y2="11.511cm">
          <text:p/>
        </draw:line>
        <draw:line draw:style-name="gr28" draw:text-style-name="P2" draw:layer="layout" svg:x1="6.75cm" svg:y1="10.7cm" svg:x2="6.75cm" svg:y2="11.7cm">
          <text:p/>
        </draw:line>
        <draw:line draw:style-name="gr28" draw:text-style-name="P2" draw:layer="layout" svg:x1="7.25cm" svg:y1="11.2cm" svg:x2="6.25cm" svg:y2="11.2cm">
          <text:p/>
        </draw:line>
        <draw:line draw:style-name="gr28" draw:text-style-name="P2" draw:layer="layout" svg:x1="7.176cm" svg:y1="10.45cm" svg:x2="6.75cm" svg:y2="10.701cm">
          <text:p/>
        </draw:line>
        <draw:line draw:style-name="gr28" draw:text-style-name="P2" draw:layer="layout" svg:x1="7.626cm" svg:y1="10.879cm" svg:x2="7.25cm" svg:y2="11.201cm">
          <text:p/>
        </draw:line>
        <draw:line draw:style-name="gr19" draw:text-style-name="P2" draw:layer="layout" svg:x1="11.6cm" svg:y1="12.7cm" svg:x2="12.75cm" svg:y2="12.7cm">
          <text:p/>
        </draw:line>
        <draw:line draw:style-name="gr19" draw:text-style-name="P2" draw:layer="layout" svg:x1="13.75cm" svg:y1="13.45cm" svg:x2="13.75cm" svg:y2="13.949cm">
          <text:p/>
        </draw:line>
        <draw:line draw:style-name="gr19" draw:text-style-name="P2" draw:layer="layout" svg:x1="13.251cm" svg:y1="13.45cm" svg:x2="12.9cm" svg:y2="13.951cm">
          <text:p/>
        </draw:line>
        <draw:line draw:style-name="gr19" draw:text-style-name="P2" draw:layer="layout" svg:x1="13.25cm" svg:y1="12.95cm" svg:x2="12.75cm" svg:y2="12.95cm">
          <text:p/>
        </draw:line>
        <draw:line draw:style-name="gr19" draw:text-style-name="P2" draw:layer="layout" svg:x1="13.601cm" svg:y1="12.501cm" svg:x2="13.1cm" svg:y2="12.35cm">
          <text:p/>
        </draw:line>
        <draw:line draw:style-name="gr19" draw:text-style-name="P2" draw:layer="layout" svg:x1="13.75cm" svg:y1="13.014cm" svg:x2="14.251cm" svg:y2="12.2cm">
          <text:p/>
        </draw:line>
        <draw:line draw:style-name="gr19" draw:text-style-name="P2" draw:layer="layout" svg:x1="14.28cm" svg:y1="13.2cm" svg:x2="14.701cm" svg:y2="13.701cm">
          <text:p/>
        </draw:line>
        <draw:line draw:style-name="gr19" draw:text-style-name="P2" draw:layer="layout" svg:x1="14.28cm" svg:y1="12.751cm" svg:x2="14.701cm" svg:y2="12.7cm">
          <text:p/>
        </draw:line>
        <draw:line draw:style-name="gr28" draw:text-style-name="P2" draw:layer="layout" svg:x1="15.25cm" svg:y1="3.45cm" svg:x2="17.249cm" svg:y2="3.45cm">
          <text:p/>
        </draw:line>
        <draw:line draw:style-name="gr28" draw:text-style-name="P2" draw:layer="layout" svg:x1="17.25cm" svg:y1="5.45cm" svg:x2="17.25cm" svg:y2="3.45cm">
          <text:p/>
        </draw:line>
        <draw:line draw:style-name="gr28" draw:text-style-name="P2" draw:layer="layout" svg:x1="15.25cm" svg:y1="5.45cm" svg:x2="17.249cm" svg:y2="5.45cm">
          <text:p/>
        </draw:line>
        <draw:line draw:style-name="gr28" draw:text-style-name="P2" draw:layer="layout" svg:x1="15.25cm" svg:y1="3.45cm" svg:x2="15.25cm" svg:y2="5.45cm">
          <text:p/>
        </draw:line>
        <draw:line draw:style-name="gr28" draw:text-style-name="P2" draw:layer="layout" svg:x1="15.25cm" svg:y1="4.45cm" svg:x2="17.249cm" svg:y2="4.45cm">
          <text:p/>
        </draw:line>
        <draw:line draw:style-name="gr28" draw:text-style-name="P2" draw:layer="layout" svg:x1="16.25cm" svg:y1="3.45cm" svg:x2="16.25cm" svg:y2="5.45cm">
          <text:p/>
        </draw:line>
        <draw:line draw:style-name="gr28" draw:text-style-name="P2" draw:layer="layout" svg:x1="17.998cm" svg:y1="4.571cm" svg:x2="19.001cm" svg:y2="4.571cm">
          <text:p/>
        </draw:line>
        <draw:line draw:style-name="gr28" draw:text-style-name="P2" draw:layer="layout" svg:x1="19.002cm" svg:y1="5.574cm" svg:x2="19.002cm" svg:y2="4.571cm">
          <text:p/>
        </draw:line>
        <draw:line draw:style-name="gr28" draw:text-style-name="P2" draw:layer="layout" svg:x1="17.998cm" svg:y1="5.575cm" svg:x2="19.001cm" svg:y2="5.575cm">
          <text:p/>
        </draw:line>
        <draw:line draw:style-name="gr28" draw:text-style-name="P2" draw:layer="layout" svg:x1="17.998cm" svg:y1="4.571cm" svg:x2="17.998cm" svg:y2="5.574cm">
          <text:p/>
        </draw:line>
        <draw:line draw:style-name="gr28" draw:text-style-name="P2" draw:layer="layout" svg:x1="17.998cm" svg:y1="5.073cm" svg:x2="19.001cm" svg:y2="5.073cm">
          <text:p/>
        </draw:line>
        <draw:line draw:style-name="gr28" draw:text-style-name="P2" draw:layer="layout" svg:x1="18.5cm" svg:y1="4.571cm" svg:x2="18.5cm" svg:y2="5.574cm">
          <text:p/>
        </draw:line>
        <draw:line draw:style-name="gr28" draw:text-style-name="P2" draw:layer="layout" svg:x1="17.998cm" svg:y1="3.325cm" svg:x2="19.001cm" svg:y2="3.325cm">
          <text:p/>
        </draw:line>
        <draw:line draw:style-name="gr28" draw:text-style-name="P2" draw:layer="layout" svg:x1="19.002cm" svg:y1="4.328cm" svg:x2="19.002cm" svg:y2="3.325cm">
          <text:p/>
        </draw:line>
        <draw:line draw:style-name="gr28" draw:text-style-name="P2" draw:layer="layout" svg:x1="17.998cm" svg:y1="4.329cm" svg:x2="19.001cm" svg:y2="4.329cm">
          <text:p/>
        </draw:line>
        <draw:line draw:style-name="gr28" draw:text-style-name="P2" draw:layer="layout" svg:x1="17.998cm" svg:y1="3.325cm" svg:x2="17.998cm" svg:y2="4.328cm">
          <text:p/>
        </draw:line>
        <draw:line draw:style-name="gr28" draw:text-style-name="P2" draw:layer="layout" svg:x1="17.998cm" svg:y1="3.827cm" svg:x2="19.001cm" svg:y2="3.827cm">
          <text:p/>
        </draw:line>
        <draw:line draw:style-name="gr28" draw:text-style-name="P2" draw:layer="layout" svg:x1="18.5cm" svg:y1="3.325cm" svg:x2="18.5cm" svg:y2="4.328cm">
          <text:p/>
        </draw:line>
        <draw:line draw:style-name="gr28" draw:text-style-name="P2" draw:layer="layout" svg:x1="13.498cm" svg:y1="4.571cm" svg:x2="14.501cm" svg:y2="4.571cm">
          <text:p/>
        </draw:line>
        <draw:line draw:style-name="gr28" draw:text-style-name="P2" draw:layer="layout" svg:x1="14.502cm" svg:y1="5.574cm" svg:x2="14.502cm" svg:y2="4.571cm">
          <text:p/>
        </draw:line>
        <draw:line draw:style-name="gr28" draw:text-style-name="P2" draw:layer="layout" svg:x1="13.498cm" svg:y1="5.575cm" svg:x2="14.501cm" svg:y2="5.575cm">
          <text:p/>
        </draw:line>
        <draw:line draw:style-name="gr28" draw:text-style-name="P2" draw:layer="layout" svg:x1="13.498cm" svg:y1="4.571cm" svg:x2="13.498cm" svg:y2="5.574cm">
          <text:p/>
        </draw:line>
        <draw:line draw:style-name="gr28" draw:text-style-name="P2" draw:layer="layout" svg:x1="13.498cm" svg:y1="5.073cm" svg:x2="14.501cm" svg:y2="5.073cm">
          <text:p/>
        </draw:line>
        <draw:line draw:style-name="gr28" draw:text-style-name="P2" draw:layer="layout" svg:x1="14cm" svg:y1="4.571cm" svg:x2="14cm" svg:y2="5.574cm">
          <text:p/>
        </draw:line>
        <draw:line draw:style-name="gr28" draw:text-style-name="P2" draw:layer="layout" svg:x1="13.498cm" svg:y1="3.325cm" svg:x2="14.501cm" svg:y2="3.325cm">
          <text:p/>
        </draw:line>
        <draw:line draw:style-name="gr28" draw:text-style-name="P2" draw:layer="layout" svg:x1="14.502cm" svg:y1="4.328cm" svg:x2="14.502cm" svg:y2="3.325cm">
          <text:p/>
        </draw:line>
        <draw:line draw:style-name="gr28" draw:text-style-name="P2" draw:layer="layout" svg:x1="13.498cm" svg:y1="4.329cm" svg:x2="14.501cm" svg:y2="4.329cm">
          <text:p/>
        </draw:line>
        <draw:line draw:style-name="gr28" draw:text-style-name="P2" draw:layer="layout" svg:x1="13.498cm" svg:y1="3.325cm" svg:x2="13.498cm" svg:y2="4.328cm">
          <text:p/>
        </draw:line>
        <draw:line draw:style-name="gr28" draw:text-style-name="P2" draw:layer="layout" svg:x1="13.498cm" svg:y1="3.827cm" svg:x2="14.501cm" svg:y2="3.827cm">
          <text:p/>
        </draw:line>
        <draw:line draw:style-name="gr28" draw:text-style-name="P2" draw:layer="layout" svg:x1="14cm" svg:y1="3.325cm" svg:x2="14cm" svg:y2="4.328cm">
          <text:p/>
        </draw:line>
        <draw:line draw:style-name="gr19" draw:text-style-name="P2" draw:layer="layout" svg:x1="16.75cm" svg:y1="3.951cm" svg:x2="18.001cm" svg:y2="3.827cm">
          <text:p/>
        </draw:line>
        <draw:line draw:style-name="gr19" draw:text-style-name="P2" draw:layer="layout" svg:x1="16.75cm" svg:y1="4.95cm" svg:x2="18.001cm" svg:y2="5.074cm">
          <text:p/>
        </draw:line>
        <draw:line draw:style-name="gr19" draw:text-style-name="P2" draw:layer="layout" svg:x1="15.751cm" svg:y1="3.951cm" svg:x2="14.5cm" svg:y2="3.827cm">
          <text:p/>
        </draw:line>
        <draw:line draw:style-name="gr19" draw:text-style-name="P2" draw:layer="layout" svg:x1="15.751cm" svg:y1="4.95cm" svg:x2="14.5cm" svg:y2="5.074cm">
          <text:p/>
        </draw:line>
        <draw:line draw:style-name="gr19" draw:text-style-name="P2" draw:layer="layout" svg:x1="18.75cm" svg:y1="5.35cm" svg:x2="19.251cm" svg:y2="5.451cm">
          <text:p/>
        </draw:line>
        <draw:line draw:style-name="gr19" draw:text-style-name="P2" draw:layer="layout" svg:x1="18.75cm" svg:y1="4.851cm" svg:x2="19.251cm" svg:y2="4.7cm">
          <text:p/>
        </draw:line>
        <draw:line draw:style-name="gr19" draw:text-style-name="P2" draw:layer="layout" svg:x1="18.251cm" svg:y1="4.851cm" svg:x2="17.75cm" svg:y2="4.7cm">
          <text:p/>
        </draw:line>
        <draw:line draw:style-name="gr19" draw:text-style-name="P2" draw:layer="layout" svg:x1="18.251cm" svg:y1="5.35cm" svg:x2="17.75cm" svg:y2="5.451cm">
          <text:p/>
        </draw:line>
        <draw:line draw:style-name="gr19" draw:text-style-name="P2" draw:layer="layout" svg:x1="18.75cm" svg:y1="4.1cm" svg:x2="19.251cm" svg:y2="4.201cm">
          <text:p/>
        </draw:line>
        <draw:line draw:style-name="gr19" draw:text-style-name="P2" draw:layer="layout" svg:x1="18.75cm" svg:y1="3.601cm" svg:x2="19.251cm" svg:y2="3.45cm">
          <text:p/>
        </draw:line>
        <draw:line draw:style-name="gr19" draw:text-style-name="P2" draw:layer="layout" svg:x1="18.251cm" svg:y1="3.601cm" svg:x2="17.75cm" svg:y2="3.45cm">
          <text:p/>
        </draw:line>
        <draw:line draw:style-name="gr19" draw:text-style-name="P2" draw:layer="layout" svg:x1="18.251cm" svg:y1="4.1cm" svg:x2="17.75cm" svg:y2="4.201cm">
          <text:p/>
        </draw:line>
        <draw:line draw:style-name="gr19" draw:text-style-name="P2" draw:layer="layout" svg:x1="14.25cm" svg:y1="5.35cm" svg:x2="14.751cm" svg:y2="5.451cm">
          <text:p/>
        </draw:line>
        <draw:line draw:style-name="gr19" draw:text-style-name="P2" draw:layer="layout" svg:x1="14.25cm" svg:y1="4.851cm" svg:x2="14.751cm" svg:y2="4.7cm">
          <text:p/>
        </draw:line>
        <draw:line draw:style-name="gr19" draw:text-style-name="P2" draw:layer="layout" svg:x1="13.751cm" svg:y1="4.851cm" svg:x2="13.25cm" svg:y2="4.7cm">
          <text:p/>
        </draw:line>
        <draw:line draw:style-name="gr19" draw:text-style-name="P2" draw:layer="layout" svg:x1="13.751cm" svg:y1="5.35cm" svg:x2="13.25cm" svg:y2="5.451cm">
          <text:p/>
        </draw:line>
        <draw:line draw:style-name="gr19" draw:text-style-name="P2" draw:layer="layout" svg:x1="14.25cm" svg:y1="4.1cm" svg:x2="14.751cm" svg:y2="4.201cm">
          <text:p/>
        </draw:line>
        <draw:line draw:style-name="gr19" draw:text-style-name="P2" draw:layer="layout" svg:x1="14.25cm" svg:y1="3.601cm" svg:x2="14.751cm" svg:y2="3.45cm">
          <text:p/>
        </draw:line>
        <draw:line draw:style-name="gr19" draw:text-style-name="P2" draw:layer="layout" svg:x1="13.751cm" svg:y1="3.601cm" svg:x2="13.25cm" svg:y2="3.45cm">
          <text:p/>
        </draw:line>
        <draw:line draw:style-name="gr19" draw:text-style-name="P2" draw:layer="layout" svg:x1="13.751cm" svg:y1="4.1cm" svg:x2="13.25cm" svg:y2="4.201cm">
          <text:p/>
        </draw:line>
        <draw:g>
          <draw:g>
            <draw:polygon draw:style-name="gr1" draw:text-style-name="P1" draw:layer="layout" svg:width="2cm" svg:height="0.5cm" svg:x="2.5cm" svg:y="18.2cm" svg:viewBox="0 0 2001 501" draw:points="0,501 2001,501 2001,0 0,0">
              <text:p/>
            </draw:polygon>
            <draw:polygon draw:style-name="gr18" draw:text-style-name="P2" draw:layer="layout" svg:width="2cm" svg:height="0.5cm" svg:x="2.5cm" svg:y="18.2cm" svg:viewBox="0 0 2001 501" draw:points="0,501 2001,501 2001,0 0,0">
              <text:p/>
            </draw:polygon>
          </draw:g>
          <draw:frame draw:style-name="gr4" draw:text-style-name="P4" draw:layer="layout" svg:width="2cm" svg:height="0.791cm" svg:x="2.5cm" svg:y="18.055cm">
            <draw:text-box>
              <text:p text:style-name="P3"><text:span text:style-name="T1">00-10</text:span></text:p>
            </draw:text-box>
          </draw:frame>
        </draw:g>
        <draw:g>
          <draw:g>
            <draw:polygon draw:style-name="gr1" draw:text-style-name="P1" draw:layer="layout" svg:width="1cm" svg:height="0.5cm" svg:x="5cm" svg:y="18.2cm" svg:viewBox="0 0 1001 501" draw:points="0,501 1001,501 1001,0 0,0">
              <text:p/>
            </draw:polygon>
            <draw:polygon draw:style-name="gr18" draw:text-style-name="P2" draw:layer="layout" svg:width="1cm" svg:height="0.5cm" svg:x="5cm" svg:y="18.2cm" svg:viewBox="0 0 1001 501" draw:points="0,501 1001,501 1001,0 0,0">
              <text:p/>
            </draw:polygon>
          </draw:g>
          <draw:frame draw:style-name="gr4" draw:text-style-name="P4" draw:layer="layout" svg:width="1cm" svg:height="0.791cm" svg:x="5cm" svg:y="18.055cm">
            <draw:text-box>
              <text:p text:style-name="P3"><text:span text:style-name="T1">10</text:span></text:p>
            </draw:text-box>
          </draw:frame>
        </draw:g>
        <draw:g>
          <draw:g>
            <draw:polygon draw:style-name="gr1" draw:text-style-name="P1" draw:layer="layout" svg:width="3.5cm" svg:height="0.5cm" svg:x="6.5cm" svg:y="17.8cm" svg:viewBox="0 0 3501 501" draw:points="0,501 3501,501 3501,0 0,0">
              <text:p/>
            </draw:polygon>
            <draw:polygon draw:style-name="gr18" draw:text-style-name="P2" draw:layer="layout" svg:width="3.5cm" svg:height="0.5cm" svg:x="6.5cm" svg:y="17.8cm" svg:viewBox="0 0 3501 501" draw:points="0,501 3501,501 3501,0 0,0">
              <text:p/>
            </draw:polygon>
          </draw:g>
          <draw:frame draw:style-name="gr4" draw:text-style-name="P4" draw:layer="layout" svg:width="3.5cm" svg:height="0.791cm" svg:x="6.5cm" svg:y="17.655cm">
            <draw:text-box>
              <text:p text:style-name="P3"><text:span text:style-name="T1">00-00-00-00-00</text:span></text:p>
            </draw:text-box>
          </draw:frame>
        </draw:g>
        <draw:g>
          <draw:g>
            <draw:polygon draw:style-name="gr1" draw:text-style-name="P1" draw:layer="layout" svg:width="3.5cm" svg:height="0.5cm" svg:x="6.5cm" svg:y="18.6cm" svg:viewBox="0 0 3501 501" draw:points="0,501 3501,501 3501,0 0,0">
              <text:p/>
            </draw:polygon>
            <draw:polygon draw:style-name="gr18" draw:text-style-name="P2" draw:layer="layout" svg:width="3.5cm" svg:height="0.5cm" svg:x="6.5cm" svg:y="18.6cm" svg:viewBox="0 0 3501 501" draw:points="0,501 3501,501 3501,0 0,0">
              <text:p/>
            </draw:polygon>
          </draw:g>
          <draw:frame draw:style-name="gr4" draw:text-style-name="P4" draw:layer="layout" svg:width="3.5cm" svg:height="0.791cm" svg:x="6.5cm" svg:y="18.455cm">
            <draw:text-box>
              <text:p text:style-name="P3"><text:span text:style-name="T1">11-11-11-11-11</text:span></text:p>
            </draw:text-box>
          </draw:frame>
        </draw:g>
        <draw:line draw:style-name="gr19" draw:text-style-name="P2" draw:layer="layout" svg:x1="6cm" svg:y1="18.451cm" svg:x2="6.501cm" svg:y2="18.05cm">
          <text:p/>
        </draw:line>
        <draw:line draw:style-name="gr19" draw:text-style-name="P2" draw:layer="layout" svg:x1="6cm" svg:y1="18.45cm" svg:x2="6.501cm" svg:y2="18.851cm">
          <text:p/>
        </draw:line>
        <draw:frame draw:style-name="gr29" draw:text-style-name="P4" draw:layer="layout" svg:width="3cm" svg:height="1.172cm" svg:x="2cm" svg:y="17.114cm">
          <draw:text-box>
            <text:p text:style-name="P3"><text:span text:style-name="T1">Prefix</text:span></text:p>
            <text:p text:style-name="P3"><text:span text:style-name="T4">(node address)</text:span></text:p>
          </draw:text-box>
        </draw:frame>
        <draw:frame draw:style-name="gr4" draw:text-style-name="P4" draw:layer="layout" svg:width="1cm" svg:height="0.791cm" svg:x="5cm" svg:y="17.13cm">
          <draw:text-box>
            <text:p text:style-name="P3"><text:span text:style-name="T5">h</text:span></text:p>
          </draw:text-box>
        </draw:frame>
        <draw:frame draw:style-name="gr4" draw:text-style-name="P4" draw:layer="layout" svg:width="1.25cm" svg:height="0.791cm" svg:x="10cm" svg:y="17.655cm">
          <draw:text-box>
            <text:p text:style-name="P3"><text:span text:style-name="T1">min</text:span></text:p>
          </draw:text-box>
        </draw:frame>
        <draw:frame draw:style-name="gr4" draw:text-style-name="P4" draw:layer="layout" svg:width="1.25cm" svg:height="0.791cm" svg:x="10cm" svg:y="18.455cm">
          <draw:text-box>
            <text:p text:style-name="P3"><text:span text:style-name="T1">max</text:span></text:p>
          </draw:text-box>
        </draw:frame>
        <draw:line draw:style-name="gr19" draw:text-style-name="P2" draw:layer="layout" svg:x1="4.5cm" svg:y1="18.45cm" svg:x2="5cm" svg:y2="18.45cm">
          <text:p/>
        </draw:line>
        <draw:g>
          <draw:g>
            <draw:polygon draw:style-name="gr1" draw:text-style-name="P1" draw:layer="layout" svg:width="2cm" svg:height="0.5cm" svg:x="2.5cm" svg:y="24.7cm" svg:viewBox="0 0 2001 501" draw:points="0,501 2001,501 2001,0 0,0">
              <text:p/>
            </draw:polygon>
            <draw:polygon draw:style-name="gr18" draw:text-style-name="P2" draw:layer="layout" svg:width="2cm" svg:height="0.5cm" svg:x="2.5cm" svg:y="24.7cm" svg:viewBox="0 0 2001 501" draw:points="0,501 2001,501 2001,0 0,0">
              <text:p/>
            </draw:polygon>
          </draw:g>
          <draw:frame draw:style-name="gr4" draw:text-style-name="P4" draw:layer="layout" svg:width="2cm" svg:height="0.791cm" svg:x="2.5cm" svg:y="24.555cm">
            <draw:text-box>
              <text:p text:style-name="P3"><text:span text:style-name="T1">00-10</text:span></text:p>
            </draw:text-box>
          </draw:frame>
        </draw:g>
        <draw:g>
          <draw:g>
            <draw:polygon draw:style-name="gr1" draw:text-style-name="P1" draw:layer="layout" svg:width="1cm" svg:height="0.5cm" svg:x="5cm" svg:y="24.7cm" svg:viewBox="0 0 1001 501" draw:points="0,501 1001,501 1001,0 0,0">
              <text:p/>
            </draw:polygon>
            <draw:polygon draw:style-name="gr18" draw:text-style-name="P2" draw:layer="layout" svg:width="1cm" svg:height="0.5cm" svg:x="5cm" svg:y="24.7cm" svg:viewBox="0 0 1001 501" draw:points="0,501 1001,501 1001,0 0,0">
              <text:p/>
            </draw:polygon>
          </draw:g>
          <draw:frame draw:style-name="gr4" draw:text-style-name="P4" draw:layer="layout" svg:width="1cm" svg:height="0.791cm" svg:x="5cm" svg:y="24.555cm">
            <draw:text-box>
              <text:p text:style-name="P3"><text:span text:style-name="T1">10</text:span></text:p>
            </draw:text-box>
          </draw:frame>
        </draw:g>
        <draw:line draw:style-name="gr19" draw:text-style-name="P2" draw:layer="layout" svg:x1="3.5cm" svg:y1="25.2cm" svg:x2="3.5cm" svg:y2="25.7cm">
          <text:p/>
        </draw:line>
        <draw:line draw:style-name="gr19" draw:text-style-name="P2" draw:layer="layout" svg:x1="5.5cm" svg:y1="25.2cm" svg:x2="5.5cm" svg:y2="25.7cm">
          <text:p/>
        </draw:line>
        <draw:frame draw:style-name="gr29" draw:text-style-name="P4" draw:layer="layout" svg:width="3cm" svg:height="1.172cm" svg:x="2cm" svg:y="23.614cm">
          <draw:text-box>
            <text:p text:style-name="P3"><text:span text:style-name="T1">Prefix</text:span></text:p>
            <text:p text:style-name="P3"><text:span text:style-name="T4">(node address)</text:span></text:p>
          </draw:text-box>
        </draw:frame>
        <draw:frame draw:style-name="gr4" draw:text-style-name="P4" draw:layer="layout" svg:width="1cm" svg:height="0.791cm" svg:x="5cm" svg:y="23.63cm">
          <draw:text-box>
            <text:p text:style-name="P3"><text:span text:style-name="T5">h</text:span></text:p>
          </draw:text-box>
        </draw:frame>
        <draw:line draw:style-name="gr19" draw:text-style-name="P2" draw:layer="layout" svg:x1="4.5cm" svg:y1="24.95cm" svg:x2="5cm" svg:y2="24.95cm">
          <text:p/>
        </draw:line>
        <draw:g>
          <draw:g>
            <draw:polygon draw:style-name="gr1" draw:text-style-name="P1" draw:layer="layout" svg:width="2cm" svg:height="0.5cm" svg:x="2.5cm" svg:y="26.2cm" svg:viewBox="0 0 2001 501" draw:points="0,501 2001,501 2001,0 0,0">
              <text:p/>
            </draw:polygon>
            <draw:polygon draw:style-name="gr18" draw:text-style-name="P2" draw:layer="layout" svg:width="2cm" svg:height="0.5cm" svg:x="2.5cm" svg:y="26.2cm" svg:viewBox="0 0 2001 501" draw:points="0,501 2001,501 2001,0 0,0">
              <text:p/>
            </draw:polygon>
          </draw:g>
          <draw:frame draw:style-name="gr4" draw:text-style-name="P4" draw:layer="layout" svg:width="2cm" svg:height="0.791cm" svg:x="2.5cm" svg:y="26.055cm">
            <draw:text-box>
              <text:p text:style-name="P3"><text:span text:style-name="T1">0_ 1_</text:span></text:p>
            </draw:text-box>
          </draw:frame>
        </draw:g>
        <draw:g>
          <draw:g>
            <draw:polygon draw:style-name="gr1" draw:text-style-name="P1" draw:layer="layout" svg:width="1cm" svg:height="0.5cm" svg:x="5cm" svg:y="26.2cm" svg:viewBox="0 0 1001 501" draw:points="0,501 1001,501 1001,0 0,0">
              <text:p/>
            </draw:polygon>
            <draw:polygon draw:style-name="gr18" draw:text-style-name="P2" draw:layer="layout" svg:width="1cm" svg:height="0.5cm" svg:x="5cm" svg:y="26.2cm" svg:viewBox="0 0 1001 501" draw:points="0,501 1001,501 1001,0 0,0">
              <text:p/>
            </draw:polygon>
          </draw:g>
          <draw:frame draw:style-name="gr4" draw:text-style-name="P4" draw:layer="layout" svg:width="1cm" svg:height="0.791cm" svg:x="5cm" svg:y="26.055cm">
            <draw:text-box>
              <text:p text:style-name="P3"><text:span text:style-name="T1">1_</text:span></text:p>
            </draw:text-box>
          </draw:frame>
        </draw:g>
        <draw:g>
          <draw:g>
            <draw:polygon draw:style-name="gr1" draw:text-style-name="P1" draw:layer="layout" svg:width="1.5cm" svg:height="0.5cm" svg:x="6.5cm" svg:y="25.8cm" svg:viewBox="0 0 1501 501" draw:points="0,501 1501,501 1501,0 0,0">
              <text:p/>
            </draw:polygon>
            <draw:polygon draw:style-name="gr18" draw:text-style-name="P2" draw:layer="layout" svg:width="1.5cm" svg:height="0.5cm" svg:x="6.5cm" svg:y="25.8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6.5cm" svg:y="25.655cm">
            <draw:text-box>
              <text:p text:style-name="P3"><text:span text:style-name="T1">00000</text:span></text:p>
            </draw:text-box>
          </draw:frame>
        </draw:g>
        <draw:g>
          <draw:g>
            <draw:polygon draw:style-name="gr1" draw:text-style-name="P1" draw:layer="layout" svg:width="1.5cm" svg:height="0.5cm" svg:x="6.5cm" svg:y="26.6cm" svg:viewBox="0 0 1501 501" draw:points="0,501 1501,501 1501,0 0,0">
              <text:p/>
            </draw:polygon>
            <draw:polygon draw:style-name="gr18" draw:text-style-name="P2" draw:layer="layout" svg:width="1.5cm" svg:height="0.5cm" svg:x="6.5cm" svg:y="26.6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6.5cm" svg:y="26.455cm">
            <draw:text-box>
              <text:p text:style-name="P3"><text:span text:style-name="T1">11111</text:span></text:p>
            </draw:text-box>
          </draw:frame>
        </draw:g>
        <draw:line draw:style-name="gr19" draw:text-style-name="P2" draw:layer="layout" svg:x1="6cm" svg:y1="26.451cm" svg:x2="6.501cm" svg:y2="26.05cm">
          <text:p/>
        </draw:line>
        <draw:line draw:style-name="gr19" draw:text-style-name="P2" draw:layer="layout" svg:x1="6cm" svg:y1="26.45cm" svg:x2="6.501cm" svg:y2="26.851cm">
          <text:p/>
        </draw:line>
        <draw:frame draw:style-name="gr4" draw:text-style-name="P4" draw:layer="layout" svg:width="2.75cm" svg:height="0.791cm" svg:x="12.5cm" svg:y="25.655cm">
          <draw:text-box>
            <text:p text:style-name="P3"><text:span text:style-name="T1">toMinInt(i=0)</text:span></text:p>
          </draw:text-box>
        </draw:frame>
        <draw:frame draw:style-name="gr4" draw:text-style-name="P4" draw:layer="layout" svg:width="2.75cm" svg:height="0.791cm" svg:x="12.5cm" svg:y="26.455cm">
          <draw:text-box>
            <text:p text:style-name="P3"><text:span text:style-name="T1">toMaxInt(i=0)</text:span></text:p>
          </draw:text-box>
        </draw:frame>
        <draw:line draw:style-name="gr19" draw:text-style-name="P2" draw:layer="layout" svg:x1="4.5cm" svg:y1="26.45cm" svg:x2="4.999cm" svg:y2="26.45cm">
          <text:p/>
        </draw:line>
        <draw:g>
          <draw:g>
            <draw:polygon draw:style-name="gr1" draw:text-style-name="P1" draw:layer="layout" svg:width="2cm" svg:height="0.5cm" svg:x="2.5cm" svg:y="27.7cm" svg:viewBox="0 0 2001 501" draw:points="0,501 2001,501 2001,0 0,0">
              <text:p/>
            </draw:polygon>
            <draw:polygon draw:style-name="gr18" draw:text-style-name="P2" draw:layer="layout" svg:width="2cm" svg:height="0.5cm" svg:x="2.5cm" svg:y="27.7cm" svg:viewBox="0 0 2001 501" draw:points="0,501 2001,501 2001,0 0,0">
              <text:p/>
            </draw:polygon>
          </draw:g>
          <draw:frame draw:style-name="gr4" draw:text-style-name="P4" draw:layer="layout" svg:width="2cm" svg:height="0.791cm" svg:x="2.5cm" svg:y="27.555cm">
            <draw:text-box>
              <text:p text:style-name="P3"><text:span text:style-name="T1">_0 _0</text:span></text:p>
            </draw:text-box>
          </draw:frame>
        </draw:g>
        <draw:g>
          <draw:g>
            <draw:polygon draw:style-name="gr1" draw:text-style-name="P1" draw:layer="layout" svg:width="1cm" svg:height="0.5cm" svg:x="5cm" svg:y="27.7cm" svg:viewBox="0 0 1001 501" draw:points="0,501 1001,501 1001,0 0,0">
              <text:p/>
            </draw:polygon>
            <draw:polygon draw:style-name="gr18" draw:text-style-name="P2" draw:layer="layout" svg:width="1cm" svg:height="0.5cm" svg:x="5cm" svg:y="27.7cm" svg:viewBox="0 0 1001 501" draw:points="0,501 1001,501 1001,0 0,0">
              <text:p/>
            </draw:polygon>
          </draw:g>
          <draw:frame draw:style-name="gr4" draw:text-style-name="P4" draw:layer="layout" svg:width="1cm" svg:height="0.791cm" svg:x="5cm" svg:y="27.555cm">
            <draw:text-box>
              <text:p text:style-name="P3"><text:span text:style-name="T1">_0</text:span></text:p>
            </draw:text-box>
          </draw:frame>
        </draw:g>
        <draw:g>
          <draw:g>
            <draw:polygon draw:style-name="gr1" draw:text-style-name="P1" draw:layer="layout" svg:width="1.5cm" svg:height="0.5cm" svg:x="6.5cm" svg:y="27.3cm" svg:viewBox="0 0 1501 501" draw:points="0,501 1501,501 1501,0 0,0">
              <text:p/>
            </draw:polygon>
            <draw:polygon draw:style-name="gr18" draw:text-style-name="P2" draw:layer="layout" svg:width="1.5cm" svg:height="0.5cm" svg:x="6.5cm" svg:y="27.3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6.5cm" svg:y="27.155cm">
            <draw:text-box>
              <text:p text:style-name="P3"><text:span text:style-name="T1">00000</text:span></text:p>
            </draw:text-box>
          </draw:frame>
        </draw:g>
        <draw:g>
          <draw:g>
            <draw:polygon draw:style-name="gr1" draw:text-style-name="P1" draw:layer="layout" svg:width="1.5cm" svg:height="0.5cm" svg:x="6.5cm" svg:y="28.1cm" svg:viewBox="0 0 1501 501" draw:points="0,501 1501,501 1501,0 0,0">
              <text:p/>
            </draw:polygon>
            <draw:polygon draw:style-name="gr18" draw:text-style-name="P2" draw:layer="layout" svg:width="1.5cm" svg:height="0.5cm" svg:x="6.5cm" svg:y="28.1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6.5cm" svg:y="27.955cm">
            <draw:text-box>
              <text:p text:style-name="P3"><text:span text:style-name="T1">11111</text:span></text:p>
            </draw:text-box>
          </draw:frame>
        </draw:g>
        <draw:line draw:style-name="gr19" draw:text-style-name="P2" draw:layer="layout" svg:x1="6cm" svg:y1="27.951cm" svg:x2="6.501cm" svg:y2="27.55cm">
          <text:p/>
        </draw:line>
        <draw:line draw:style-name="gr19" draw:text-style-name="P2" draw:layer="layout" svg:x1="6cm" svg:y1="27.95cm" svg:x2="6.501cm" svg:y2="28.351cm">
          <text:p/>
        </draw:line>
        <draw:frame draw:style-name="gr4" draw:text-style-name="P4" draw:layer="layout" svg:width="2.75cm" svg:height="0.791cm" svg:x="12.5cm" svg:y="27.155cm">
          <draw:text-box>
            <text:p text:style-name="P3"><text:span text:style-name="T1">toMinInt(i=1)</text:span></text:p>
          </draw:text-box>
        </draw:frame>
        <draw:frame draw:style-name="gr4" draw:text-style-name="P4" draw:layer="layout" svg:width="2.75cm" svg:height="0.791cm" svg:x="12.5cm" svg:y="27.955cm">
          <draw:text-box>
            <text:p text:style-name="P3"><text:span text:style-name="T1">toMaxInt(i=1)</text:span></text:p>
          </draw:text-box>
        </draw:frame>
        <draw:line draw:style-name="gr19" draw:text-style-name="P2" draw:layer="layout" svg:x1="4.5cm" svg:y1="27.95cm" svg:x2="4.999cm" svg:y2="27.95cm">
          <text:p/>
        </draw:line>
        <draw:g>
          <draw:g>
            <draw:polygon draw:style-name="gr1" draw:text-style-name="P1" draw:layer="layout" svg:width="1.75cm" svg:height="0.5cm" svg:x="8.75cm" svg:y="28.1cm" svg:viewBox="0 0 1751 501" draw:points="0,501 1751,501 1751,0 0,0">
              <text:p/>
            </draw:polygon>
            <draw:polygon draw:style-name="gr18" draw:text-style-name="P2" draw:layer="layout" svg:width="1.75cm" svg:height="0.5cm" svg:x="8.75cm" svg:y="28.1cm" svg:viewBox="0 0 1751 501" draw:points="0,501 1751,501 1751,0 0,0">
              <text:p/>
            </draw:polygon>
          </draw:g>
          <draw:frame draw:style-name="gr4" draw:text-style-name="P4" draw:layer="layout" svg:width="1.75cm" svg:height="0.791cm" svg:x="8.75cm" svg:y="27.955cm">
            <draw:text-box>
              <text:p text:style-name="P3"><text:span text:style-name="T1">000111</text:span></text:p>
            </draw:text-box>
          </draw:frame>
        </draw:g>
        <draw:frame draw:style-name="gr4" draw:text-style-name="P4" draw:layer="layout" svg:width="0.75cm" svg:height="0.791cm" svg:x="8cm" svg:y="27.955cm">
          <draw:text-box>
            <text:p text:style-name="P3"><text:span text:style-name="T1">=</text:span></text:p>
          </draw:text-box>
        </draw:frame>
        <draw:g>
          <draw:g>
            <draw:polygon draw:style-name="gr1" draw:text-style-name="P1" draw:layer="layout" svg:width="1.75cm" svg:height="0.5cm" svg:x="8.75cm" svg:y="25.8cm" svg:viewBox="0 0 1751 501" draw:points="0,501 1751,501 1751,0 0,0">
              <text:p/>
            </draw:polygon>
            <draw:polygon draw:style-name="gr18" draw:text-style-name="P2" draw:layer="layout" svg:width="1.75cm" svg:height="0.5cm" svg:x="8.75cm" svg:y="25.8cm" svg:viewBox="0 0 1751 501" draw:points="0,501 1751,501 1751,0 0,0">
              <text:p/>
            </draw:polygon>
          </draw:g>
          <draw:frame draw:style-name="gr4" draw:text-style-name="P4" draw:layer="layout" svg:width="1.75cm" svg:height="0.791cm" svg:x="8.75cm" svg:y="25.655cm">
            <draw:text-box>
              <text:p text:style-name="P3"><text:span text:style-name="T1">011000</text:span></text:p>
            </draw:text-box>
          </draw:frame>
        </draw:g>
        <draw:frame draw:style-name="gr4" draw:text-style-name="P4" draw:layer="layout" svg:width="0.75cm" svg:height="0.791cm" svg:x="8cm" svg:y="25.655cm">
          <draw:text-box>
            <text:p text:style-name="P3"><text:span text:style-name="T1">=</text:span></text:p>
          </draw:text-box>
        </draw:frame>
        <draw:g>
          <draw:g>
            <draw:polygon draw:style-name="gr1" draw:text-style-name="P1" draw:layer="layout" svg:width="1.75cm" svg:height="0.5cm" svg:x="8.75cm" svg:y="26.6cm" svg:viewBox="0 0 1751 501" draw:points="0,501 1751,501 1751,0 0,0">
              <text:p/>
            </draw:polygon>
            <draw:polygon draw:style-name="gr18" draw:text-style-name="P2" draw:layer="layout" svg:width="1.75cm" svg:height="0.5cm" svg:x="8.75cm" svg:y="26.6cm" svg:viewBox="0 0 1751 501" draw:points="0,501 1751,501 1751,0 0,0">
              <text:p/>
            </draw:polygon>
          </draw:g>
          <draw:frame draw:style-name="gr4" draw:text-style-name="P4" draw:layer="layout" svg:width="1.75cm" svg:height="0.791cm" svg:x="8.75cm" svg:y="26.455cm">
            <draw:text-box>
              <text:p text:style-name="P3"><text:span text:style-name="T1">011111</text:span></text:p>
            </draw:text-box>
          </draw:frame>
        </draw:g>
        <draw:frame draw:style-name="gr4" draw:text-style-name="P4" draw:layer="layout" svg:width="0.75cm" svg:height="0.791cm" svg:x="8cm" svg:y="26.455cm">
          <draw:text-box>
            <text:p text:style-name="P3"><text:span text:style-name="T1">=</text:span></text:p>
          </draw:text-box>
        </draw:frame>
        <draw:g>
          <draw:g>
            <draw:polygon draw:style-name="gr1" draw:text-style-name="P1" draw:layer="layout" svg:width="1.75cm" svg:height="0.5cm" svg:x="8.75cm" svg:y="27.3cm" svg:viewBox="0 0 1751 501" draw:points="0,501 1751,501 1751,0 0,0">
              <text:p/>
            </draw:polygon>
            <draw:polygon draw:style-name="gr18" draw:text-style-name="P2" draw:layer="layout" svg:width="1.75cm" svg:height="0.5cm" svg:x="8.75cm" svg:y="27.3cm" svg:viewBox="0 0 1751 501" draw:points="0,501 1751,501 1751,0 0,0">
              <text:p/>
            </draw:polygon>
          </draw:g>
          <draw:frame draw:style-name="gr4" draw:text-style-name="P4" draw:layer="layout" svg:width="1.75cm" svg:height="0.791cm" svg:x="8.75cm" svg:y="27.155cm">
            <draw:text-box>
              <text:p text:style-name="P3"><text:span text:style-name="T1">000000</text:span></text:p>
            </draw:text-box>
          </draw:frame>
        </draw:g>
        <draw:frame draw:style-name="gr4" draw:text-style-name="P4" draw:layer="layout" svg:width="0.75cm" svg:height="0.791cm" svg:x="8cm" svg:y="27.1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0.5cm" svg:y="27.9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0.5cm" svg:y="25.6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0.5cm" svg:y="26.4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0.5cm" svg:y="27.155cm">
          <draw:text-box>
            <text:p text:style-name="P3"><text:span text:style-name="T1">=</text:span></text:p>
          </draw:text-box>
        </draw:frame>
        <draw:frame draw:style-name="gr5" draw:text-style-name="P4" draw:layer="layout" svg:width="1.25cm" svg:height="0.95cm" svg:x="11.175cm" svg:y="25.575cm">
          <draw:text-box>
            <text:p text:style-name="P11"><text:span text:style-name="T1">p</text:span><text:span text:style-name="T2">0,min</text:span></text:p>
          </draw:text-box>
        </draw:frame>
        <draw:frame draw:style-name="gr5" draw:text-style-name="P4" draw:layer="layout" svg:width="1.25cm" svg:height="0.95cm" svg:x="11.175cm" svg:y="26.375cm">
          <draw:text-box>
            <text:p text:style-name="P11"><text:span text:style-name="T1">p</text:span><text:span text:style-name="T2">0,max</text:span></text:p>
          </draw:text-box>
        </draw:frame>
        <draw:frame draw:style-name="gr5" draw:text-style-name="P4" draw:layer="layout" svg:width="1.25cm" svg:height="0.95cm" svg:x="11.175cm" svg:y="27.075cm">
          <draw:text-box>
            <text:p text:style-name="P11"><text:span text:style-name="T1">p</text:span><text:span text:style-name="T2">1,min</text:span></text:p>
          </draw:text-box>
        </draw:frame>
        <draw:frame draw:style-name="gr5" draw:text-style-name="P4" draw:layer="layout" svg:width="1.25cm" svg:height="0.95cm" svg:x="11.175cm" svg:y="27.875cm">
          <draw:text-box>
            <text:p text:style-name="P11"><text:span text:style-name="T1">p</text:span><text:span text:style-name="T2">1,max</text:span></text:p>
          </draw:text-box>
        </draw:frame>
        <draw:frame draw:style-name="gr5" draw:text-style-name="P4" draw:layer="layout" svg:width="1cm" svg:height="0.95cm" svg:x="1.5cm" svg:y="25.975cm">
          <draw:text-box>
            <text:p text:style-name="P11"><text:span text:style-name="T1">p</text:span><text:span text:style-name="T2">0</text:span></text:p>
          </draw:text-box>
        </draw:frame>
        <draw:frame draw:style-name="gr5" draw:text-style-name="P4" draw:layer="layout" svg:width="1cm" svg:height="0.95cm" svg:x="1.5cm" svg:y="27.475cm">
          <draw:text-box>
            <text:p text:style-name="P11"><text:span text:style-name="T1">p</text:span><text:span text:style-name="T2">1</text:span></text:p>
          </draw:text-box>
        </draw:frame>
        <draw:frame draw:style-name="gr4" draw:text-style-name="P4" draw:layer="layout" svg:width="0.75cm" svg:height="0.791cm" svg:x="12.125cm" svg:y="27.9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2.125cm" svg:y="25.6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2.125cm" svg:y="26.455cm">
          <draw:text-box>
            <text:p text:style-name="P3"><text:span text:style-name="T1">=</text:span></text:p>
          </draw:text-box>
        </draw:frame>
        <draw:frame draw:style-name="gr4" draw:text-style-name="P4" draw:layer="layout" svg:width="0.75cm" svg:height="0.791cm" svg:x="12.125cm" svg:y="27.155cm">
          <draw:text-box>
            <text:p text:style-name="P3"><text:span text:style-name="T1">=</text:span></text:p>
          </draw:text-box>
        </draw:frame>
        <draw:g>
          <draw:g>
            <draw:polygon draw:style-name="gr1" draw:text-style-name="P1" draw:layer="layout" svg:width="2cm" svg:height="0.5cm" svg:x="2.5cm" svg:y="21.7cm" svg:viewBox="0 0 2001 501" draw:points="0,501 2001,501 2001,0 0,0">
              <text:p/>
            </draw:polygon>
            <draw:polygon draw:style-name="gr18" draw:text-style-name="P2" draw:layer="layout" svg:width="2cm" svg:height="0.5cm" svg:x="2.5cm" svg:y="21.7cm" svg:viewBox="0 0 2001 501" draw:points="0,501 2001,501 2001,0 0,0">
              <text:p/>
            </draw:polygon>
          </draw:g>
          <draw:frame draw:style-name="gr4" draw:text-style-name="P4" draw:layer="layout" svg:width="2cm" svg:height="0.791cm" svg:x="2.5cm" svg:y="21.555cm">
            <draw:text-box>
              <text:p text:style-name="P3"><text:span text:style-name="T1">00-10</text:span></text:p>
            </draw:text-box>
          </draw:frame>
        </draw:g>
        <draw:g>
          <draw:g>
            <draw:polygon draw:style-name="gr1" draw:text-style-name="P1" draw:layer="layout" svg:width="1cm" svg:height="0.5cm" svg:x="5cm" svg:y="21.7cm" svg:viewBox="0 0 1001 501" draw:points="0,501 1001,501 1001,0 0,0">
              <text:p/>
            </draw:polygon>
            <draw:polygon draw:style-name="gr18" draw:text-style-name="P2" draw:layer="layout" svg:width="1cm" svg:height="0.5cm" svg:x="5cm" svg:y="21.7cm" svg:viewBox="0 0 1001 501" draw:points="0,501 1001,501 1001,0 0,0">
              <text:p/>
            </draw:polygon>
          </draw:g>
          <draw:frame draw:style-name="gr4" draw:text-style-name="P4" draw:layer="layout" svg:width="1cm" svg:height="0.791cm" svg:x="5cm" svg:y="21.555cm">
            <draw:text-box>
              <text:p text:style-name="P3"><text:span text:style-name="T1">10</text:span></text:p>
            </draw:text-box>
          </draw:frame>
        </draw:g>
        <draw:g>
          <draw:g>
            <draw:polygon draw:style-name="gr1" draw:text-style-name="P1" draw:layer="layout" svg:width="3.5cm" svg:height="0.5cm" svg:x="6.5cm" svg:y="21.3cm" svg:viewBox="0 0 3501 501" draw:points="0,501 3501,501 3501,0 0,0">
              <text:p/>
            </draw:polygon>
            <draw:polygon draw:style-name="gr18" draw:text-style-name="P2" draw:layer="layout" svg:width="3.5cm" svg:height="0.5cm" svg:x="6.5cm" svg:y="21.3cm" svg:viewBox="0 0 3501 501" draw:points="0,501 3501,501 3501,0 0,0">
              <text:p/>
            </draw:polygon>
          </draw:g>
          <draw:frame draw:style-name="gr4" draw:text-style-name="P4" draw:layer="layout" svg:width="3.5cm" svg:height="0.791cm" svg:x="6.5cm" svg:y="21.155cm">
            <draw:text-box>
              <text:p text:style-name="P3"><text:span text:style-name="T1">00-00-00-00-00</text:span></text:p>
            </draw:text-box>
          </draw:frame>
        </draw:g>
        <draw:g>
          <draw:g>
            <draw:polygon draw:style-name="gr1" draw:text-style-name="P1" draw:layer="layout" svg:width="3.5cm" svg:height="0.5cm" svg:x="6.5cm" svg:y="22.1cm" svg:viewBox="0 0 3501 501" draw:points="0,501 3501,501 3501,0 0,0">
              <text:p/>
            </draw:polygon>
            <draw:polygon draw:style-name="gr18" draw:text-style-name="P2" draw:layer="layout" svg:width="3.5cm" svg:height="0.5cm" svg:x="6.5cm" svg:y="22.1cm" svg:viewBox="0 0 3501 501" draw:points="0,501 3501,501 3501,0 0,0">
              <text:p/>
            </draw:polygon>
          </draw:g>
          <draw:frame draw:style-name="gr4" draw:text-style-name="P4" draw:layer="layout" svg:width="3.5cm" svg:height="0.791cm" svg:x="6.5cm" svg:y="21.955cm">
            <draw:text-box>
              <text:p text:style-name="P3"><text:span text:style-name="T1">11-11-11-11-11</text:span></text:p>
            </draw:text-box>
          </draw:frame>
        </draw:g>
        <draw:line draw:style-name="gr19" draw:text-style-name="P2" draw:layer="layout" svg:x1="6cm" svg:y1="21.951cm" svg:x2="6.501cm" svg:y2="21.55cm">
          <text:p/>
        </draw:line>
        <draw:line draw:style-name="gr19" draw:text-style-name="P2" draw:layer="layout" svg:x1="6cm" svg:y1="21.95cm" svg:x2="6.501cm" svg:y2="22.351cm">
          <text:p/>
        </draw:line>
        <draw:frame draw:style-name="gr29" draw:text-style-name="P4" draw:layer="layout" svg:width="3cm" svg:height="1.172cm" svg:x="2cm" svg:y="20.614cm">
          <draw:text-box>
            <text:p text:style-name="P3"><text:span text:style-name="T1">Prefix</text:span></text:p>
            <text:p text:style-name="P3"><text:span text:style-name="T4">(node address)</text:span></text:p>
          </draw:text-box>
        </draw:frame>
        <draw:frame draw:style-name="gr4" draw:text-style-name="P4" draw:layer="layout" svg:width="1cm" svg:height="0.791cm" svg:x="5cm" svg:y="20.63cm">
          <draw:text-box>
            <text:p text:style-name="P3"><text:span text:style-name="T5">h</text:span></text:p>
          </draw:text-box>
        </draw:frame>
        <draw:frame draw:style-name="gr4" draw:text-style-name="P4" draw:layer="layout" svg:width="1.25cm" svg:height="0.791cm" svg:x="10cm" svg:y="21.155cm">
          <draw:text-box>
            <text:p text:style-name="P3"><text:span text:style-name="T1">min</text:span></text:p>
          </draw:text-box>
        </draw:frame>
        <draw:frame draw:style-name="gr4" draw:text-style-name="P4" draw:layer="layout" svg:width="1.25cm" svg:height="0.791cm" svg:x="10cm" svg:y="21.955cm">
          <draw:text-box>
            <text:p text:style-name="P3"><text:span text:style-name="T1">max</text:span></text:p>
          </draw:text-box>
        </draw:frame>
        <draw:line draw:style-name="gr19" draw:text-style-name="P2" draw:layer="layout" svg:x1="4.5cm" svg:y1="21.95cm" svg:x2="5cm" svg:y2="21.95cm">
          <text:p/>
        </draw:line>
        <draw:g>
          <draw:g>
            <draw:polygon draw:style-name="gr1" draw:text-style-name="P1" draw:layer="layout" svg:width="1.5cm" svg:height="0.5cm" svg:x="13.25cm" svg:y="20.2cm" svg:viewBox="0 0 1501 501" draw:points="0,501 1501,501 1501,0 0,0">
              <text:p/>
            </draw:polygon>
            <draw:polygon draw:style-name="gr18" draw:text-style-name="P2" draw:layer="layout" svg:width="1.5cm" svg:height="0.5cm" svg:x="13.25cm" svg:y="20.2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13.25cm" svg:y="20.055cm">
            <draw:text-box>
              <text:p text:style-name="P3"><text:span text:style-name="T6">100</text:span></text:p>
            </draw:text-box>
          </draw:frame>
        </draw:g>
        <draw:g>
          <draw:g>
            <draw:polygon draw:style-name="gr1" draw:text-style-name="P1" draw:layer="layout" svg:width="1.5cm" svg:height="0.5cm" svg:x="15.5cm" svg:y="20.2cm" svg:viewBox="0 0 1501 501" draw:points="0,501 1501,501 1501,0 0,0">
              <text:p/>
            </draw:polygon>
            <draw:polygon draw:style-name="gr18" draw:text-style-name="P2" draw:layer="layout" svg:width="1.5cm" svg:height="0.5cm" svg:x="15.5cm" svg:y="20.2cm" svg:viewBox="0 0 1501 501" draw:points="0,501 1501,501 1501,0 0,0">
              <text:p/>
            </draw:polygon>
          </draw:g>
          <draw:frame draw:style-name="gr4" draw:text-style-name="P4" draw:layer="layout" svg:width="1.5cm" svg:height="0.791cm" svg:x="15.5cm" svg:y="20.055cm">
            <draw:text-box>
              <text:p text:style-name="P3"><text:span text:style-name="T7">010</text:span></text:p>
            </draw:text-box>
          </draw:frame>
        </draw:g>
        <draw:g>
          <draw:g>
            <draw:polygon draw:style-name="gr1" draw:text-style-name="P1" draw:layer="layout" svg:width="2.25cm" svg:height="0.5cm" svg:x="14cm" svg:y="21.2cm" svg:viewBox="0 0 2251 501" draw:points="0,501 2251,501 2251,0 0,0">
              <text:p/>
            </draw:polygon>
            <draw:polygon draw:style-name="gr18" draw:text-style-name="P2" draw:layer="layout" svg:width="2.25cm" svg:height="0.5cm" svg:x="14cm" svg:y="21.2cm" svg:viewBox="0 0 2251 501" draw:points="0,501 2251,501 2251,0 0,0">
              <text:p/>
            </draw:polygon>
          </draw:g>
          <draw:frame draw:style-name="gr4" draw:text-style-name="P4" draw:layer="layout" svg:width="2.25cm" svg:height="0.791cm" svg:x="14cm" svg:y="21.055cm">
            <draw:text-box>
              <text:p text:style-name="P3"><text:span text:style-name="T6">1</text:span><text:span text:style-name="T7">0</text:span><text:span text:style-name="T6">0</text:span><text:span text:style-name="T7">1</text:span><text:span text:style-name="T6">0</text:span><text:span text:style-name="T7">0</text:span></text:p>
            </draw:text-box>
          </draw:frame>
        </draw:g>
        <draw:frame draw:style-name="gr5" draw:text-style-name="P4" draw:layer="layout" svg:width="1.5cm" svg:height="0.95cm" svg:x="13.25cm" svg:y="19.475cm">
          <draw:text-box>
            <text:p text:style-name="P3"><text:span text:style-name="T5">p</text:span><text:span text:style-name="T8">0</text:span></text:p>
          </draw:text-box>
        </draw:frame>
        <draw:frame draw:style-name="gr5" draw:text-style-name="P4" draw:layer="layout" svg:width="1.5cm" svg:height="0.95cm" svg:x="15.5cm" svg:y="19.475cm">
          <draw:text-box>
            <text:p text:style-name="P3"><text:span text:style-name="T5">p</text:span><text:span text:style-name="T8">1</text:span></text:p>
          </draw:text-box>
        </draw:frame>
        <draw:frame draw:style-name="gr4" draw:text-style-name="P4" draw:layer="layout" svg:width="0.75cm" svg:height="0.791cm" svg:x="13.25cm" svg:y="21.055cm">
          <draw:text-box>
            <text:p text:style-name="P3"><text:span text:style-name="T5">z</text:span></text:p>
          </draw:text-box>
        </draw:frame>
        <draw:line draw:style-name="gr19" draw:text-style-name="P2" draw:layer="layout" svg:x1="14cm" svg:y1="20.7cm" svg:x2="14.501cm" svg:y2="21.201cm">
          <text:p/>
        </draw:line>
        <draw:line draw:style-name="gr19" draw:text-style-name="P2" draw:layer="layout" svg:x1="16.251cm" svg:y1="20.7cm" svg:x2="15.75cm" svg:y2="21.201cm">
          <text:p/>
        </draw:line>
        <draw:g>
          <draw:g>
            <draw:polygon draw:style-name="gr1" draw:text-style-name="P1" draw:layer="layout" svg:width="1.25cm" svg:height="0.5cm" svg:x="13cm" svg:y="22.2cm" svg:viewBox="0 0 1251 501" draw:points="0,501 1251,501 1251,0 0,0">
              <text:p/>
            </draw:polygon>
            <draw:polygon draw:style-name="gr18" draw:text-style-name="P2" draw:layer="layout" svg:width="1.25cm" svg:height="0.5cm" svg:x="13cm" svg:y="22.2cm" svg:viewBox="0 0 1251 501" draw:points="0,501 1251,501 1251,0 0,0">
              <text:p/>
            </draw:polygon>
          </draw:g>
          <draw:frame draw:style-name="gr4" draw:text-style-name="P4" draw:layer="layout" svg:width="1.25cm" svg:height="0.791cm" svg:x="13cm" svg:y="22.055cm">
            <draw:text-box>
              <text:p text:style-name="P3"><text:span text:style-name="T6">1</text:span><text:span text:style-name="T7">0</text:span></text:p>
            </draw:text-box>
          </draw:frame>
        </draw:g>
        <draw:g>
          <draw:g>
            <draw:polygon draw:style-name="gr1" draw:text-style-name="P1" draw:layer="layout" svg:width="1.25cm" svg:height="0.5cm" svg:x="14.5cm" svg:y="22.2cm" svg:viewBox="0 0 1251 501" draw:points="0,501 1251,501 1251,0 0,0">
              <text:p/>
            </draw:polygon>
            <draw:polygon draw:style-name="gr18" draw:text-style-name="P2" draw:layer="layout" svg:width="1.25cm" svg:height="0.5cm" svg:x="14.5cm" svg:y="22.2cm" svg:viewBox="0 0 1251 501" draw:points="0,501 1251,501 1251,0 0,0">
              <text:p/>
            </draw:polygon>
          </draw:g>
          <draw:frame draw:style-name="gr4" draw:text-style-name="P4" draw:layer="layout" svg:width="1.25cm" svg:height="0.791cm" svg:x="14.5cm" svg:y="22.055cm">
            <draw:text-box>
              <text:p text:style-name="P3"><text:span text:style-name="T6">0</text:span><text:span text:style-name="T7">1</text:span></text:p>
            </draw:text-box>
          </draw:frame>
        </draw:g>
        <draw:g>
          <draw:g>
            <draw:polygon draw:style-name="gr1" draw:text-style-name="P1" draw:layer="layout" svg:width="1.25cm" svg:height="0.5cm" svg:x="16cm" svg:y="22.2cm" svg:viewBox="0 0 1251 501" draw:points="0,501 1251,501 1251,0 0,0">
              <text:p/>
            </draw:polygon>
            <draw:polygon draw:style-name="gr18" draw:text-style-name="P2" draw:layer="layout" svg:width="1.25cm" svg:height="0.5cm" svg:x="16cm" svg:y="22.2cm" svg:viewBox="0 0 1251 501" draw:points="0,501 1251,501 1251,0 0,0">
              <text:p/>
            </draw:polygon>
          </draw:g>
          <draw:frame draw:style-name="gr4" draw:text-style-name="P4" draw:layer="layout" svg:width="1.25cm" svg:height="0.791cm" svg:x="16cm" svg:y="22.055cm">
            <draw:text-box>
              <text:p text:style-name="P3"><text:span text:style-name="T6">0</text:span><text:span text:style-name="T7">0</text:span></text:p>
            </draw:text-box>
          </draw:frame>
        </draw:g>
        <draw:frame draw:style-name="gr4" draw:text-style-name="P4" draw:layer="layout" svg:width="1.75cm" svg:height="0.791cm" svg:x="12.75cm" svg:y="22.555cm">
          <draw:text-box>
            <text:p text:style-name="P3"><text:span text:style-name="T5">h </text:span><text:span text:style-name="T1">(d=0)</text:span></text:p>
          </draw:text-box>
        </draw:frame>
        <draw:frame draw:style-name="gr4" draw:text-style-name="P4" draw:layer="layout" svg:width="1.75cm" svg:height="0.791cm" svg:x="14.25cm" svg:y="22.555cm">
          <draw:text-box>
            <text:p text:style-name="P3"><text:span text:style-name="T5">h </text:span><text:span text:style-name="T1">(d=1)</text:span></text:p>
          </draw:text-box>
        </draw:frame>
        <draw:frame draw:style-name="gr4" draw:text-style-name="P4" draw:layer="layout" svg:width="1.75cm" svg:height="0.791cm" svg:x="15.75cm" svg:y="22.555cm">
          <draw:text-box>
            <text:p text:style-name="P3"><text:span text:style-name="T5">h </text:span><text:span text:style-name="T1">(d=2)</text:span></text:p>
          </draw:text-box>
        </draw:frame>
        <draw:line draw:style-name="gr19" draw:text-style-name="P2" draw:layer="layout" svg:x1="14.501cm" svg:y1="21.7cm" svg:x2="13.625cm" svg:y2="22.201cm">
          <text:p/>
        </draw:line>
        <draw:line draw:style-name="gr19" draw:text-style-name="P2" draw:layer="layout" svg:x1="15.75cm" svg:y1="21.7cm" svg:x2="16.626cm" svg:y2="22.201cm">
          <text:p/>
        </draw:line>
        <draw:line draw:style-name="gr19" draw:text-style-name="P2" draw:layer="layout" svg:x1="15.125cm" svg:y1="21.7cm" svg:x2="15.125cm" svg:y2="22.199cm">
          <text:p/>
        </draw:line>
        <draw:g>
          <draw:polygon draw:style-name="gr30" draw:text-style-name="P12" draw:layer="layout" svg:width="2cm" svg:height="2cm" svg:x="2.4cm" svg:y="1.7cm" svg:viewBox="0 0 2001 2001" draw:points="0,2001 2001,2001 2001,0 0,0">
            <text:p/>
          </draw:polygon>
          <draw:polygon draw:style-name="gr31" draw:text-style-name="P2" draw:layer="layout" svg:width="2cm" svg:height="2cm" svg:x="2.4cm" svg:y="1.7cm" svg:viewBox="0 0 2001 2001" draw:points="0,2001 2001,2001 2001,0 0,0">
            <text:p/>
          </draw:polygon>
        </draw:g>
        <draw:line draw:style-name="gr28" draw:text-style-name="P2" draw:layer="layout" svg:x1="2.4cm" svg:y1="1.7cm" svg:x2="4.399cm" svg:y2="1.7cm">
          <text:p/>
        </draw:line>
        <draw:line draw:style-name="gr28" draw:text-style-name="P2" draw:layer="layout" svg:x1="4.4cm" svg:y1="3.7cm" svg:x2="4.4cm" svg:y2="1.7cm">
          <text:p/>
        </draw:line>
        <draw:line draw:style-name="gr28" draw:text-style-name="P2" draw:layer="layout" svg:x1="2.4cm" svg:y1="3.7cm" svg:x2="4.399cm" svg:y2="3.7cm">
          <text:p/>
        </draw:line>
        <draw:line draw:style-name="gr28" draw:text-style-name="P2" draw:layer="layout" svg:x1="2.4cm" svg:y1="1.7cm" svg:x2="2.4cm" svg:y2="3.7cm">
          <text:p/>
        </draw:line>
        <draw:line draw:style-name="gr28" draw:text-style-name="P2" draw:layer="layout" svg:x1="2.4cm" svg:y1="2.7cm" svg:x2="4.399cm" svg:y2="2.7cm">
          <text:p/>
        </draw:line>
        <draw:line draw:style-name="gr28" draw:text-style-name="P2" draw:layer="layout" svg:x1="3.4cm" svg:y1="1.7cm" svg:x2="3.4cm" svg:y2="3.7cm">
          <text:p/>
        </draw:line>
        <draw:line draw:style-name="gr32" draw:text-style-name="P2" draw:layer="layout" svg:x1="4.4cm" svg:y1="3.701cm" svg:x2="6.251cm" svg:y2="3.45cm">
          <text:p/>
        </draw:line>
        <draw:line draw:style-name="gr19" draw:text-style-name="P2" draw:layer="layout" svg:x1="1.75cm" svg:y1="3.2cm" svg:x2="2.25cm" svg:y2="3.2cm">
          <text:p/>
        </draw:line>
        <draw:line draw:style-name="gr19" draw:text-style-name="P2" draw:layer="layout" svg:x1="1.75cm" svg:y1="3.199cm" svg:x2="1.75cm" svg:y2="2.7cm">
          <text:p/>
        </draw:line>
        <draw:line draw:style-name="gr19" draw:text-style-name="P2" draw:layer="layout" svg:x1="1.751cm" svg:y1="3.2cm" svg:x2="1.25cm" svg:y2="3.451cm">
          <text:p/>
        </draw:line>
        <draw:frame draw:style-name="gr4" draw:text-style-name="P4" draw:layer="layout" svg:width="0.5cm" svg:height="0.791cm" svg:x="1.95cm" svg:y="2.5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15cm" svg:y="2.605cm">
          <draw:text-box>
            <text:p text:style-name="P3"><text:span text:style-name="T1">y</text:span></text:p>
          </draw:text-box>
        </draw:frame>
        <draw:frame draw:style-name="gr4" draw:text-style-name="P4" draw:layer="layout" svg:width="0.5cm" svg:height="0.791cm" svg:x="1.5cm" svg:y="2.055cm">
          <draw:text-box>
            <text:p text:style-name="P3"><text:span text:style-name="T1">z</text:span></text:p>
          </draw:text-box>
        </draw:frame>
        <draw:frame draw:style-name="gr4" draw:text-style-name="P4" draw:layer="layout" svg:width="1cm" svg:height="0.791cm" svg:x="2.4cm" svg:y="2.805cm">
          <draw:text-box>
            <text:p text:style-name="P3"><text:span text:style-name="T1">010</text:span></text:p>
          </draw:text-box>
        </draw:frame>
        <draw:frame draw:style-name="gr4" draw:text-style-name="P4" draw:layer="layout" svg:width="1cm" svg:height="0.791cm" svg:x="3.4cm" svg:y="2.805cm">
          <draw:text-box>
            <text:p text:style-name="P3"><text:span text:style-name="T1">110</text:span></text:p>
          </draw:text-box>
        </draw:frame>
        <draw:frame draw:style-name="gr4" draw:text-style-name="P4" draw:layer="layout" svg:width="1cm" svg:height="0.791cm" svg:x="2.4cm" svg:y="1.805cm">
          <draw:text-box>
            <text:p text:style-name="P3"><text:span text:style-name="T1">011</text:span></text:p>
          </draw:text-box>
        </draw:frame>
        <draw:frame draw:style-name="gr4" draw:text-style-name="P4" draw:layer="layout" svg:width="1cm" svg:height="0.791cm" svg:x="3.4cm" svg:y="1.805cm">
          <draw:text-box>
            <text:p text:style-name="P3"><text:span text:style-name="T1">111</text:span></text:p>
          </draw:text-box>
        </draw:frame>
        <draw:frame draw:style-name="gr4" draw:text-style-name="P4" draw:layer="layout" svg:width="1.5cm" svg:height="0.791cm" svg:x="1cm" svg:y="1.555cm">
          <draw:text-box>
            <text:p text:style-name="P3"><text:span text:style-name="T1">(x,y,z)</text:span></text:p>
          </draw:text-box>
        </draw:frame>
        <draw:line draw:style-name="gr32" draw:text-style-name="P2" draw:layer="layout" svg:x1="2.4cm" svg:y1="1.701cm" svg:x2="4.251cm" svg:y2="1.45cm">
          <text:p/>
        </draw:line>
        <draw:line draw:style-name="gr32" draw:text-style-name="P2" draw:layer="layout" svg:x1="5.682cm" svg:y1="13.733cm" svg:x2="7.533cm" svg:y2="13.232cm">
          <text:p/>
        </draw:line>
        <draw:line draw:style-name="gr32" draw:text-style-name="P2" draw:layer="layout" svg:x1="4.4cm" svg:y1="1.701cm" svg:x2="6.251cm" svg:y2="1.45cm">
          <text:p/>
        </draw:line>
        <draw:frame draw:style-name="gr4" draw:text-style-name="P4" draw:layer="layout" svg:width="1cm" svg:height="0.791cm" svg:x="4.875cm" svg:y="6.805cm">
          <draw:text-box>
            <text:p text:style-name="P3"><text:span text:style-name="T1">000</text:span></text:p>
          </draw:text-box>
        </draw:frame>
        <draw:frame draw:style-name="gr4" draw:text-style-name="P4" draw:layer="layout" svg:width="1cm" svg:height="0.791cm" svg:x="5.875cm" svg:y="6.805cm">
          <draw:text-box>
            <text:p text:style-name="P3"><text:span text:style-name="T1">100</text:span></text:p>
          </draw:text-box>
        </draw:frame>
        <draw:frame draw:style-name="gr4" draw:text-style-name="P4" draw:layer="layout" svg:width="1cm" svg:height="0.791cm" svg:x="4.875cm" svg:y="5.805cm">
          <draw:text-box>
            <text:p text:style-name="P3"><text:span text:style-name="T1">001</text:span></text:p>
          </draw:text-box>
        </draw:frame>
        <draw:frame draw:style-name="gr4" draw:text-style-name="P4" draw:layer="layout" svg:width="1cm" svg:height="0.791cm" svg:x="5.875cm" svg:y="5.805cm">
          <draw:text-box>
            <text:p text:style-name="P3"><text:span text:style-name="T1">101</text:span></text:p>
          </draw:text-box>
        </draw:frame>
        <draw:line draw:style-name="gr28" draw:text-style-name="P2" draw:layer="layout" svg:x1="4.875cm" svg:y1="5.7cm" svg:x2="6.874cm" svg:y2="5.7cm">
          <text:p/>
        </draw:line>
        <draw:line draw:style-name="gr28" draw:text-style-name="P2" draw:layer="layout" svg:x1="6.875cm" svg:y1="7.7cm" svg:x2="6.875cm" svg:y2="5.7cm">
          <text:p/>
        </draw:line>
        <draw:line draw:style-name="gr28" draw:text-style-name="P2" draw:layer="layout" svg:x1="4.875cm" svg:y1="7.7cm" svg:x2="6.874cm" svg:y2="7.7cm">
          <text:p/>
        </draw:line>
        <draw:line draw:style-name="gr28" draw:text-style-name="P2" draw:layer="layout" svg:x1="4.875cm" svg:y1="5.7cm" svg:x2="4.875cm" svg:y2="7.7cm">
          <text:p/>
        </draw:line>
        <draw:line draw:style-name="gr28" draw:text-style-name="P2" draw:layer="layout" svg:x1="4.875cm" svg:y1="6.7cm" svg:x2="6.874cm" svg:y2="6.7cm">
          <text:p/>
        </draw:line>
        <draw:line draw:style-name="gr28" draw:text-style-name="P2" draw:layer="layout" svg:x1="5.875cm" svg:y1="5.7cm" svg:x2="5.875cm" svg:y2="7.7cm">
          <text:p/>
        </draw:line>
        <draw:polygon draw:style-name="gr1" draw:text-style-name="P1" draw:layer="layout" svg:width="0.5cm" svg:height="2.1cm" svg:x="4.5cm" svg:y="6.1cm" svg:viewBox="0 0 501 2101" draw:points="0,2101 501,2101 501,0 0,0">
          <text:p/>
        </draw:polygon>
        <draw:g>
          <draw:polygon draw:style-name="gr30" draw:text-style-name="P12" draw:layer="layout" svg:width="2cm" svg:height="2cm" svg:x="2.5cm" svg:y="6.2cm" svg:viewBox="0 0 2001 2001" draw:points="0,2001 2001,2001 2001,0 0,0">
            <text:p/>
          </draw:polygon>
          <draw:polygon draw:style-name="gr31" draw:text-style-name="P2" draw:layer="layout" svg:width="2cm" svg:height="2cm" svg:x="2.5cm" svg:y="6.2cm" svg:viewBox="0 0 2001 2001" draw:points="0,2001 2001,2001 2001,0 0,0">
            <text:p/>
          </draw:polygon>
        </draw:g>
        <draw:line draw:style-name="gr28" draw:text-style-name="P2" draw:layer="layout" svg:x1="2.5cm" svg:y1="6.2cm" svg:x2="4.499cm" svg:y2="6.2cm">
          <text:p/>
        </draw:line>
        <draw:line draw:style-name="gr28" draw:text-style-name="P2" draw:layer="layout" svg:x1="4.5cm" svg:y1="8.2cm" svg:x2="4.5cm" svg:y2="6.2cm">
          <text:p/>
        </draw:line>
        <draw:line draw:style-name="gr28" draw:text-style-name="P2" draw:layer="layout" svg:x1="2.5cm" svg:y1="8.2cm" svg:x2="4.499cm" svg:y2="8.2cm">
          <text:p/>
        </draw:line>
        <draw:line draw:style-name="gr28" draw:text-style-name="P2" draw:layer="layout" svg:x1="2.5cm" svg:y1="6.2cm" svg:x2="2.5cm" svg:y2="8.2cm">
          <text:p/>
        </draw:line>
        <draw:line draw:style-name="gr28" draw:text-style-name="P2" draw:layer="layout" svg:x1="2.5cm" svg:y1="7.2cm" svg:x2="4.499cm" svg:y2="7.2cm">
          <text:p/>
        </draw:line>
        <draw:line draw:style-name="gr28" draw:text-style-name="P2" draw:layer="layout" svg:x1="3.5cm" svg:y1="6.2cm" svg:x2="3.5cm" svg:y2="8.2cm">
          <text:p/>
        </draw:line>
        <draw:line draw:style-name="gr32" draw:text-style-name="P2" draw:layer="layout" svg:x1="5cm" svg:y1="8.101cm" svg:x2="6.901cm" svg:y2="7.7cm">
          <text:p/>
        </draw:line>
        <draw:line draw:style-name="gr19" draw:text-style-name="P2" draw:layer="layout" svg:x1="1.75cm" svg:y1="7.7cm" svg:x2="2.25cm" svg:y2="7.7cm">
          <text:p/>
        </draw:line>
        <draw:line draw:style-name="gr19" draw:text-style-name="P2" draw:layer="layout" svg:x1="1.75cm" svg:y1="7.699cm" svg:x2="1.75cm" svg:y2="7.2cm">
          <text:p/>
        </draw:line>
        <draw:line draw:style-name="gr19" draw:text-style-name="P2" draw:layer="layout" svg:x1="1.751cm" svg:y1="7.7cm" svg:x2="1.25cm" svg:y2="7.951cm">
          <text:p/>
        </draw:line>
        <draw:frame draw:style-name="gr4" draw:text-style-name="P4" draw:layer="layout" svg:width="0.5cm" svg:height="0.791cm" svg:x="1.95cm" svg:y="7.055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15cm" svg:y="7.105cm">
          <draw:text-box>
            <text:p text:style-name="P3"><text:span text:style-name="T1">y</text:span></text:p>
          </draw:text-box>
        </draw:frame>
        <draw:frame draw:style-name="gr4" draw:text-style-name="P4" draw:layer="layout" svg:width="0.5cm" svg:height="0.791cm" svg:x="1.5cm" svg:y="6.555cm">
          <draw:text-box>
            <text:p text:style-name="P3"><text:span text:style-name="T1">z</text:span></text:p>
          </draw:text-box>
        </draw:frame>
        <draw:frame draw:style-name="gr4" draw:text-style-name="P4" draw:layer="layout" svg:width="1cm" svg:height="0.791cm" svg:x="2.5cm" svg:y="7.305cm">
          <draw:text-box>
            <text:p text:style-name="P3"><text:span text:style-name="T1">010</text:span></text:p>
          </draw:text-box>
        </draw:frame>
        <draw:frame draw:style-name="gr4" draw:text-style-name="P4" draw:layer="layout" svg:width="1cm" svg:height="0.791cm" svg:x="3.5cm" svg:y="7.305cm">
          <draw:text-box>
            <text:p text:style-name="P3"><text:span text:style-name="T1">110</text:span></text:p>
          </draw:text-box>
        </draw:frame>
        <draw:frame draw:style-name="gr4" draw:text-style-name="P4" draw:layer="layout" svg:width="1cm" svg:height="0.791cm" svg:x="2.5cm" svg:y="6.305cm">
          <draw:text-box>
            <text:p text:style-name="P3"><text:span text:style-name="T1">011</text:span></text:p>
          </draw:text-box>
        </draw:frame>
        <draw:frame draw:style-name="gr4" draw:text-style-name="P4" draw:layer="layout" svg:width="1cm" svg:height="0.791cm" svg:x="3.5cm" svg:y="6.305cm">
          <draw:text-box>
            <text:p text:style-name="P3"><text:span text:style-name="T1">111</text:span></text:p>
          </draw:text-box>
        </draw:frame>
        <draw:frame draw:style-name="gr4" draw:text-style-name="P4" draw:layer="layout" svg:width="1.5cm" svg:height="0.791cm" svg:x="1cm" svg:y="6.055cm">
          <draw:text-box>
            <text:p text:style-name="P3"><text:span text:style-name="T1">(x,y,z)</text:span></text:p>
          </draw:text-box>
        </draw:frame>
        <draw:line draw:style-name="gr28" draw:text-style-name="P2" draw:layer="layout" svg:x1="4.5cm" svg:y1="6.201cm" svg:x2="5.001cm" svg:y2="6.1cm">
          <text:p/>
        </draw:line>
        <draw:line draw:style-name="gr28" draw:text-style-name="P2" draw:layer="layout" svg:x1="4.5cm" svg:y1="8.201cm" svg:x2="5.001cm" svg:y2="8.1cm">
          <text:p/>
        </draw:line>
        <draw:line draw:style-name="gr28" draw:text-style-name="P2" draw:layer="layout" svg:x1="4.5cm" svg:y1="7.201cm" svg:x2="5.001cm" svg:y2="7.1cm">
          <text:p/>
        </draw:line>
        <draw:line draw:style-name="gr28" draw:text-style-name="P2" draw:layer="layout" svg:x1="3.5cm" svg:y1="6.201cm" svg:x2="4.001cm" svg:y2="6.1cm">
          <text:p/>
        </draw:line>
        <draw:line draw:style-name="gr28" draw:text-style-name="P2" draw:layer="layout" svg:x1="2.5cm" svg:y1="6.201cm" svg:x2="3.001cm" svg:y2="6.1cm">
          <text:p/>
        </draw:line>
        <draw:line draw:style-name="gr28" draw:text-style-name="P2" draw:layer="layout" svg:x1="5.001cm" svg:y1="6.1cm" svg:x2="2.971cm" svg:y2="6.107cm">
          <text:p/>
        </draw:line>
        <draw:line draw:style-name="gr28" draw:text-style-name="P2" draw:layer="layout" svg:x1="5cm" svg:y1="6.1cm" svg:x2="5cm" svg:y2="8.099cm">
          <text:p/>
        </draw:line>
        <draw:line draw:style-name="gr28" draw:text-style-name="P2" draw:layer="layout" svg:x1="6.875cm" svg:y1="7.701cm" svg:x2="7.376cm" svg:y2="7.6cm">
          <text:p/>
        </draw:line>
        <draw:line draw:style-name="gr28" draw:text-style-name="P2" draw:layer="layout" svg:x1="6.875cm" svg:y1="6.701cm" svg:x2="7.376cm" svg:y2="6.6cm">
          <text:p/>
        </draw:line>
        <draw:line draw:style-name="gr28" draw:text-style-name="P2" draw:layer="layout" svg:x1="7.375cm" svg:y1="5.6cm" svg:x2="7.375cm" svg:y2="7.599cm">
          <text:p/>
        </draw:line>
        <draw:line draw:style-name="gr28" draw:text-style-name="P2" draw:layer="layout" svg:x1="6.875cm" svg:y1="5.701cm" svg:x2="7.376cm" svg:y2="5.6cm">
          <text:p/>
        </draw:line>
        <draw:line draw:style-name="gr28" draw:text-style-name="P2" draw:layer="layout" svg:x1="5.875cm" svg:y1="5.701cm" svg:x2="6.376cm" svg:y2="5.6cm">
          <text:p/>
        </draw:line>
        <draw:line draw:style-name="gr28" draw:text-style-name="P2" draw:layer="layout" svg:x1="4.875cm" svg:y1="5.701cm" svg:x2="5.376cm" svg:y2="5.6cm">
          <text:p/>
        </draw:line>
        <draw:line draw:style-name="gr28" draw:text-style-name="P2" draw:layer="layout" svg:x1="7.376cm" svg:y1="5.6cm" svg:x2="5.346cm" svg:y2="5.607cm">
          <text:p/>
        </draw:line>
        <draw:line draw:style-name="gr32" draw:text-style-name="P2" draw:layer="layout" svg:x1="5cm" svg:y1="6.101cm" svg:x2="6.901cm" svg:y2="5.7cm">
          <text:p/>
        </draw:line>
        <draw:line draw:style-name="gr32" draw:text-style-name="P2" draw:layer="layout" svg:x1="3cm" svg:y1="6.101cm" svg:x2="4.901cm" svg:y2="5.7cm">
          <text:p/>
        </draw:line>
        <draw:frame draw:style-name="gr5" draw:text-style-name="P4" draw:layer="layout" svg:width="1cm" svg:height="0.95cm" svg:x="2.5cm" svg:y="7.5cm">
          <draw:text-box>
            <text:p text:style-name="P3"><text:span text:style-name="T1">=m</text:span><text:span text:style-name="T2">0</text:span></text:p>
          </draw:text-box>
        </draw:frame>
        <draw:frame draw:style-name="gr5" draw:text-style-name="P4" draw:layer="layout" svg:width="1cm" svg:height="0.95cm" svg:x="3.5cm" svg:y="6.5cm">
          <draw:text-box>
            <text:p text:style-name="P3"><text:span text:style-name="T1">=m</text:span><text:span text:style-name="T2">1</text:span></text:p>
          </draw:text-box>
        </draw:frame>
        <draw:g>
          <draw:polygon draw:style-name="gr1" draw:text-style-name="P1" draw:layer="layout" svg:width="0.5cm" svg:height="0.15cm" svg:x="4.5cm" svg:y="8.8cm" svg:viewBox="0 0 501 151" draw:points="0,0 0,151 501,0">
            <text:p/>
          </draw:polygon>
          <draw:polygon draw:style-name="gr31" draw:text-style-name="P2" draw:layer="layout" svg:width="0.5cm" svg:height="0.15cm" svg:x="4.5cm" svg:y="8.8cm" svg:viewBox="0 0 501 151" draw:points="0,0 0,151 501,0">
            <text:p/>
          </draw:polygon>
        </draw:g>
        <draw:custom-shape draw:name="TextBox 1" draw:style-name="gr33" draw:text-style-name="P14" draw:layer="layout" svg:width="4.084cm" svg:height="1.011cm" svg:x="1.4cm" svg:y="33.562cm">
          <text:p text:style-name="P13"><text:span text:style-name="T9">0 0 1 0 1 0 1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4" draw:text-style-name="P14" draw:layer="layout" svg:width="4.084cm" svg:height="1.011cm" svg:x="7.242cm" svg:y="33.562cm">
          <text:p text:style-name="P13"><text:span text:style-name="T10">0 0 0 1 0 0 0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5" draw:text-style-name="P14" draw:layer="layout" svg:width="1.769cm" svg:height="1.011cm" svg:x="2.557cm" svg:y="32.304cm">
          <text:p text:style-name="P13"><text:span text:style-name="T9">a=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6" draw:text-style-name="P14" draw:layer="layout" svg:width="1.798cm" svg:height="1.011cm" svg:x="8.385cm" svg:y="32.323cm">
          <text:p text:style-name="P13"><text:span text:style-name="T10">b=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7" draw:text-style-name="P14" draw:layer="layout" svg:width="7.815cm" svg:height="1.011cm" svg:x="2.472cm" svg:y="36.639cm">
          <text:p text:style-name="P13"><text:span text:style-name="T9">0 </text:span><text:span text:style-name="T10">0</text:span><text:span text:style-name="T9"> 0 </text:span><text:span text:style-name="T10">0</text:span><text:span text:style-name="T9"> 1 </text:span><text:span text:style-name="T10">0</text:span><text:span text:style-name="T9"> 0 </text:span><text:span text:style-name="T10">1</text:span><text:span text:style-name="T9"> 1 </text:span><text:span text:style-name="T10">0</text:span><text:span text:style-name="T9"> 0 </text:span><text:span text:style-name="T10">0</text:span><text:span text:style-name="T9"> 1 </text:span><text:span text:style-name="T10">0</text:span><text:span text:style-name="T9"> 0 </text:span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38" draw:text-style-name="P15" draw:layer="layout" svg:width="0.846cm" svg:height="2.084cm" svg:x="9.916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7" draw:style-name="gr39" draw:text-style-name="P15" draw:layer="layout" svg:width="1.458cm" svg:height="2.219cm" svg:x="8.941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40" draw:text-style-name="P15" draw:layer="layout" svg:width="1.923cm" svg:height="2.169cm" svg:x="7.987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1" draw:style-name="gr41" draw:text-style-name="P15" draw:layer="layout" svg:width="2.295cm" svg:height="2.135cm" svg:x="7.084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9" draw:style-name="gr42" draw:text-style-name="P15" draw:layer="layout" svg:width="2.878cm" svg:height="2.078cm" svg:x="6.062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43" draw:text-style-name="P15" draw:layer="layout" svg:width="4.269cm" svg:height="2.219cm" svg:x="3.225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7" draw:style-name="gr44" draw:text-style-name="P15" draw:layer="layout" svg:width="4.005cm" svg:height="2.219cm" svg:x="4.125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45" draw:text-style-name="P15" draw:layer="layout" svg:width="3.317cm" svg:height="2.16cm" svg:x="5.104cm" svg:y="34.5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4" draw:style-name="gr46" draw:text-style-name="P15" draw:layer="layout" svg:width="0.846cm" svg:height="2.236cm" svg:x="1.866cm" svg:y="34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5" draw:style-name="gr47" draw:text-style-name="P15" draw:layer="layout" svg:width="1.458cm" svg:height="2.261cm" svg:x="2.273cm" svg:y="34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48" draw:text-style-name="P15" draw:layer="layout" svg:width="1.923cm" svg:height="2.236cm" svg:x="2.665cm" svg:y="34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49" draw:text-style-name="P15" draw:layer="layout" svg:width="2.295cm" svg:height="2.135cm" svg:x="3.231cm" svg:y="34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8" draw:style-name="gr50" draw:text-style-name="P15" draw:layer="layout" svg:width="2.878cm" svg:height="2.078cm" svg:x="3.733cm" svg:y="34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9" draw:style-name="gr51" draw:text-style-name="P15" draw:layer="layout" svg:width="4.269cm" svg:height="2.219cm" svg:x="5.116cm" svg:y="34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0" draw:style-name="gr52" draw:text-style-name="P15" draw:layer="layout" svg:width="3.818cm" svg:height="2.16cm" svg:x="4.609cm" svg:y="34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53" draw:text-style-name="P15" draw:layer="layout" svg:width="3.317cm" svg:height="2.16cm" svg:x="4.184cm" svg:y="34.45cm">
          <text:p/>
          <draw:enhanced-geometry draw:mirror-horizontal="false" draw:mirror-vertical="false" svg:viewBox="0 0 21600 21600" draw:type="mso-spt32" draw:enhanced-path="M 0 0 L 21600 21600 N"/>
        </draw:custom-shape>
        <draw:g draw:name="Group 1">
          <draw:g draw:name="Group 2">
            <draw:custom-shape draw:name="Oval 1" draw:style-name="gr54" draw:text-style-name="P16" draw:layer="layout" svg:width="0.555cm" svg:height="0.515cm" svg:x="8.1cm" svg:y="39.3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" draw:style-name="gr55" draw:text-style-name="P17" draw:layer="layout" svg:width="0.555cm" svg:height="0.515cm" svg:x="8.1cm" svg:y="40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" draw:style-name="gr54" draw:text-style-name="P16" draw:layer="layout" svg:width="0.555cm" svg:height="0.515cm" svg:x="8.1cm" svg:y="41.9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" draw:style-name="gr55" draw:text-style-name="P17" draw:layer="layout" svg:width="0.555cm" svg:height="0.515cm" svg:x="8.1cm" svg:y="43.3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3">
            <draw:custom-shape draw:name="Oval 5" draw:style-name="gr54" draw:text-style-name="P16" draw:layer="layout" svg:width="0.555cm" svg:height="0.515cm" svg:x="9.557cm" svg:y="39.3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" draw:style-name="gr54" draw:text-style-name="P16" draw:layer="layout" svg:width="0.555cm" svg:height="0.515cm" svg:x="9.557cm" svg:y="40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" draw:style-name="gr54" draw:text-style-name="P16" draw:layer="layout" svg:width="0.555cm" svg:height="0.515cm" svg:x="9.557cm" svg:y="41.9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" draw:style-name="gr54" draw:text-style-name="P16" draw:layer="layout" svg:width="0.555cm" svg:height="0.515cm" svg:x="9.557cm" svg:y="43.3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4">
            <draw:custom-shape draw:name="Oval 25" draw:style-name="gr55" draw:text-style-name="P17" draw:layer="layout" svg:width="0.555cm" svg:height="0.515cm" svg:x="11.015cm" svg:y="39.3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" draw:style-name="gr54" draw:text-style-name="P16" draw:layer="layout" svg:width="0.555cm" svg:height="0.515cm" svg:x="11.015cm" svg:y="40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" draw:style-name="gr55" draw:text-style-name="P17" draw:layer="layout" svg:width="0.555cm" svg:height="0.515cm" svg:x="11.015cm" svg:y="41.9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" draw:style-name="gr55" draw:text-style-name="P17" draw:layer="layout" svg:width="0.555cm" svg:height="0.515cm" svg:x="11.015cm" svg:y="43.3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5">
            <draw:custom-shape draw:name="Oval 29" draw:style-name="gr54" draw:text-style-name="P16" draw:layer="layout" svg:width="0.555cm" svg:height="0.515cm" svg:x="12.472cm" svg:y="39.3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0" draw:style-name="gr55" draw:text-style-name="P17" draw:layer="layout" svg:width="0.555cm" svg:height="0.515cm" svg:x="12.472cm" svg:y="40.64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" draw:style-name="gr55" draw:text-style-name="P17" draw:layer="layout" svg:width="0.555cm" svg:height="0.515cm" svg:x="12.472cm" svg:y="41.98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" draw:style-name="gr55" draw:text-style-name="P17" draw:layer="layout" svg:width="0.555cm" svg:height="0.515cm" svg:x="12.472cm" svg:y="43.31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Straight Arrow Connector 1" draw:style-name="gr56" draw:text-style-name="P15" draw:layer="layout" svg:width="5.948cm" svg:height="0.001cm" svg:x="8.378cm" svg:y="43.6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" draw:style-name="gr57" draw:text-style-name="P15" draw:layer="layout" svg:width="0.001cm" svg:height="5.178cm" svg:x="8.392cm" svg:y="38.47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" draw:style-name="gr58" draw:text-style-name="P14" draw:layer="layout" svg:width="0.901cm" svg:height="0.714cm" svg:x="7.842cm" svg:y="43.843cm">
            <text:p text:style-name="P13"><text:span text:style-name="T11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59" draw:text-style-name="P14" draw:layer="layout" svg:width="0.901cm" svg:height="0.714cm" svg:x="9.261cm" svg:y="43.843cm">
            <text:p text:style-name="P13"><text:span text:style-name="T11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60" draw:text-style-name="P14" draw:layer="layout" svg:width="0.901cm" svg:height="0.714cm" svg:x="10.625cm" svg:y="43.843cm">
            <text:p text:style-name="P13"><text:span text:style-name="T1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61" draw:text-style-name="P14" draw:layer="layout" svg:width="0.901cm" svg:height="0.714cm" svg:x="12.054cm" svg:y="43.843cm">
            <text:p text:style-name="P13"><text:span text:style-name="T1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62" draw:text-style-name="P14" draw:layer="layout" svg:width="0.901cm" svg:height="0.714cm" svg:x="6.468cm" svg:y="43.155cm">
            <text:p text:style-name="P13"><text:span text:style-name="T11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63" draw:text-style-name="P14" draw:layer="layout" svg:width="0.901cm" svg:height="0.714cm" svg:x="6.447cm" svg:y="41.74cm">
            <text:p text:style-name="P13"><text:span text:style-name="T11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64" draw:text-style-name="P14" draw:layer="layout" svg:width="0.901cm" svg:height="0.714cm" svg:x="6.447cm" svg:y="40.403cm">
            <text:p text:style-name="P13"><text:span text:style-name="T1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65" draw:text-style-name="P14" draw:layer="layout" svg:width="0.901cm" svg:height="0.714cm" svg:x="6.497cm" svg:y="39.067cm">
            <text:p text:style-name="P13"><text:span text:style-name="T1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" draw:style-name="gr66" draw:text-style-name="P15" draw:layer="layout" svg:x1="8.377cm" svg:y1="43.655cm" svg:x2="8.377cm" svg:y2="42.246cm">
            <text:p/>
          </draw:line>
          <draw:line draw:name="Straight Connector 2" draw:style-name="gr66" draw:text-style-name="P15" draw:layer="layout" svg:x1="9.802cm" svg:y1="43.574cm" svg:x2="8.344cm" svg:y2="42.237cm">
            <text:p/>
          </draw:line>
          <draw:line draw:name="Straight Connector 3" draw:style-name="gr66" draw:text-style-name="P15" draw:layer="layout" svg:x1="9.815cm" svg:y1="43.639cm" svg:x2="9.815cm" svg:y2="42.231cm">
            <text:p/>
          </draw:line>
          <draw:line draw:name="Straight Connector 4" draw:style-name="gr66" draw:text-style-name="P15" draw:layer="layout" svg:x1="9.818cm" svg:y1="42.255cm" svg:x2="8.361cm" svg:y2="40.918cm">
            <text:p/>
          </draw:line>
          <draw:line draw:name="Straight Connector 5" draw:style-name="gr66" draw:text-style-name="P15" draw:layer="layout" svg:x1="8.377cm" svg:y1="40.96cm" svg:x2="8.377cm" svg:y2="39.551cm">
            <text:p/>
          </draw:line>
          <draw:line draw:name="Straight Connector 6" draw:style-name="gr66" draw:text-style-name="P15" draw:layer="layout" svg:x1="9.816cm" svg:y1="40.885cm" svg:x2="8.358cm" svg:y2="39.549cm">
            <text:p/>
          </draw:line>
          <draw:line draw:name="Straight Connector 7" draw:style-name="gr66" draw:text-style-name="P15" draw:layer="layout" svg:x1="9.818cm" svg:y1="40.918cm" svg:x2="9.818cm" svg:y2="39.51cm">
            <text:p/>
          </draw:line>
          <draw:line draw:name="Straight Connector 8" draw:style-name="gr66" draw:text-style-name="P15" draw:layer="layout" svg:x1="11.292cm" svg:y1="43.655cm" svg:x2="9.802cm" svg:y2="39.543cm">
            <text:p/>
          </draw:line>
          <draw:line draw:name="Straight Connector 9" draw:style-name="gr66" draw:text-style-name="P15" draw:layer="layout" svg:x1="11.297cm" svg:y1="43.663cm" svg:x2="11.297cm" svg:y2="42.255cm">
            <text:p/>
          </draw:line>
          <draw:line draw:name="Straight Connector 10" draw:style-name="gr66" draw:text-style-name="P15" draw:layer="layout" svg:x1="12.758cm" svg:y1="43.639cm" svg:x2="11.266cm" svg:y2="42.24cm">
            <text:p/>
          </draw:line>
          <draw:line draw:name="Straight Connector 11" draw:style-name="gr66" draw:text-style-name="P15" draw:layer="layout" svg:x1="12.75cm" svg:y1="43.655cm" svg:x2="12.75cm" svg:y2="42.246cm">
            <text:p/>
          </draw:line>
          <draw:line draw:name="Straight Connector 12" draw:style-name="gr66" draw:text-style-name="P15" draw:layer="layout" svg:x1="12.746cm" svg:y1="42.271cm" svg:x2="11.288cm" svg:y2="40.934cm">
            <text:p/>
          </draw:line>
          <draw:line draw:name="Straight Connector 13" draw:style-name="gr66" draw:text-style-name="P15" draw:layer="layout" svg:x1="11.297cm" svg:y1="40.975cm" svg:x2="11.297cm" svg:y2="39.567cm">
            <text:p/>
          </draw:line>
          <draw:line draw:name="Straight Connector 14" draw:style-name="gr66" draw:text-style-name="P15" draw:layer="layout" svg:x1="12.725cm" svg:y1="40.915cm" svg:x2="11.267cm" svg:y2="39.579cm">
            <text:p/>
          </draw:line>
          <draw:line draw:name="Straight Connector 15" draw:style-name="gr67" draw:text-style-name="P15" draw:layer="layout" svg:x1="12.737cm" svg:y1="40.96cm" svg:x2="12.737cm" svg:y2="39.552cm">
            <text:p/>
          </draw:line>
        </draw:g>
        <draw:custom-shape draw:name="TextBox 13" draw:style-name="gr68" draw:text-style-name="P14" draw:layer="layout" svg:width="0.702cm" svg:height="0.714cm" svg:x="8.343cm" svg:y="42.896cm">
          <text:p text:style-name="P13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9" draw:text-style-name="P14" draw:layer="layout" svg:width="0.702cm" svg:height="0.714cm" svg:x="8.304cm" svg:y="41.514cm">
          <text:p text:style-name="P13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0" draw:text-style-name="P14" draw:layer="layout" svg:width="0.702cm" svg:height="0.714cm" svg:x="8.379cm" svg:y="40.233cm">
          <text:p text:style-name="P13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1" draw:text-style-name="P14" draw:layer="layout" svg:width="0.702cm" svg:height="0.714cm" svg:x="9.807cm" svg:y="41.569cm">
          <text:p text:style-name="P13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2" draw:text-style-name="P14" draw:layer="layout" svg:width="0.702cm" svg:height="0.714cm" svg:x="9.807cm" svg:y="42.896cm">
          <text:p text:style-name="P13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3" draw:text-style-name="P14" draw:layer="layout" svg:width="0.702cm" svg:height="0.714cm" svg:x="8.343cm" svg:y="38.885cm">
          <text:p text:style-name="P13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4" draw:text-style-name="P14" draw:layer="layout" svg:width="0.702cm" svg:height="0.714cm" svg:x="9.762cm" svg:y="40.872cm">
          <text:p text:style-name="P13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5" draw:text-style-name="P14" draw:layer="layout" svg:width="0.702cm" svg:height="0.714cm" svg:x="9.762cm" svg:y="38.853cm">
          <text:p text:style-name="P13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6" draw:text-style-name="P14" draw:layer="layout" svg:width="0.702cm" svg:height="0.714cm" svg:x="11.267cm" svg:y="42.876cm">
          <text:p text:style-name="P13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7" draw:text-style-name="P14" draw:layer="layout" svg:width="0.702cm" svg:height="0.714cm" svg:x="11.22cm" svg:y="41.486cm">
          <text:p text:style-name="P13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8" draw:text-style-name="P14" draw:layer="layout" svg:width="0.901cm" svg:height="0.714cm" svg:x="12.716cm" svg:y="42.882cm">
          <text:p text:style-name="P13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9" draw:text-style-name="P14" draw:layer="layout" svg:width="0.901cm" svg:height="0.714cm" svg:x="12.716cm" svg:y="41.511cm">
          <text:p text:style-name="P13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0" draw:text-style-name="P14" draw:layer="layout" svg:width="0.901cm" svg:height="0.714cm" svg:x="11.299cm" svg:y="40.249cm">
          <text:p text:style-name="P13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1" draw:text-style-name="P14" draw:layer="layout" svg:width="0.901cm" svg:height="0.714cm" svg:x="11.295cm" svg:y="38.854cm">
          <text:p text:style-name="P13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82" draw:text-style-name="P14" draw:layer="layout" svg:width="0.901cm" svg:height="0.714cm" svg:x="12.695cm" svg:y="40.199cm">
          <text:p text:style-name="P13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83" draw:text-style-name="P14" draw:layer="layout" svg:width="0.901cm" svg:height="0.714cm" svg:x="12.662cm" svg:y="38.84cm">
          <text:p text:style-name="P13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84" draw:text-style-name="P14" draw:layer="layout" svg:width="4.681cm" svg:height="0.756cm" svg:x="8.674cm" svg:y="44.844cm">
          <text:p text:style-name="P13"><text:span text:style-name="T13">z-ordering with w=2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85" draw:text-style-name="P18" draw:layer="layout" svg:width="3.745cm" svg:height="5.331cm" svg:x="15.076cm" svg:y="38.569cm">
          <text:p text:style-name="P13"><text:span text:style-name="T14">(0): 0000</text:span></text:p>
          <text:p text:style-name="P13"><text:span text:style-name="T14">(1): 0001</text:span></text:p>
          <text:p text:style-name="P13"><text:span text:style-name="T14">(2): 0010</text:span></text:p>
          <text:p text:style-name="P13"><text:span text:style-name="T14">(3): 0011</text:span></text:p>
          <text:p text:style-name="P13"><text:span text:style-name="T14">(4): 0100</text:span></text:p>
          <text:p text:style-name="P13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6" draw:text-style-name="P15" draw:layer="layout" svg:width="18.837cm" svg:height="5.97cm" svg:x="2.6cm" svg:y="49.7cm">
          <draw:image xlink:href="Pictures/100063A400003723000011780B993CE4430AFB4C.emf" xlink:type="simple" xlink:show="embed" xlink:actuate="onLoad" draw:mime-type="image/x-emf">
            <text:p/>
          </draw:image>
          <draw:image xlink:href="Pictures/1000000100000320000000FE4599E64C74213CF4.png" xlink:type="simple" xlink:show="embed" xlink:actuate="onLoad" draw:mime-type="image/png"/>
        </draw:frame>
        <draw:g>
          <draw:custom-shape draw:name="Oval 6" draw:style-name="gr87" draw:text-style-name="P19" draw:layer="layout" svg:width="0.555cm" svg:height="0.515cm" svg:x="27.153cm" svg:y="39.6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8" draw:text-style-name="P17" draw:layer="layout" svg:width="0.555cm" svg:height="0.515cm" svg:x="27.153cm" svg:y="40.9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87" draw:text-style-name="P19" draw:layer="layout" svg:width="0.555cm" svg:height="0.515cm" svg:x="27.153cm" svg:y="42.2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88" draw:text-style-name="P17" draw:layer="layout" svg:width="0.555cm" svg:height="0.515cm" svg:x="27.153cm" svg:y="43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87" draw:text-style-name="P19" draw:layer="layout" svg:width="0.555cm" svg:height="0.515cm" svg:x="28.61cm" svg:y="39.6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87" draw:text-style-name="P19" draw:layer="layout" svg:width="0.555cm" svg:height="0.515cm" svg:x="28.61cm" svg:y="40.9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87" draw:text-style-name="P19" draw:layer="layout" svg:width="0.555cm" svg:height="0.515cm" svg:x="28.61cm" svg:y="42.2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87" draw:text-style-name="P19" draw:layer="layout" svg:width="0.555cm" svg:height="0.515cm" svg:x="28.61cm" svg:y="43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88" draw:text-style-name="P17" draw:layer="layout" svg:width="0.555cm" svg:height="0.515cm" svg:x="30.068cm" svg:y="39.6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87" draw:text-style-name="P19" draw:layer="layout" svg:width="0.555cm" svg:height="0.515cm" svg:x="30.068cm" svg:y="40.9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88" draw:text-style-name="P17" draw:layer="layout" svg:width="0.555cm" svg:height="0.515cm" svg:x="30.068cm" svg:y="42.2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88" draw:text-style-name="P17" draw:layer="layout" svg:width="0.555cm" svg:height="0.515cm" svg:x="30.068cm" svg:y="43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87" draw:text-style-name="P19" draw:layer="layout" svg:width="0.555cm" svg:height="0.515cm" svg:x="31.525cm" svg:y="39.6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88" draw:text-style-name="P17" draw:layer="layout" svg:width="0.555cm" svg:height="0.515cm" svg:x="31.525cm" svg:y="40.94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88" draw:text-style-name="P17" draw:layer="layout" svg:width="0.555cm" svg:height="0.515cm" svg:x="31.525cm" svg:y="42.2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88" draw:text-style-name="P17" draw:layer="layout" svg:width="0.555cm" svg:height="0.515cm" svg:x="31.525cm" svg:y="43.6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" draw:style-name="gr89" draw:text-style-name="P15" draw:layer="layout" svg:width="5.448cm" svg:height="0.011cm" svg:x="27.431cm" svg:y="43.9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" draw:style-name="gr90" draw:text-style-name="P15" draw:layer="layout" svg:width="0.067cm" svg:height="5.005cm" svg:x="27.379cm" svg:y="38.9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2" draw:style-name="gr91" draw:text-style-name="P14" draw:layer="layout" svg:width="0.901cm" svg:height="0.714cm" svg:x="26.895cm" svg:y="44.143cm">
            <text:p text:style-name="P13"><text:span text:style-name="T11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92" draw:text-style-name="P14" draw:layer="layout" svg:width="0.901cm" svg:height="0.714cm" svg:x="28.314cm" svg:y="44.143cm">
            <text:p text:style-name="P13"><text:span text:style-name="T11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93" draw:text-style-name="P14" draw:layer="layout" svg:width="0.901cm" svg:height="0.714cm" svg:x="29.678cm" svg:y="44.143cm">
            <text:p text:style-name="P13"><text:span text:style-name="T1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94" draw:text-style-name="P14" draw:layer="layout" svg:width="0.901cm" svg:height="0.714cm" svg:x="31.107cm" svg:y="44.143cm">
            <text:p text:style-name="P13"><text:span text:style-name="T1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95" draw:text-style-name="P14" draw:layer="layout" svg:width="0.901cm" svg:height="0.714cm" svg:x="26.021cm" svg:y="43.455cm">
            <text:p text:style-name="P13"><text:span text:style-name="T11">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96" draw:text-style-name="P14" draw:layer="layout" svg:width="0.901cm" svg:height="0.714cm" svg:x="26cm" svg:y="42.04cm">
            <text:p text:style-name="P13"><text:span text:style-name="T11">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97" draw:text-style-name="P14" draw:layer="layout" svg:width="0.901cm" svg:height="0.714cm" svg:x="26cm" svg:y="40.703cm">
            <text:p text:style-name="P13"><text:span text:style-name="T11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98" draw:text-style-name="P14" draw:layer="layout" svg:width="0.901cm" svg:height="0.714cm" svg:x="26.05cm" svg:y="39.367cm">
            <text:p text:style-name="P13"><text:span text:style-name="T11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" draw:style-name="gr66" draw:text-style-name="P15" draw:layer="layout" svg:x1="27.43cm" svg:y1="43.955cm" svg:x2="27.43cm" svg:y2="42.546cm">
            <text:p/>
          </draw:line>
          <draw:line draw:name="Straight Connector 17" draw:style-name="gr66" draw:text-style-name="P15" draw:layer="layout" svg:x1="28.855cm" svg:y1="43.874cm" svg:x2="27.397cm" svg:y2="42.537cm">
            <text:p/>
          </draw:line>
          <draw:line draw:name="Straight Connector 18" draw:style-name="gr66" draw:text-style-name="P15" draw:layer="layout" svg:x1="28.868cm" svg:y1="43.939cm" svg:x2="28.868cm" svg:y2="42.531cm">
            <text:p/>
          </draw:line>
          <draw:line draw:name="Straight Connector 19" draw:style-name="gr66" draw:text-style-name="P15" draw:layer="layout" svg:x1="28.871cm" svg:y1="42.555cm" svg:x2="27.414cm" svg:y2="41.218cm">
            <text:p/>
          </draw:line>
          <draw:line draw:name="Straight Connector 20" draw:style-name="gr66" draw:text-style-name="P15" draw:layer="layout" svg:x1="27.43cm" svg:y1="41.26cm" svg:x2="27.43cm" svg:y2="39.851cm">
            <text:p/>
          </draw:line>
          <draw:line draw:name="Straight Connector 21" draw:style-name="gr66" draw:text-style-name="P15" draw:layer="layout" svg:x1="28.869cm" svg:y1="41.185cm" svg:x2="27.411cm" svg:y2="39.849cm">
            <text:p/>
          </draw:line>
          <draw:line draw:name="Straight Connector 22" draw:style-name="gr66" draw:text-style-name="P15" draw:layer="layout" svg:x1="28.871cm" svg:y1="41.218cm" svg:x2="28.871cm" svg:y2="39.81cm">
            <text:p/>
          </draw:line>
          <draw:line draw:name="Straight Connector 23" draw:style-name="gr66" draw:text-style-name="P15" draw:layer="layout" svg:x1="30.345cm" svg:y1="43.955cm" svg:x2="28.855cm" svg:y2="39.843cm">
            <text:p/>
          </draw:line>
          <draw:line draw:name="Straight Connector 24" draw:style-name="gr66" draw:text-style-name="P15" draw:layer="layout" svg:x1="30.35cm" svg:y1="43.963cm" svg:x2="30.35cm" svg:y2="42.555cm">
            <text:p/>
          </draw:line>
          <draw:line draw:name="Straight Connector 25" draw:style-name="gr66" draw:text-style-name="P15" draw:layer="layout" svg:x1="31.811cm" svg:y1="43.939cm" svg:x2="30.319cm" svg:y2="42.54cm">
            <text:p/>
          </draw:line>
          <draw:line draw:name="Straight Connector 26" draw:style-name="gr66" draw:text-style-name="P15" draw:layer="layout" svg:x1="31.803cm" svg:y1="43.955cm" svg:x2="31.803cm" svg:y2="42.546cm">
            <text:p/>
          </draw:line>
          <draw:line draw:name="Straight Connector 27" draw:style-name="gr66" draw:text-style-name="P15" draw:layer="layout" svg:x1="31.799cm" svg:y1="42.571cm" svg:x2="30.341cm" svg:y2="41.234cm">
            <text:p/>
          </draw:line>
          <draw:line draw:name="Straight Connector 28" draw:style-name="gr66" draw:text-style-name="P15" draw:layer="layout" svg:x1="30.35cm" svg:y1="41.275cm" svg:x2="30.35cm" svg:y2="39.867cm">
            <text:p/>
          </draw:line>
          <draw:line draw:name="Straight Connector 29" draw:style-name="gr66" draw:text-style-name="P15" draw:layer="layout" svg:x1="31.778cm" svg:y1="41.215cm" svg:x2="30.32cm" svg:y2="39.879cm">
            <text:p/>
          </draw:line>
          <draw:line draw:name="Straight Connector 30" draw:style-name="gr67" draw:text-style-name="P15" draw:layer="layout" svg:x1="31.79cm" svg:y1="41.26cm" svg:x2="31.79cm" svg:y2="39.852cm">
            <text:p/>
          </draw:line>
          <draw:custom-shape draw:name="TextBox 41" draw:style-name="gr99" draw:text-style-name="P14" draw:layer="layout" svg:width="0.702cm" svg:height="0.714cm" svg:x="27.396cm" svg:y="43.196cm">
            <text:p text:style-name="P13"><text:span text:style-name="T12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100" draw:text-style-name="P14" draw:layer="layout" svg:width="0.702cm" svg:height="0.714cm" svg:x="27.357cm" svg:y="41.814cm">
            <text:p text:style-name="P13"><text:span text:style-name="T1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101" draw:text-style-name="P14" draw:layer="layout" svg:width="0.702cm" svg:height="0.714cm" svg:x="27.432cm" svg:y="40.533cm">
            <text:p text:style-name="P13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102" draw:text-style-name="P14" draw:layer="layout" svg:width="0.702cm" svg:height="0.714cm" svg:x="28.86cm" svg:y="41.869cm">
            <text:p text:style-name="P13"><text:span text:style-name="T1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103" draw:text-style-name="P14" draw:layer="layout" svg:width="0.702cm" svg:height="0.714cm" svg:x="28.86cm" svg:y="43.196cm">
            <text:p text:style-name="P13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104" draw:text-style-name="P14" draw:layer="layout" svg:width="0.702cm" svg:height="0.714cm" svg:x="27.396cm" svg:y="39.185cm">
            <text:p text:style-name="P13"><text:span text:style-name="T1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105" draw:text-style-name="P14" draw:layer="layout" svg:width="0.702cm" svg:height="0.714cm" svg:x="28.815cm" svg:y="41.172cm">
            <text:p text:style-name="P13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106" draw:text-style-name="P14" draw:layer="layout" svg:width="0.702cm" svg:height="0.714cm" svg:x="28.815cm" svg:y="39.153cm">
            <text:p text:style-name="P13"><text:span text:style-name="T1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107" draw:text-style-name="P14" draw:layer="layout" svg:width="0.702cm" svg:height="0.714cm" svg:x="30.32cm" svg:y="43.176cm">
            <text:p text:style-name="P13"><text:span text:style-name="T1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108" draw:text-style-name="P14" draw:layer="layout" svg:width="0.702cm" svg:height="0.714cm" svg:x="30.273cm" svg:y="41.786cm">
            <text:p text:style-name="P13"><text:span text:style-name="T12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109" draw:text-style-name="P14" draw:layer="layout" svg:width="0.901cm" svg:height="0.714cm" svg:x="31.769cm" svg:y="43.182cm">
            <text:p text:style-name="P13"><text:span text:style-name="T12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110" draw:text-style-name="P14" draw:layer="layout" svg:width="0.901cm" svg:height="0.714cm" svg:x="31.769cm" svg:y="41.811cm">
            <text:p text:style-name="P13"><text:span text:style-name="T12">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111" draw:text-style-name="P14" draw:layer="layout" svg:width="0.901cm" svg:height="0.714cm" svg:x="30.352cm" svg:y="40.549cm">
            <text:p text:style-name="P13"><text:span text:style-name="T12">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5" draw:style-name="gr112" draw:text-style-name="P14" draw:layer="layout" svg:width="0.901cm" svg:height="0.714cm" svg:x="30.348cm" svg:y="39.154cm">
            <text:p text:style-name="P13"><text:span text:style-name="T12">1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6" draw:style-name="gr113" draw:text-style-name="P14" draw:layer="layout" svg:width="0.901cm" svg:height="0.714cm" svg:x="31.748cm" svg:y="40.499cm">
            <text:p text:style-name="P13"><text:span text:style-name="T12">1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114" draw:text-style-name="P14" draw:layer="layout" svg:width="0.901cm" svg:height="0.714cm" svg:x="31.715cm" svg:y="39.14cm">
            <text:p text:style-name="P13"><text:span text:style-name="T12">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115" draw:text-style-name="P14" draw:layer="layout" svg:width="4.681cm" svg:height="0.756cm" svg:x="27.727cm" svg:y="44.644cm">
            <text:p text:style-name="P13"><text:span text:style-name="T13">z-ordering with w=2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-4" draw:style-name="dp1" draw:master-page-name="PM3">
        <draw:frame draw:style-name="gr4" draw:text-style-name="P4" draw:layer="layout" svg:width="1cm" svg:height="0.791cm" svg:x="4.884cm" svg:y="6.796cm">
          <draw:text-box>
            <text:p text:style-name="P3"><text:span text:style-name="T1">000</text:span></text:p>
          </draw:text-box>
        </draw:frame>
        <draw:frame draw:style-name="gr4" draw:text-style-name="P4" draw:layer="layout" svg:width="1cm" svg:height="0.791cm" svg:x="5.884cm" svg:y="6.796cm">
          <draw:text-box>
            <text:p text:style-name="P3"><text:span text:style-name="T1">100</text:span></text:p>
          </draw:text-box>
        </draw:frame>
        <draw:frame draw:style-name="gr4" draw:text-style-name="P4" draw:layer="layout" svg:width="1cm" svg:height="0.791cm" svg:x="4.884cm" svg:y="5.796cm">
          <draw:text-box>
            <text:p text:style-name="P3"><text:span text:style-name="T1">001</text:span></text:p>
          </draw:text-box>
        </draw:frame>
        <draw:frame draw:style-name="gr4" draw:text-style-name="P4" draw:layer="layout" svg:width="1cm" svg:height="0.791cm" svg:x="5.884cm" svg:y="5.796cm">
          <draw:text-box>
            <text:p text:style-name="P3"><text:span text:style-name="T1">101</text:span></text:p>
          </draw:text-box>
        </draw:frame>
        <draw:line draw:style-name="gr28" draw:text-style-name="P2" draw:layer="layout" svg:x1="4.884cm" svg:y1="5.691cm" svg:x2="6.883cm" svg:y2="5.691cm">
          <text:p/>
        </draw:line>
        <draw:line draw:style-name="gr28" draw:text-style-name="P2" draw:layer="layout" svg:x1="6.884cm" svg:y1="7.691cm" svg:x2="6.884cm" svg:y2="5.691cm">
          <text:p/>
        </draw:line>
        <draw:line draw:style-name="gr28" draw:text-style-name="P2" draw:layer="layout" svg:x1="4.884cm" svg:y1="7.691cm" svg:x2="6.883cm" svg:y2="7.691cm">
          <text:p/>
        </draw:line>
        <draw:line draw:style-name="gr28" draw:text-style-name="P2" draw:layer="layout" svg:x1="4.884cm" svg:y1="5.691cm" svg:x2="4.884cm" svg:y2="7.691cm">
          <text:p/>
        </draw:line>
        <draw:line draw:style-name="gr28" draw:text-style-name="P2" draw:layer="layout" svg:x1="4.884cm" svg:y1="6.691cm" svg:x2="6.883cm" svg:y2="6.691cm">
          <text:p/>
        </draw:line>
        <draw:line draw:style-name="gr28" draw:text-style-name="P2" draw:layer="layout" svg:x1="5.884cm" svg:y1="5.691cm" svg:x2="5.884cm" svg:y2="7.691cm">
          <text:p/>
        </draw:line>
        <draw:polygon draw:style-name="gr1" draw:text-style-name="P1" draw:layer="layout" svg:width="0.5cm" svg:height="2.1cm" svg:x="4.509cm" svg:y="6.091cm" svg:viewBox="0 0 501 2101" draw:points="0,2101 501,2101 501,0 0,0">
          <text:p/>
        </draw:polygon>
        <draw:g>
          <draw:polygon draw:style-name="gr30" draw:text-style-name="P12" draw:layer="layout" svg:width="2cm" svg:height="2cm" svg:x="2.509cm" svg:y="6.191cm" svg:viewBox="0 0 2001 2001" draw:points="0,2001 2001,2001 2001,0 0,0">
            <text:p/>
          </draw:polygon>
          <draw:polygon draw:style-name="gr31" draw:text-style-name="P2" draw:layer="layout" svg:width="2cm" svg:height="2cm" svg:x="2.509cm" svg:y="6.191cm" svg:viewBox="0 0 2001 2001" draw:points="0,2001 2001,2001 2001,0 0,0">
            <text:p/>
          </draw:polygon>
        </draw:g>
        <draw:line draw:style-name="gr28" draw:text-style-name="P2" draw:layer="layout" svg:x1="2.509cm" svg:y1="6.191cm" svg:x2="4.508cm" svg:y2="6.191cm">
          <text:p/>
        </draw:line>
        <draw:line draw:style-name="gr28" draw:text-style-name="P2" draw:layer="layout" svg:x1="4.509cm" svg:y1="8.191cm" svg:x2="4.509cm" svg:y2="6.191cm">
          <text:p/>
        </draw:line>
        <draw:line draw:style-name="gr28" draw:text-style-name="P2" draw:layer="layout" svg:x1="2.509cm" svg:y1="8.191cm" svg:x2="4.508cm" svg:y2="8.191cm">
          <text:p/>
        </draw:line>
        <draw:line draw:style-name="gr28" draw:text-style-name="P2" draw:layer="layout" svg:x1="2.509cm" svg:y1="6.191cm" svg:x2="2.509cm" svg:y2="8.191cm">
          <text:p/>
        </draw:line>
        <draw:line draw:style-name="gr28" draw:text-style-name="P2" draw:layer="layout" svg:x1="2.509cm" svg:y1="7.191cm" svg:x2="4.508cm" svg:y2="7.191cm">
          <text:p/>
        </draw:line>
        <draw:line draw:style-name="gr28" draw:text-style-name="P2" draw:layer="layout" svg:x1="3.509cm" svg:y1="6.191cm" svg:x2="3.509cm" svg:y2="8.191cm">
          <text:p/>
        </draw:line>
        <draw:line draw:style-name="gr32" draw:text-style-name="P2" draw:layer="layout" svg:x1="5.009cm" svg:y1="8.092cm" svg:x2="6.91cm" svg:y2="7.691cm">
          <text:p/>
        </draw:line>
        <draw:line draw:style-name="gr19" draw:text-style-name="P2" draw:layer="layout" svg:x1="1.759cm" svg:y1="7.691cm" svg:x2="2.259cm" svg:y2="7.691cm">
          <text:p/>
        </draw:line>
        <draw:line draw:style-name="gr19" draw:text-style-name="P2" draw:layer="layout" svg:x1="1.759cm" svg:y1="7.69cm" svg:x2="1.759cm" svg:y2="7.191cm">
          <text:p/>
        </draw:line>
        <draw:line draw:style-name="gr19" draw:text-style-name="P2" draw:layer="layout" svg:x1="1.76cm" svg:y1="7.691cm" svg:x2="1.259cm" svg:y2="7.942cm">
          <text:p/>
        </draw:line>
        <draw:frame draw:style-name="gr4" draw:text-style-name="P4" draw:layer="layout" svg:width="0.5cm" svg:height="0.791cm" svg:x="1.959cm" svg:y="7.046cm">
          <draw:text-box>
            <text:p text:style-name="P3"><text:span text:style-name="T1">x</text:span></text:p>
          </draw:text-box>
        </draw:frame>
        <draw:frame draw:style-name="gr4" draw:text-style-name="P4" draw:layer="layout" svg:width="0.5cm" svg:height="0.791cm" svg:x="1.159cm" svg:y="7.096cm">
          <draw:text-box>
            <text:p text:style-name="P3"><text:span text:style-name="T1">y</text:span></text:p>
          </draw:text-box>
        </draw:frame>
        <draw:frame draw:style-name="gr4" draw:text-style-name="P4" draw:layer="layout" svg:width="0.5cm" svg:height="0.791cm" svg:x="1.509cm" svg:y="6.546cm">
          <draw:text-box>
            <text:p text:style-name="P3"><text:span text:style-name="T1">z</text:span></text:p>
          </draw:text-box>
        </draw:frame>
        <draw:frame draw:style-name="gr4" draw:text-style-name="P4" draw:layer="layout" svg:width="1cm" svg:height="0.791cm" svg:x="2.509cm" svg:y="7.296cm">
          <draw:text-box>
            <text:p text:style-name="P3"><text:span text:style-name="T1">010</text:span></text:p>
          </draw:text-box>
        </draw:frame>
        <draw:frame draw:style-name="gr4" draw:text-style-name="P4" draw:layer="layout" svg:width="1cm" svg:height="0.791cm" svg:x="3.509cm" svg:y="7.296cm">
          <draw:text-box>
            <text:p text:style-name="P3"><text:span text:style-name="T1">110</text:span></text:p>
          </draw:text-box>
        </draw:frame>
        <draw:frame draw:style-name="gr4" draw:text-style-name="P4" draw:layer="layout" svg:width="1cm" svg:height="0.791cm" svg:x="2.509cm" svg:y="6.296cm">
          <draw:text-box>
            <text:p text:style-name="P3"><text:span text:style-name="T1">011</text:span></text:p>
          </draw:text-box>
        </draw:frame>
        <draw:frame draw:style-name="gr4" draw:text-style-name="P4" draw:layer="layout" svg:width="1cm" svg:height="0.791cm" svg:x="3.509cm" svg:y="6.296cm">
          <draw:text-box>
            <text:p text:style-name="P3"><text:span text:style-name="T1">111</text:span></text:p>
          </draw:text-box>
        </draw:frame>
        <draw:frame draw:style-name="gr4" draw:text-style-name="P4" draw:layer="layout" svg:width="1.5cm" svg:height="0.791cm" svg:x="1.009cm" svg:y="6.046cm">
          <draw:text-box>
            <text:p text:style-name="P3"><text:span text:style-name="T1">(x,y,z)</text:span></text:p>
          </draw:text-box>
        </draw:frame>
        <draw:line draw:style-name="gr28" draw:text-style-name="P2" draw:layer="layout" svg:x1="4.509cm" svg:y1="6.192cm" svg:x2="5.01cm" svg:y2="6.091cm">
          <text:p/>
        </draw:line>
        <draw:line draw:style-name="gr28" draw:text-style-name="P2" draw:layer="layout" svg:x1="4.509cm" svg:y1="8.192cm" svg:x2="5.01cm" svg:y2="8.091cm">
          <text:p/>
        </draw:line>
        <draw:line draw:style-name="gr28" draw:text-style-name="P2" draw:layer="layout" svg:x1="4.509cm" svg:y1="7.192cm" svg:x2="5.01cm" svg:y2="7.091cm">
          <text:p/>
        </draw:line>
        <draw:line draw:style-name="gr28" draw:text-style-name="P2" draw:layer="layout" svg:x1="3.509cm" svg:y1="6.192cm" svg:x2="4.01cm" svg:y2="6.091cm">
          <text:p/>
        </draw:line>
        <draw:line draw:style-name="gr28" draw:text-style-name="P2" draw:layer="layout" svg:x1="2.509cm" svg:y1="6.192cm" svg:x2="3.01cm" svg:y2="6.091cm">
          <text:p/>
        </draw:line>
        <draw:line draw:style-name="gr28" draw:text-style-name="P2" draw:layer="layout" svg:x1="5.01cm" svg:y1="6.091cm" svg:x2="2.98cm" svg:y2="6.098cm">
          <text:p/>
        </draw:line>
        <draw:line draw:style-name="gr28" draw:text-style-name="P2" draw:layer="layout" svg:x1="5.009cm" svg:y1="6.091cm" svg:x2="5.009cm" svg:y2="8.09cm">
          <text:p/>
        </draw:line>
        <draw:line draw:style-name="gr28" draw:text-style-name="P2" draw:layer="layout" svg:x1="6.884cm" svg:y1="7.692cm" svg:x2="7.385cm" svg:y2="7.591cm">
          <text:p/>
        </draw:line>
        <draw:line draw:style-name="gr28" draw:text-style-name="P2" draw:layer="layout" svg:x1="6.884cm" svg:y1="6.692cm" svg:x2="7.385cm" svg:y2="6.591cm">
          <text:p/>
        </draw:line>
        <draw:line draw:style-name="gr28" draw:text-style-name="P2" draw:layer="layout" svg:x1="7.384cm" svg:y1="5.591cm" svg:x2="7.384cm" svg:y2="7.59cm">
          <text:p/>
        </draw:line>
        <draw:line draw:style-name="gr28" draw:text-style-name="P2" draw:layer="layout" svg:x1="6.884cm" svg:y1="5.692cm" svg:x2="7.385cm" svg:y2="5.591cm">
          <text:p/>
        </draw:line>
        <draw:line draw:style-name="gr28" draw:text-style-name="P2" draw:layer="layout" svg:x1="5.884cm" svg:y1="5.692cm" svg:x2="6.385cm" svg:y2="5.591cm">
          <text:p/>
        </draw:line>
        <draw:line draw:style-name="gr28" draw:text-style-name="P2" draw:layer="layout" svg:x1="4.884cm" svg:y1="5.692cm" svg:x2="5.385cm" svg:y2="5.591cm">
          <text:p/>
        </draw:line>
        <draw:line draw:style-name="gr28" draw:text-style-name="P2" draw:layer="layout" svg:x1="7.385cm" svg:y1="5.591cm" svg:x2="5.355cm" svg:y2="5.598cm">
          <text:p/>
        </draw:line>
        <draw:line draw:style-name="gr32" draw:text-style-name="P2" draw:layer="layout" svg:x1="5.009cm" svg:y1="6.092cm" svg:x2="6.91cm" svg:y2="5.691cm">
          <text:p/>
        </draw:line>
        <draw:line draw:style-name="gr32" draw:text-style-name="P2" draw:layer="layout" svg:x1="3.009cm" svg:y1="6.092cm" svg:x2="4.91cm" svg:y2="5.69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2T11:03:59.689000000</dc:date>
    <meta:editing-duration>PT1H21M51S</meta:editing-duration>
    <meta:editing-cycles>3</meta:editing-cycles>
    <meta:generator>LibreOffice/7.3.5.2$Windows_X86_64 LibreOffice_project/184fe81b8c8c30d8b5082578aee2fed2ea847c01</meta:generator>
    <meta:document-statistic meta:object-count="1657"/>
  </office:meta>
</office:document-meta>
</file>